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2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29cm" fo:break-before="auto" style:use-optimal-row-height="false"/>
    </style:style>
    <style:style style:name="ro5" style:family="table-row">
      <style:table-row-properties style:row-height="0.612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00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10" style:family="table-cell" style:parent-style-name="Default">
      <style:text-properties fo:color="#c9211e"/>
    </style:style>
    <style:style style:name="ce53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6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7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0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1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2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24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25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26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igma_010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number-columns-repeated="1001" table:default-cell-style-name="ce50"/>
        <table:table-column table:style-name="co6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AVERAGE</text:p>
          </table:table-cell>
          <table:covered-table-cell table:number-columns-repeated="4" table:style-name="ce10"/>
          <table:table-cell table:number-columns-repeated="1001"/>
          <table:table-cell table:style-name="Default"/>
        </table:table-row>
        <table:table-row table:style-name="ro2">
          <table:table-cell table:style-name="ce5" office:value-type="string" calcext:value-type="string" table:number-columns-spanned="5" table:number-rows-spanned="1">
            <text:p>PSNR (AVG) - sigma=1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4" office:value-type="string" calcext:value-type="string">
            <text:p>C001</text:p>
          </table:table-cell>
          <table:table-cell table:style-name="ce54" table:formula="of:=AVERAGE(['file:///mnt/Dados/vinma/documentos/Gradua%C3%A7%C3%A3o/TCC/results-partial/HW_C001_120.xlsx'#$sigma_010.B$3:.B$12])" office:value-type="float" office:value="28.1138153547898" calcext:value-type="float">
            <text:p>28,1138</text:p>
          </table:table-cell>
          <table:table-cell table:style-name="ce54" table:formula="of:=AVERAGE(['file:///mnt/Dados/vinma/documentos/Gradua%C3%A7%C3%A3o/TCC/results-partial/HW_C001_120.xlsx'#$sigma_010.C$3:.C$12])" office:value-type="float" office:value="30.0915009643157" calcext:value-type="float">
            <text:p>30,0915</text:p>
          </table:table-cell>
          <table:table-cell table:style-name="ce54" table:formula="of:=AVERAGE(['file:///mnt/Dados/vinma/documentos/Gradua%C3%A7%C3%A3o/TCC/results-partial/HW_C001_120.xlsx'#$sigma_010.D$3:.D$12])" office:value-type="float" office:value="30.1941010452462" calcext:value-type="float">
            <text:p>30,1941</text:p>
          </table:table-cell>
          <table:table-cell table:style-name="ce54" table:formula="of:=AVERAGE(['file:///mnt/Dados/vinma/documentos/Gradua%C3%A7%C3%A3o/TCC/results-partial/HW_C001_120.xlsx'#$sigma_010.E$3:.E$12])" office:value-type="float" office:value="29.8151319251258" calcext:value-type="float">
            <text:p>29,8151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02</text:p>
          </table:table-cell>
          <table:table-cell table:style-name="ce54" table:formula="of:=AVERAGE(['file:///mnt/Dados/vinma/documentos/Gradua%C3%A7%C3%A3o/TCC/results-partial/HW_C002_120.xlsx'#$sigma_010.B$3:.B$12])" office:value-type="float" office:value="28.1142853763488" calcext:value-type="float">
            <text:p>28,1143</text:p>
          </table:table-cell>
          <table:table-cell table:style-name="ce54" table:formula="of:=AVERAGE(['file:///mnt/Dados/vinma/documentos/Gradua%C3%A7%C3%A3o/TCC/results-partial/HW_C002_120.xlsx'#$sigma_010.C$3:.C$12])" office:value-type="float" office:value="32.2317926036431" calcext:value-type="float">
            <text:p>32,2318</text:p>
          </table:table-cell>
          <table:table-cell table:style-name="ce54" table:formula="of:=AVERAGE(['file:///mnt/Dados/vinma/documentos/Gradua%C3%A7%C3%A3o/TCC/results-partial/HW_C002_120.xlsx'#$sigma_010.D$3:.D$12])" office:value-type="float" office:value="33.9131480650491" calcext:value-type="float">
            <text:p>33,9131</text:p>
          </table:table-cell>
          <table:table-cell table:style-name="ce54" table:formula="of:=AVERAGE(['file:///mnt/Dados/vinma/documentos/Gradua%C3%A7%C3%A3o/TCC/results-partial/HW_C002_120.xlsx'#$sigma_010.E$3:.E$12])" office:value-type="float" office:value="33.3753405766924" calcext:value-type="float">
            <text:p>33,3753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04</text:p>
          </table:table-cell>
          <table:table-cell table:style-name="ce54" table:formula="of:=AVERAGE(['file:///mnt/Dados/vinma/documentos/Gradua%C3%A7%C3%A3o/TCC/results-partial/HW_C004_120.xlsx'#$sigma_010.B$3:.B$12])" office:value-type="float" office:value="28.1089605111408" calcext:value-type="float">
            <text:p>28,1090</text:p>
          </table:table-cell>
          <table:table-cell table:style-name="ce54" table:formula="of:=AVERAGE(['file:///mnt/Dados/vinma/documentos/Gradua%C3%A7%C3%A3o/TCC/results-partial/HW_C004_120.xlsx'#$sigma_010.C$3:.C$12])" office:value-type="float" office:value="30.7589920316122" calcext:value-type="float">
            <text:p>30,7590</text:p>
          </table:table-cell>
          <table:table-cell table:style-name="ce54" table:formula="of:=AVERAGE(['file:///mnt/Dados/vinma/documentos/Gradua%C3%A7%C3%A3o/TCC/results-partial/HW_C004_120.xlsx'#$sigma_010.D$3:.D$12])" office:value-type="float" office:value="33.0009817445931" calcext:value-type="float">
            <text:p>33,0010</text:p>
          </table:table-cell>
          <table:table-cell table:style-name="ce54" table:formula="of:=AVERAGE(['file:///mnt/Dados/vinma/documentos/Gradua%C3%A7%C3%A3o/TCC/results-partial/HW_C004_120.xlsx'#$sigma_010.E$3:.E$12])" office:value-type="float" office:value="32.3714190299005" calcext:value-type="float">
            <text:p>32,3714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09</text:p>
          </table:table-cell>
          <table:table-cell table:style-name="ce54" table:formula="of:=AVERAGE(['file:///mnt/Dados/vinma/documentos/Gradua%C3%A7%C3%A3o/TCC/results-partial/HW_C009_120.xlsx'#$sigma_010.B$3:.B$12])" office:value-type="float" office:value="28.1191951757141" calcext:value-type="float">
            <text:p>28,1192</text:p>
          </table:table-cell>
          <table:table-cell table:style-name="ce54" table:formula="of:=AVERAGE(['file:///mnt/Dados/vinma/documentos/Gradua%C3%A7%C3%A3o/TCC/results-partial/HW_C009_120.xlsx'#$sigma_010.C$3:.C$12])" office:value-type="float" office:value="29.376692299688" calcext:value-type="float">
            <text:p>29,3767</text:p>
          </table:table-cell>
          <table:table-cell table:style-name="ce54" table:formula="of:=AVERAGE(['file:///mnt/Dados/vinma/documentos/Gradua%C3%A7%C3%A3o/TCC/results-partial/HW_C009_120.xlsx'#$sigma_010.D$3:.D$12])" office:value-type="float" office:value="30.8384270150352" calcext:value-type="float">
            <text:p>30,8384</text:p>
          </table:table-cell>
          <table:table-cell table:style-name="ce54" table:formula="of:=AVERAGE(['file:///mnt/Dados/vinma/documentos/Gradua%C3%A7%C3%A3o/TCC/results-partial/HW_C009_120.xlsx'#$sigma_010.E$3:.E$12])" office:value-type="float" office:value="30.4980475156161" calcext:value-type="float">
            <text:p>30,4980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1</text:p>
          </table:table-cell>
          <table:table-cell table:style-name="ce54" table:formula="of:=AVERAGE(['file:///mnt/Dados/vinma/documentos/Gradua%C3%A7%C3%A3o/TCC/results-partial/HW_C011_120.xlsx'#$sigma_010.B$3:.B$12])" office:value-type="float" office:value="28.115125093619" calcext:value-type="float">
            <text:p>28,1151</text:p>
          </table:table-cell>
          <table:table-cell table:style-name="ce54" table:formula="of:=AVERAGE(['file:///mnt/Dados/vinma/documentos/Gradua%C3%A7%C3%A3o/TCC/results-partial/HW_C011_120.xlsx'#$sigma_010.C$3:.C$12])" office:value-type="float" office:value="29.8407531346078" calcext:value-type="float">
            <text:p>29,8408</text:p>
          </table:table-cell>
          <table:table-cell table:style-name="ce54" table:formula="of:=AVERAGE(['file:///mnt/Dados/vinma/documentos/Gradua%C3%A7%C3%A3o/TCC/results-partial/HW_C011_120.xlsx'#$sigma_010.D$3:.D$12])" office:value-type="float" office:value="32.4639701700399" calcext:value-type="float">
            <text:p>32,4640</text:p>
          </table:table-cell>
          <table:table-cell table:style-name="ce54" table:formula="of:=AVERAGE(['file:///mnt/Dados/vinma/documentos/Gradua%C3%A7%C3%A3o/TCC/results-partial/HW_C011_120.xlsx'#$sigma_010.E$3:.E$12])" office:value-type="float" office:value="31.8659632190117" calcext:value-type="float">
            <text:p>31,8660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2</text:p>
          </table:table-cell>
          <table:table-cell table:style-name="ce54" table:formula="of:=AVERAGE(['file:///mnt/Dados/vinma/documentos/Gradua%C3%A7%C3%A3o/TCC/results-partial/HW_C012_120.xlsx'#$sigma_010.B$3:.B$12])" office:value-type="float" office:value="28.1223025877419" calcext:value-type="float">
            <text:p>28,1223</text:p>
          </table:table-cell>
          <table:table-cell table:style-name="ce54" table:formula="of:=AVERAGE(['file:///mnt/Dados/vinma/documentos/Gradua%C3%A7%C3%A3o/TCC/results-partial/HW_C012_120.xlsx'#$sigma_010.C$3:.C$12])" office:value-type="float" office:value="31.7977206976415" calcext:value-type="float">
            <text:p>31,7977</text:p>
          </table:table-cell>
          <table:table-cell table:style-name="ce54" table:formula="of:=AVERAGE(['file:///mnt/Dados/vinma/documentos/Gradua%C3%A7%C3%A3o/TCC/results-partial/HW_C012_120.xlsx'#$sigma_010.D$3:.D$12])" office:value-type="float" office:value="33.8534745719614" calcext:value-type="float">
            <text:p>33,8535</text:p>
          </table:table-cell>
          <table:table-cell table:style-name="ce54" table:formula="of:=AVERAGE(['file:///mnt/Dados/vinma/documentos/Gradua%C3%A7%C3%A3o/TCC/results-partial/HW_C012_120.xlsx'#$sigma_010.E$3:.E$12])" office:value-type="float" office:value="33.2250334549771" calcext:value-type="float">
            <text:p>33,2250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3</text:p>
          </table:table-cell>
          <table:table-cell table:style-name="ce54" table:formula="of:=AVERAGE(['file:///mnt/Dados/vinma/documentos/Gradua%C3%A7%C3%A3o/TCC/results-partial/HW_C013_120.xlsx'#$sigma_010.B$3:.B$12])" office:value-type="float" office:value="28.1163007463425" calcext:value-type="float">
            <text:p>28,1163</text:p>
          </table:table-cell>
          <table:table-cell table:style-name="ce54" table:formula="of:=AVERAGE(['file:///mnt/Dados/vinma/documentos/Gradua%C3%A7%C3%A3o/TCC/results-partial/HW_C013_120.xlsx'#$sigma_010.C$3:.C$12])" office:value-type="float" office:value="30.0395393290764" calcext:value-type="float">
            <text:p>30,0395</text:p>
          </table:table-cell>
          <table:table-cell table:style-name="ce54" table:formula="of:=AVERAGE(['file:///mnt/Dados/vinma/documentos/Gradua%C3%A7%C3%A3o/TCC/results-partial/HW_C013_120.xlsx'#$sigma_010.D$3:.D$12])" office:value-type="float" office:value="31.6753905624158" calcext:value-type="float">
            <text:p>31,6754</text:p>
          </table:table-cell>
          <table:table-cell table:style-name="ce54" table:formula="of:=AVERAGE(['file:///mnt/Dados/vinma/documentos/Gradua%C3%A7%C3%A3o/TCC/results-partial/HW_C013_120.xlsx'#$sigma_010.E$3:.E$12])" office:value-type="float" office:value="31.2251503309525" calcext:value-type="float">
            <text:p>31,2252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5</text:p>
          </table:table-cell>
          <table:table-cell table:style-name="ce54" table:formula="of:=AVERAGE(['file:///mnt/Dados/vinma/documentos/Gradua%C3%A7%C3%A3o/TCC/results-partial/HW_C015_120.xlsx'#$sigma_010.B$3:.B$12])" office:value-type="float" office:value="28.1237768024817" calcext:value-type="float">
            <text:p>28,1238</text:p>
          </table:table-cell>
          <table:table-cell table:style-name="ce54" table:formula="of:=AVERAGE(['file:///mnt/Dados/vinma/documentos/Gradua%C3%A7%C3%A3o/TCC/results-partial/HW_C015_120.xlsx'#$sigma_010.C$3:.C$12])" office:value-type="float" office:value="31.5781036627606" calcext:value-type="float">
            <text:p>31,5781</text:p>
          </table:table-cell>
          <table:table-cell table:style-name="ce54" table:formula="of:=AVERAGE(['file:///mnt/Dados/vinma/documentos/Gradua%C3%A7%C3%A3o/TCC/results-partial/HW_C015_120.xlsx'#$sigma_010.D$3:.D$12])" office:value-type="float" office:value="32.7573305370206" calcext:value-type="float">
            <text:p>32,7573</text:p>
          </table:table-cell>
          <table:table-cell table:style-name="ce54" table:formula="of:=AVERAGE(['file:///mnt/Dados/vinma/documentos/Gradua%C3%A7%C3%A3o/TCC/results-partial/HW_C015_120.xlsx'#$sigma_010.E$3:.E$12])" office:value-type="float" office:value="32.2537033769204" calcext:value-type="float">
            <text:p>32,2537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6</text:p>
          </table:table-cell>
          <table:table-cell table:style-name="ce54" table:formula="of:=AVERAGE(['file:///mnt/Dados/vinma/documentos/Gradua%C3%A7%C3%A3o/TCC/results-partial/HW_C016_120.xlsx'#$sigma_010.B$3:.B$12])" office:value-type="float" office:value="28.1191395312813" calcext:value-type="float">
            <text:p>28,1191</text:p>
          </table:table-cell>
          <table:table-cell table:style-name="ce54" table:formula="of:=AVERAGE(['file:///mnt/Dados/vinma/documentos/Gradua%C3%A7%C3%A3o/TCC/results-partial/HW_C016_120.xlsx'#$sigma_010.C$3:.C$12])" office:value-type="float" office:value="29.7379224081957" calcext:value-type="float">
            <text:p>29,7379</text:p>
          </table:table-cell>
          <table:table-cell table:style-name="ce54" table:formula="of:=AVERAGE(['file:///mnt/Dados/vinma/documentos/Gradua%C3%A7%C3%A3o/TCC/results-partial/HW_C016_120.xlsx'#$sigma_010.D$3:.D$12])" office:value-type="float" office:value="31.0380188188436" calcext:value-type="float">
            <text:p>31,0380</text:p>
          </table:table-cell>
          <table:table-cell table:style-name="ce54" table:formula="of:=AVERAGE(['file:///mnt/Dados/vinma/documentos/Gradua%C3%A7%C3%A3o/TCC/results-partial/HW_C016_120.xlsx'#$sigma_010.E$3:.E$12])" office:value-type="float" office:value="30.6876978991547" calcext:value-type="float">
            <text:p>30,6877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7</text:p>
          </table:table-cell>
          <table:table-cell table:style-name="ce54" table:formula="of:=AVERAGE(['file:///mnt/Dados/vinma/documentos/Gradua%C3%A7%C3%A3o/TCC/results-partial/HW_C017_120.xlsx'#$sigma_010.B$3:.B$12])" office:value-type="float" office:value="28.1145783826024" calcext:value-type="float">
            <text:p>28,1146</text:p>
          </table:table-cell>
          <table:table-cell table:style-name="ce54" table:formula="of:=AVERAGE(['file:///mnt/Dados/vinma/documentos/Gradua%C3%A7%C3%A3o/TCC/results-partial/HW_C017_120.xlsx'#$sigma_010.C$3:.C$12])" office:value-type="float" office:value="29.9138434744742" calcext:value-type="float">
            <text:p>29,9138</text:p>
          </table:table-cell>
          <table:table-cell table:style-name="ce54" table:formula="of:=AVERAGE(['file:///mnt/Dados/vinma/documentos/Gradua%C3%A7%C3%A3o/TCC/results-partial/HW_C017_120.xlsx'#$sigma_010.D$3:.D$12])" office:value-type="float" office:value="31.2701026426644" calcext:value-type="float">
            <text:p>31,2701</text:p>
          </table:table-cell>
          <table:table-cell table:style-name="ce54" table:formula="of:=AVERAGE(['file:///mnt/Dados/vinma/documentos/Gradua%C3%A7%C3%A3o/TCC/results-partial/HW_C017_120.xlsx'#$sigma_010.E$3:.E$12])" office:value-type="float" office:value="30.7630079286607" calcext:value-type="float">
            <text:p>30,7630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9</text:p>
          </table:table-cell>
          <table:table-cell table:style-name="ce54" table:formula="of:=AVERAGE(['file:///mnt/Dados/vinma/documentos/Gradua%C3%A7%C3%A3o/TCC/results-partial/HW_C019_120.xlsx'#$sigma_010.B$3:.B$12])" office:value-type="float" office:value="28.1131739764597" calcext:value-type="float">
            <text:p>28,1132</text:p>
          </table:table-cell>
          <table:table-cell table:style-name="ce54" table:formula="of:=AVERAGE(['file:///mnt/Dados/vinma/documentos/Gradua%C3%A7%C3%A3o/TCC/results-partial/HW_C019_120.xlsx'#$sigma_010.C$3:.C$12])" office:value-type="float" office:value="29.0809570491327" calcext:value-type="float">
            <text:p>29,0810</text:p>
          </table:table-cell>
          <table:table-cell table:style-name="ce54" table:formula="of:=AVERAGE(['file:///mnt/Dados/vinma/documentos/Gradua%C3%A7%C3%A3o/TCC/results-partial/HW_C019_120.xlsx'#$sigma_010.D$3:.D$12])" office:value-type="float" office:value="29.6993123191151" calcext:value-type="float">
            <text:p>29,6993</text:p>
          </table:table-cell>
          <table:table-cell table:style-name="ce54" table:formula="of:=AVERAGE(['file:///mnt/Dados/vinma/documentos/Gradua%C3%A7%C3%A3o/TCC/results-partial/HW_C019_120.xlsx'#$sigma_010.E$3:.E$12])" office:value-type="float" office:value="29.3553854420113" calcext:value-type="float">
            <text:p>29,3554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24</text:p>
          </table:table-cell>
          <table:table-cell table:style-name="ce54" table:formula="of:=AVERAGE(['file:///mnt/Dados/vinma/documentos/Gradua%C3%A7%C3%A3o/TCC/results-partial/HW_C024_120.xlsx'#$sigma_010.B$3:.B$12])" office:value-type="float" office:value="28.1131075624402" calcext:value-type="float">
            <text:p>28,1131</text:p>
          </table:table-cell>
          <table:table-cell table:style-name="ce54" table:formula="of:=AVERAGE(['file:///mnt/Dados/vinma/documentos/Gradua%C3%A7%C3%A3o/TCC/results-partial/HW_C024_120.xlsx'#$sigma_010.C$3:.C$12])" office:value-type="float" office:value="30.085167147598" calcext:value-type="float">
            <text:p>30,0852</text:p>
          </table:table-cell>
          <table:table-cell table:style-name="ce54" table:formula="of:=AVERAGE(['file:///mnt/Dados/vinma/documentos/Gradua%C3%A7%C3%A3o/TCC/results-partial/HW_C024_120.xlsx'#$sigma_010.D$3:.D$12])" office:value-type="float" office:value="30.3855522006711" calcext:value-type="float">
            <text:p>30,3856</text:p>
          </table:table-cell>
          <table:table-cell table:style-name="ce54" table:formula="of:=AVERAGE(['file:///mnt/Dados/vinma/documentos/Gradua%C3%A7%C3%A3o/TCC/results-partial/HW_C024_120.xlsx'#$sigma_010.E$3:.E$12])" office:value-type="float" office:value="30.1507564478216" calcext:value-type="float">
            <text:p>30,1508</text:p>
          </table:table-cell>
          <table:table-cell table:number-columns-repeated="1002"/>
        </table:table-row>
        <table:table-row table:style-name="ro4"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5" table:number-rows-spanned="1">
            <text:p>MSSIM (AVG) - sigma=1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51" office:value-type="string" calcext:value-type="string">
            <text:p>C001</text:p>
          </table:table-cell>
          <table:table-cell table:style-name="ce56" table:formula="of:=AVERAGE(['file:///mnt/Dados/vinma/documentos/Gradua%C3%A7%C3%A3o/TCC/results-partial/HW_C001_120.xlsx'#$sigma_010.B$16:.B$25])" office:value-type="float" office:value="0.957961112805555" calcext:value-type="float">
            <text:p>0,95796</text:p>
          </table:table-cell>
          <table:table-cell table:style-name="ce56" table:formula="of:=AVERAGE(['file:///mnt/Dados/vinma/documentos/Gradua%C3%A7%C3%A3o/TCC/results-partial/HW_C001_120.xlsx'#$sigma_010.C$16:.C$25])" office:value-type="float" office:value="0.978438749508071" calcext:value-type="float">
            <text:p>0,97844</text:p>
          </table:table-cell>
          <table:table-cell table:style-name="ce56" table:formula="of:=AVERAGE(['file:///mnt/Dados/vinma/documentos/Gradua%C3%A7%C3%A3o/TCC/results-partial/HW_C001_120.xlsx'#$sigma_010.D$16:.D$25])" office:value-type="float" office:value="0.976713104501998" calcext:value-type="float">
            <text:p>0,97671</text:p>
          </table:table-cell>
          <table:table-cell table:style-name="ce56" table:formula="of:=AVERAGE(['file:///mnt/Dados/vinma/documentos/Gradua%C3%A7%C3%A3o/TCC/results-partial/HW_C001_120.xlsx'#$sigma_010.E$16:.E$25])" office:value-type="float" office:value="0.975370421877838" calcext:value-type="float">
            <text:p>0,97537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2</text:p>
          </table:table-cell>
          <table:table-cell table:style-name="ce56" table:formula="of:=AVERAGE(['file:///mnt/Dados/vinma/documentos/Gradua%C3%A7%C3%A3o/TCC/results-partial/HW_C002_120.xlsx'#$sigma_010.B$16:.B$25])" office:value-type="float" office:value="0.756653814380736" calcext:value-type="float">
            <text:p>0,75665</text:p>
          </table:table-cell>
          <table:table-cell table:style-name="ce56" table:formula="of:=AVERAGE(['file:///mnt/Dados/vinma/documentos/Gradua%C3%A7%C3%A3o/TCC/results-partial/HW_C002_120.xlsx'#$sigma_010.C$16:.C$25])" office:value-type="float" office:value="0.882825755026203" calcext:value-type="float">
            <text:p>0,88283</text:p>
          </table:table-cell>
          <table:table-cell table:style-name="ce56" table:formula="of:=AVERAGE(['file:///mnt/Dados/vinma/documentos/Gradua%C3%A7%C3%A3o/TCC/results-partial/HW_C002_120.xlsx'#$sigma_010.D$16:.D$25])" office:value-type="float" office:value="0.907099796792293" calcext:value-type="float">
            <text:p>0,90710</text:p>
          </table:table-cell>
          <table:table-cell table:style-name="ce56" table:formula="of:=AVERAGE(['file:///mnt/Dados/vinma/documentos/Gradua%C3%A7%C3%A3o/TCC/results-partial/HW_C002_120.xlsx'#$sigma_010.E$16:.E$25])" office:value-type="float" office:value="0.899802684812129" calcext:value-type="float">
            <text:p>0,89980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4</text:p>
          </table:table-cell>
          <table:table-cell table:style-name="ce56" table:formula="of:=AVERAGE(['file:///mnt/Dados/vinma/documentos/Gradua%C3%A7%C3%A3o/TCC/results-partial/HW_C004_120.xlsx'#$sigma_010.B$16:.B$25])" office:value-type="float" office:value="0.839033823701573" calcext:value-type="float">
            <text:p>0,83903</text:p>
          </table:table-cell>
          <table:table-cell table:style-name="ce56" table:formula="of:=AVERAGE(['file:///mnt/Dados/vinma/documentos/Gradua%C3%A7%C3%A3o/TCC/results-partial/HW_C004_120.xlsx'#$sigma_010.C$16:.C$25])" office:value-type="float" office:value="0.914970371517357" calcext:value-type="float">
            <text:p>0,91497</text:p>
          </table:table-cell>
          <table:table-cell table:style-name="ce56" table:formula="of:=AVERAGE(['file:///mnt/Dados/vinma/documentos/Gradua%C3%A7%C3%A3o/TCC/results-partial/HW_C004_120.xlsx'#$sigma_010.D$16:.D$25])" office:value-type="float" office:value="0.944810001418684" calcext:value-type="float">
            <text:p>0,94481</text:p>
          </table:table-cell>
          <table:table-cell table:style-name="ce56" table:formula="of:=AVERAGE(['file:///mnt/Dados/vinma/documentos/Gradua%C3%A7%C3%A3o/TCC/results-partial/HW_C004_120.xlsx'#$sigma_010.E$16:.E$25])" office:value-type="float" office:value="0.938309848973315" calcext:value-type="float">
            <text:p>0,93831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9</text:p>
          </table:table-cell>
          <table:table-cell table:style-name="ce56" table:formula="of:=AVERAGE(['file:///mnt/Dados/vinma/documentos/Gradua%C3%A7%C3%A3o/TCC/results-partial/HW_C009_120.xlsx'#$sigma_010.B$16:.B$25])" office:value-type="float" office:value="0.92685470609057" calcext:value-type="float">
            <text:p>0,92685</text:p>
          </table:table-cell>
          <table:table-cell table:style-name="ce56" table:formula="of:=AVERAGE(['file:///mnt/Dados/vinma/documentos/Gradua%C3%A7%C3%A3o/TCC/results-partial/HW_C009_120.xlsx'#$sigma_010.C$16:.C$25])" office:value-type="float" office:value="0.943220768966224" calcext:value-type="float">
            <text:p>0,94322</text:p>
          </table:table-cell>
          <table:table-cell table:style-name="ce56" table:formula="of:=AVERAGE(['file:///mnt/Dados/vinma/documentos/Gradua%C3%A7%C3%A3o/TCC/results-partial/HW_C009_120.xlsx'#$sigma_010.D$16:.D$25])" office:value-type="float" office:value="0.958592197367846" calcext:value-type="float">
            <text:p>0,95859</text:p>
          </table:table-cell>
          <table:table-cell table:style-name="ce56" table:formula="of:=AVERAGE(['file:///mnt/Dados/vinma/documentos/Gradua%C3%A7%C3%A3o/TCC/results-partial/HW_C009_120.xlsx'#$sigma_010.E$16:.E$25])" office:value-type="float" office:value="0.955823948617099" calcext:value-type="float">
            <text:p>0,95582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1</text:p>
          </table:table-cell>
          <table:table-cell table:style-name="ce56" table:formula="of:=AVERAGE(['file:///mnt/Dados/vinma/documentos/Gradua%C3%A7%C3%A3o/TCC/results-partial/HW_C011_120.xlsx'#$sigma_010.B$16:.B$25])" office:value-type="float" office:value="0.873649688861527" calcext:value-type="float">
            <text:p>0,87365</text:p>
          </table:table-cell>
          <table:table-cell table:style-name="ce56" table:formula="of:=AVERAGE(['file:///mnt/Dados/vinma/documentos/Gradua%C3%A7%C3%A3o/TCC/results-partial/HW_C011_120.xlsx'#$sigma_010.C$16:.C$25])" office:value-type="float" office:value="0.911929943905517" calcext:value-type="float">
            <text:p>0,91193</text:p>
          </table:table-cell>
          <table:table-cell table:style-name="ce56" table:formula="of:=AVERAGE(['file:///mnt/Dados/vinma/documentos/Gradua%C3%A7%C3%A3o/TCC/results-partial/HW_C011_120.xlsx'#$sigma_010.D$16:.D$25])" office:value-type="float" office:value="0.944219254288992" calcext:value-type="float">
            <text:p>0,94422</text:p>
          </table:table-cell>
          <table:table-cell table:style-name="ce56" table:formula="of:=AVERAGE(['file:///mnt/Dados/vinma/documentos/Gradua%C3%A7%C3%A3o/TCC/results-partial/HW_C011_120.xlsx'#$sigma_010.E$16:.E$25])" office:value-type="float" office:value="0.937190229203906" calcext:value-type="float">
            <text:p>0,93719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2</text:p>
          </table:table-cell>
          <table:table-cell table:style-name="ce56" table:formula="of:=AVERAGE(['file:///mnt/Dados/vinma/documentos/Gradua%C3%A7%C3%A3o/TCC/results-partial/HW_C012_120.xlsx'#$sigma_010.B$16:.B$25])" office:value-type="float" office:value="0.751870628102443" calcext:value-type="float">
            <text:p>0,75187</text:p>
          </table:table-cell>
          <table:table-cell table:style-name="ce56" table:formula="of:=AVERAGE(['file:///mnt/Dados/vinma/documentos/Gradua%C3%A7%C3%A3o/TCC/results-partial/HW_C012_120.xlsx'#$sigma_010.C$16:.C$25])" office:value-type="float" office:value="0.8941587622832" calcext:value-type="float">
            <text:p>0,89416</text:p>
          </table:table-cell>
          <table:table-cell table:style-name="ce56" table:formula="of:=AVERAGE(['file:///mnt/Dados/vinma/documentos/Gradua%C3%A7%C3%A3o/TCC/results-partial/HW_C012_120.xlsx'#$sigma_010.D$16:.D$25])" office:value-type="float" office:value="0.925913439507998" calcext:value-type="float">
            <text:p>0,92591</text:p>
          </table:table-cell>
          <table:table-cell table:style-name="ce56" table:formula="of:=AVERAGE(['file:///mnt/Dados/vinma/documentos/Gradua%C3%A7%C3%A3o/TCC/results-partial/HW_C012_120.xlsx'#$sigma_010.E$16:.E$25])" office:value-type="float" office:value="0.920003245061752" calcext:value-type="float">
            <text:p>0,92000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3</text:p>
          </table:table-cell>
          <table:table-cell table:style-name="ce56" table:formula="of:=AVERAGE(['file:///mnt/Dados/vinma/documentos/Gradua%C3%A7%C3%A3o/TCC/results-partial/HW_C013_120.xlsx'#$sigma_010.B$16:.B$25])" office:value-type="float" office:value="0.875620559572388" calcext:value-type="float">
            <text:p>0,87562</text:p>
          </table:table-cell>
          <table:table-cell table:style-name="ce56" table:formula="of:=AVERAGE(['file:///mnt/Dados/vinma/documentos/Gradua%C3%A7%C3%A3o/TCC/results-partial/HW_C013_120.xlsx'#$sigma_010.C$16:.C$25])" office:value-type="float" office:value="0.926889035351249" calcext:value-type="float">
            <text:p>0,92689</text:p>
          </table:table-cell>
          <table:table-cell table:style-name="ce56" table:formula="of:=AVERAGE(['file:///mnt/Dados/vinma/documentos/Gradua%C3%A7%C3%A3o/TCC/results-partial/HW_C013_120.xlsx'#$sigma_010.D$16:.D$25])" office:value-type="float" office:value="0.951600937468983" calcext:value-type="float">
            <text:p>0,95160</text:p>
          </table:table-cell>
          <table:table-cell table:style-name="ce56" table:formula="of:=AVERAGE(['file:///mnt/Dados/vinma/documentos/Gradua%C3%A7%C3%A3o/TCC/results-partial/HW_C013_120.xlsx'#$sigma_010.E$16:.E$25])" office:value-type="float" office:value="0.945995448078901" calcext:value-type="float">
            <text:p>0,94600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5</text:p>
          </table:table-cell>
          <table:table-cell table:style-name="ce56" table:formula="of:=AVERAGE(['file:///mnt/Dados/vinma/documentos/Gradua%C3%A7%C3%A3o/TCC/results-partial/HW_C015_120.xlsx'#$sigma_010.B$16:.B$25])" office:value-type="float" office:value="0.732581487389045" calcext:value-type="float">
            <text:p>0,73258</text:p>
          </table:table-cell>
          <table:table-cell table:style-name="ce56" table:formula="of:=AVERAGE(['file:///mnt/Dados/vinma/documentos/Gradua%C3%A7%C3%A3o/TCC/results-partial/HW_C015_120.xlsx'#$sigma_010.C$16:.C$25])" office:value-type="float" office:value="0.885769317730853" calcext:value-type="float">
            <text:p>0,88577</text:p>
          </table:table-cell>
          <table:table-cell table:style-name="ce56" table:formula="of:=AVERAGE(['file:///mnt/Dados/vinma/documentos/Gradua%C3%A7%C3%A3o/TCC/results-partial/HW_C015_120.xlsx'#$sigma_010.D$16:.D$25])" office:value-type="float" office:value="0.909473383853877" calcext:value-type="float">
            <text:p>0,90947</text:p>
          </table:table-cell>
          <table:table-cell table:style-name="ce56" table:formula="of:=AVERAGE(['file:///mnt/Dados/vinma/documentos/Gradua%C3%A7%C3%A3o/TCC/results-partial/HW_C015_120.xlsx'#$sigma_010.E$16:.E$25])" office:value-type="float" office:value="0.902391495917986" calcext:value-type="float">
            <text:p>0,90239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6</text:p>
          </table:table-cell>
          <table:table-cell table:style-name="ce56" table:formula="of:=AVERAGE(['file:///mnt/Dados/vinma/documentos/Gradua%C3%A7%C3%A3o/TCC/results-partial/HW_C016_120.xlsx'#$sigma_010.B$16:.B$25])" office:value-type="float" office:value="0.941284630727155" calcext:value-type="float">
            <text:p>0,94128</text:p>
          </table:table-cell>
          <table:table-cell table:style-name="ce56" table:formula="of:=AVERAGE(['file:///mnt/Dados/vinma/documentos/Gradua%C3%A7%C3%A3o/TCC/results-partial/HW_C016_120.xlsx'#$sigma_010.C$16:.C$25])" office:value-type="float" office:value="0.961732253492152" calcext:value-type="float">
            <text:p>0,96173</text:p>
          </table:table-cell>
          <table:table-cell table:style-name="ce56" table:formula="of:=AVERAGE(['file:///mnt/Dados/vinma/documentos/Gradua%C3%A7%C3%A3o/TCC/results-partial/HW_C016_120.xlsx'#$sigma_010.D$16:.D$25])" office:value-type="float" office:value="0.971826519519449" calcext:value-type="float">
            <text:p>0,97183</text:p>
          </table:table-cell>
          <table:table-cell table:style-name="ce56" table:formula="of:=AVERAGE(['file:///mnt/Dados/vinma/documentos/Gradua%C3%A7%C3%A3o/TCC/results-partial/HW_C016_120.xlsx'#$sigma_010.E$16:.E$25])" office:value-type="float" office:value="0.970306351299293" calcext:value-type="float">
            <text:p>0,97031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7</text:p>
          </table:table-cell>
          <table:table-cell table:style-name="ce56" table:formula="of:=AVERAGE(['file:///mnt/Dados/vinma/documentos/Gradua%C3%A7%C3%A3o/TCC/results-partial/HW_C017_120.xlsx'#$sigma_010.B$16:.B$25])" office:value-type="float" office:value="0.838270373024754" calcext:value-type="float">
            <text:p>0,83827</text:p>
          </table:table-cell>
          <table:table-cell table:style-name="ce56" table:formula="of:=AVERAGE(['file:///mnt/Dados/vinma/documentos/Gradua%C3%A7%C3%A3o/TCC/results-partial/HW_C017_120.xlsx'#$sigma_010.C$16:.C$25])" office:value-type="float" office:value="0.889741652583834" calcext:value-type="float">
            <text:p>0,88974</text:p>
          </table:table-cell>
          <table:table-cell table:style-name="ce56" table:formula="of:=AVERAGE(['file:///mnt/Dados/vinma/documentos/Gradua%C3%A7%C3%A3o/TCC/results-partial/HW_C017_120.xlsx'#$sigma_010.D$16:.D$25])" office:value-type="float" office:value="0.913755538887464" calcext:value-type="float">
            <text:p>0,91376</text:p>
          </table:table-cell>
          <table:table-cell table:style-name="ce56" table:formula="of:=AVERAGE(['file:///mnt/Dados/vinma/documentos/Gradua%C3%A7%C3%A3o/TCC/results-partial/HW_C017_120.xlsx'#$sigma_010.E$16:.E$25])" office:value-type="float" office:value="0.904649486484462" calcext:value-type="float">
            <text:p>0,90465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9</text:p>
          </table:table-cell>
          <table:table-cell table:style-name="ce56" table:formula="of:=AVERAGE(['file:///mnt/Dados/vinma/documentos/Gradua%C3%A7%C3%A3o/TCC/results-partial/HW_C019_120.xlsx'#$sigma_010.B$16:.B$25])" office:value-type="float" office:value="0.956662299086708" calcext:value-type="float">
            <text:p>0,95666</text:p>
          </table:table-cell>
          <table:table-cell table:style-name="ce56" table:formula="of:=AVERAGE(['file:///mnt/Dados/vinma/documentos/Gradua%C3%A7%C3%A3o/TCC/results-partial/HW_C019_120.xlsx'#$sigma_010.C$16:.C$25])" office:value-type="float" office:value="0.965417234196619" calcext:value-type="float">
            <text:p>0,96542</text:p>
          </table:table-cell>
          <table:table-cell table:style-name="ce56" table:formula="of:=AVERAGE(['file:///mnt/Dados/vinma/documentos/Gradua%C3%A7%C3%A3o/TCC/results-partial/HW_C019_120.xlsx'#$sigma_010.D$16:.D$25])" office:value-type="float" office:value="0.969669595263409" calcext:value-type="float">
            <text:p>0,96967</text:p>
          </table:table-cell>
          <table:table-cell table:style-name="ce56" table:formula="of:=AVERAGE(['file:///mnt/Dados/vinma/documentos/Gradua%C3%A7%C3%A3o/TCC/results-partial/HW_C019_120.xlsx'#$sigma_010.E$16:.E$25])" office:value-type="float" office:value="0.967823224166809" calcext:value-type="float">
            <text:p>0,96782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24</text:p>
          </table:table-cell>
          <table:table-cell table:style-name="ce56" table:formula="of:=AVERAGE(['file:///mnt/Dados/vinma/documentos/Gradua%C3%A7%C3%A3o/TCC/results-partial/HW_C024_120.xlsx'#$sigma_010.B$16:.B$25])" office:value-type="float" office:value="0.880319626288397" calcext:value-type="float">
            <text:p>0,88032</text:p>
          </table:table-cell>
          <table:table-cell table:style-name="ce56" table:formula="of:=AVERAGE(['file:///mnt/Dados/vinma/documentos/Gradua%C3%A7%C3%A3o/TCC/results-partial/HW_C024_120.xlsx'#$sigma_010.C$16:.C$25])" office:value-type="float" office:value="0.931818111703987" calcext:value-type="float">
            <text:p>0,93182</text:p>
          </table:table-cell>
          <table:table-cell table:style-name="ce56" table:formula="of:=AVERAGE(['file:///mnt/Dados/vinma/documentos/Gradua%C3%A7%C3%A3o/TCC/results-partial/HW_C024_120.xlsx'#$sigma_010.D$16:.D$25])" office:value-type="float" office:value="0.939944195774694" calcext:value-type="float">
            <text:p>0,93994</text:p>
          </table:table-cell>
          <table:table-cell table:style-name="ce56" table:formula="of:=AVERAGE(['file:///mnt/Dados/vinma/documentos/Gradua%C3%A7%C3%A3o/TCC/results-partial/HW_C024_120.xlsx'#$sigma_010.E$16:.E$25])" office:value-type="float" office:value="0.935691966123327" calcext:value-type="float">
            <text:p>0,93569</text:p>
          </table:table-cell>
          <table:table-cell table:style-name="ce79" table:number-columns-repeated="1002"/>
        </table:table-row>
        <table:table-row table:style-name="ro3">
          <table:table-cell table:number-columns-repeated="1007"/>
        </table:table-row>
        <table:table-row table:style-name="ro5">
          <table:table-cell table:style-name="Default" table:number-columns-repeated="5"/>
          <table:table-cell table:number-columns-repeated="1002"/>
        </table:table-row>
        <table:table-row table:style-name="ro6">
          <table:table-cell table:style-name="Default" table:number-columns-repeated="5"/>
          <table:table-cell table:number-columns-repeated="1001"/>
          <table:table-cell table:style-name="Default"/>
        </table:table-row>
        <table:table-row table:style-name="ro7" table:number-rows-repeated="12">
          <table:table-cell table:style-name="Default" table:number-columns-repeated="5"/>
          <table:table-cell table:style-name="ce74" table:number-columns-repeated="1001"/>
          <table:table-cell table:style-name="Default"/>
        </table:table-row>
        <table:table-row table:style-name="ro7">
          <table:table-cell table:style-name="Default" table:number-columns-repeated="5"/>
          <table:table-cell table:style-name="ce75" table:number-columns-repeated="1000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igma_010.A19:sigma_010.E30 sigma_010.A4:sigma_010.E15">
            <calcext:condition calcext:apply-style-name="ConditionalStyle_1" calcext:value="formula-is(ISEVEN(ROW()))" calcext:base-cell-address="sigma_010.A4"/>
            <calcext:condition calcext:apply-style-name="ConditionalStyle_2" calcext:value="formula-is(ISODD(ROW()))" calcext:base-cell-address="sigma_010.A4"/>
          </calcext:conditional-format>
          <calcext:conditional-format calcext:target-range-address="sigma_010.B4:sigma_010.E15">
            <calcext:condition calcext:apply-style-name="ConditionalStyle_3" calcext:value="formula-is(#REF!=#REF!)" calcext:base-cell-address="sigma_010.B4"/>
            <calcext:condition calcext:apply-style-name="ConditionalStyle_3" calcext:value="formula-is(#REF!)" calcext:base-cell-address="sigma_010.B4"/>
          </calcext:conditional-format>
        </calcext:conditional-formats>
      </table:table>
      <table:table table:name="sigma_025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number-columns-repeated="1001" table:default-cell-style-name="ce50"/>
        <table:table-column table:style-name="co6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AVERAGE</text:p>
          </table:table-cell>
          <table:covered-table-cell table:number-columns-repeated="4" table:style-name="ce10"/>
          <table:table-cell table:number-columns-repeated="1001"/>
          <table:table-cell table:style-name="Default"/>
        </table:table-row>
        <table:table-row table:style-name="ro2">
          <table:table-cell table:style-name="ce5" office:value-type="string" calcext:value-type="string" table:number-columns-spanned="5" table:number-rows-spanned="1">
            <text:p>PSNR (AVG) - sigma=25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19" office:value-type="string" calcext:value-type="string">
            <text:p>C001</text:p>
          </table:table-cell>
          <table:table-cell table:style-name="ce21" table:formula="of:=AVERAGE(['file:///mnt/Dados/vinma/documentos/Gradua%C3%A7%C3%A3o/TCC/results-partial/HW_C001_120.xlsx'#$sigma_025.B$3:.B$12])" office:value-type="float" office:value="20.3362883184958" calcext:value-type="float">
            <text:p>20,3363</text:p>
          </table:table-cell>
          <table:table-cell table:style-name="ce21" table:formula="of:=AVERAGE(['file:///mnt/Dados/vinma/documentos/Gradua%C3%A7%C3%A3o/TCC/results-partial/HW_C001_120.xlsx'#$sigma_025.C$3:.C$12])" office:value-type="float" office:value="23.4814340000305" calcext:value-type="float">
            <text:p>23,4814</text:p>
          </table:table-cell>
          <table:table-cell table:style-name="ce21" table:formula="of:=AVERAGE(['file:///mnt/Dados/vinma/documentos/Gradua%C3%A7%C3%A3o/TCC/results-partial/HW_C001_120.xlsx'#$sigma_025.D$3:.D$12])" office:value-type="float" office:value="26.6420021041057" calcext:value-type="float">
            <text:p>26,6420</text:p>
          </table:table-cell>
          <table:table-cell table:style-name="ce21" table:formula="of:=AVERAGE(['file:///mnt/Dados/vinma/documentos/Gradua%C3%A7%C3%A3o/TCC/results-partial/HW_C001_120.xlsx'#$sigma_025.E$3:.E$12])" office:value-type="float" office:value="27.133666027633" calcext:value-type="float">
            <text:p>27,133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02</text:p>
          </table:table-cell>
          <table:table-cell table:style-name="ce21" table:formula="of:=AVERAGE(['file:///mnt/Dados/vinma/documentos/Gradua%C3%A7%C3%A3o/TCC/results-partial/HW_C002_120.xlsx'#$sigma_025.B$3:.B$12])" office:value-type="float" office:value="20.2172724447851" calcext:value-type="float">
            <text:p>20,2173</text:p>
          </table:table-cell>
          <table:table-cell table:style-name="ce21" table:formula="of:=AVERAGE(['file:///mnt/Dados/vinma/documentos/Gradua%C3%A7%C3%A3o/TCC/results-partial/HW_C002_120.xlsx'#$sigma_025.C$3:.C$12])" office:value-type="float" office:value="26.8887190643348" calcext:value-type="float">
            <text:p>26,8887</text:p>
          </table:table-cell>
          <table:table-cell table:style-name="ce21" table:formula="of:=AVERAGE(['file:///mnt/Dados/vinma/documentos/Gradua%C3%A7%C3%A3o/TCC/results-partial/HW_C002_120.xlsx'#$sigma_025.D$3:.D$12])" office:value-type="float" office:value="30.2683656970923" calcext:value-type="float">
            <text:p>30,2684</text:p>
          </table:table-cell>
          <table:table-cell table:style-name="ce21" table:formula="of:=AVERAGE(['file:///mnt/Dados/vinma/documentos/Gradua%C3%A7%C3%A3o/TCC/results-partial/HW_C002_120.xlsx'#$sigma_025.E$3:.E$12])" office:value-type="float" office:value="29.7821402230254" calcext:value-type="float">
            <text:p>29,7821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04</text:p>
          </table:table-cell>
          <table:table-cell table:style-name="ce21" table:formula="of:=AVERAGE(['file:///mnt/Dados/vinma/documentos/Gradua%C3%A7%C3%A3o/TCC/results-partial/HW_C004_120.xlsx'#$sigma_025.B$3:.B$12])" office:value-type="float" office:value="20.2626062988492" calcext:value-type="float">
            <text:p>20,2626</text:p>
          </table:table-cell>
          <table:table-cell table:style-name="ce21" table:formula="of:=AVERAGE(['file:///mnt/Dados/vinma/documentos/Gradua%C3%A7%C3%A3o/TCC/results-partial/HW_C004_120.xlsx'#$sigma_025.C$3:.C$12])" office:value-type="float" office:value="25.2885185776415" calcext:value-type="float">
            <text:p>25,2885</text:p>
          </table:table-cell>
          <table:table-cell table:style-name="ce21" table:formula="of:=AVERAGE(['file:///mnt/Dados/vinma/documentos/Gradua%C3%A7%C3%A3o/TCC/results-partial/HW_C004_120.xlsx'#$sigma_025.D$3:.D$12])" office:value-type="float" office:value="28.3381423945697" calcext:value-type="float">
            <text:p>28,3381</text:p>
          </table:table-cell>
          <table:table-cell table:style-name="ce21" table:formula="of:=AVERAGE(['file:///mnt/Dados/vinma/documentos/Gradua%C3%A7%C3%A3o/TCC/results-partial/HW_C004_120.xlsx'#$sigma_025.E$3:.E$12])" office:value-type="float" office:value="27.2903399360893" calcext:value-type="float">
            <text:p>27,2903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09</text:p>
          </table:table-cell>
          <table:table-cell table:style-name="ce21" table:formula="of:=AVERAGE(['file:///mnt/Dados/vinma/documentos/Gradua%C3%A7%C3%A3o/TCC/results-partial/HW_C009_120.xlsx'#$sigma_025.B$3:.B$12])" office:value-type="float" office:value="20.2135424749783" calcext:value-type="float">
            <text:p>20,2135</text:p>
          </table:table-cell>
          <table:table-cell table:style-name="ce21" table:formula="of:=AVERAGE(['file:///mnt/Dados/vinma/documentos/Gradua%C3%A7%C3%A3o/TCC/results-partial/HW_C009_120.xlsx'#$sigma_025.C$3:.C$12])" office:value-type="float" office:value="23.8239169458353" calcext:value-type="float">
            <text:p>23,8239</text:p>
          </table:table-cell>
          <table:table-cell table:style-name="ce21" table:formula="of:=AVERAGE(['file:///mnt/Dados/vinma/documentos/Gradua%C3%A7%C3%A3o/TCC/results-partial/HW_C009_120.xlsx'#$sigma_025.D$3:.D$12])" office:value-type="float" office:value="25.9612339549989" calcext:value-type="float">
            <text:p>25,9612</text:p>
          </table:table-cell>
          <table:table-cell table:style-name="ce21" table:formula="of:=AVERAGE(['file:///mnt/Dados/vinma/documentos/Gradua%C3%A7%C3%A3o/TCC/results-partial/HW_C009_120.xlsx'#$sigma_025.E$3:.E$12])" office:value-type="float" office:value="24.8394511114559" calcext:value-type="float">
            <text:p>24,839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1</text:p>
          </table:table-cell>
          <table:table-cell table:style-name="ce21" table:formula="of:=AVERAGE(['file:///mnt/Dados/vinma/documentos/Gradua%C3%A7%C3%A3o/TCC/results-partial/HW_C011_120.xlsx'#$sigma_025.B$3:.B$12])" office:value-type="float" office:value="20.238019845239" calcext:value-type="float">
            <text:p>20,2380</text:p>
          </table:table-cell>
          <table:table-cell table:style-name="ce21" table:formula="of:=AVERAGE(['file:///mnt/Dados/vinma/documentos/Gradua%C3%A7%C3%A3o/TCC/results-partial/HW_C011_120.xlsx'#$sigma_025.C$3:.C$12])" office:value-type="float" office:value="23.8050607885778" calcext:value-type="float">
            <text:p>23,8051</text:p>
          </table:table-cell>
          <table:table-cell table:style-name="ce21" table:formula="of:=AVERAGE(['file:///mnt/Dados/vinma/documentos/Gradua%C3%A7%C3%A3o/TCC/results-partial/HW_C011_120.xlsx'#$sigma_025.D$3:.D$12])" office:value-type="float" office:value="28.0392276868958" calcext:value-type="float">
            <text:p>28,0392</text:p>
          </table:table-cell>
          <table:table-cell table:style-name="ce21" table:formula="of:=AVERAGE(['file:///mnt/Dados/vinma/documentos/Gradua%C3%A7%C3%A3o/TCC/results-partial/HW_C011_120.xlsx'#$sigma_025.E$3:.E$12])" office:value-type="float" office:value="27.1470323393088" calcext:value-type="float">
            <text:p>27,1470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2</text:p>
          </table:table-cell>
          <table:table-cell table:style-name="ce21" table:formula="of:=AVERAGE(['file:///mnt/Dados/vinma/documentos/Gradua%C3%A7%C3%A3o/TCC/results-partial/HW_C012_120.xlsx'#$sigma_025.B$3:.B$12])" office:value-type="float" office:value="20.3706527459953" calcext:value-type="float">
            <text:p>20,3707</text:p>
          </table:table-cell>
          <table:table-cell table:style-name="ce21" table:formula="of:=AVERAGE(['file:///mnt/Dados/vinma/documentos/Gradua%C3%A7%C3%A3o/TCC/results-partial/HW_C012_120.xlsx'#$sigma_025.C$3:.C$12])" office:value-type="float" office:value="26.447875777748" calcext:value-type="float">
            <text:p>26,4479</text:p>
          </table:table-cell>
          <table:table-cell table:style-name="ce21" table:formula="of:=AVERAGE(['file:///mnt/Dados/vinma/documentos/Gradua%C3%A7%C3%A3o/TCC/results-partial/HW_C012_120.xlsx'#$sigma_025.D$3:.D$12])" office:value-type="float" office:value="29.6263354961483" calcext:value-type="float">
            <text:p>29,6263</text:p>
          </table:table-cell>
          <table:table-cell table:style-name="ce21" table:formula="of:=AVERAGE(['file:///mnt/Dados/vinma/documentos/Gradua%C3%A7%C3%A3o/TCC/results-partial/HW_C012_120.xlsx'#$sigma_025.E$3:.E$12])" office:value-type="float" office:value="28.6695439640567" calcext:value-type="float">
            <text:p>28,669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3</text:p>
          </table:table-cell>
          <table:table-cell table:style-name="ce21" table:formula="of:=AVERAGE(['file:///mnt/Dados/vinma/documentos/Gradua%C3%A7%C3%A3o/TCC/results-partial/HW_C013_120.xlsx'#$sigma_025.B$3:.B$12])" office:value-type="float" office:value="20.2480254580776" calcext:value-type="float">
            <text:p>20,2480</text:p>
          </table:table-cell>
          <table:table-cell table:style-name="ce21" table:formula="of:=AVERAGE(['file:///mnt/Dados/vinma/documentos/Gradua%C3%A7%C3%A3o/TCC/results-partial/HW_C013_120.xlsx'#$sigma_025.C$3:.C$12])" office:value-type="float" office:value="24.5023254786641" calcext:value-type="float">
            <text:p>24,5023</text:p>
          </table:table-cell>
          <table:table-cell table:style-name="ce21" table:formula="of:=AVERAGE(['file:///mnt/Dados/vinma/documentos/Gradua%C3%A7%C3%A3o/TCC/results-partial/HW_C013_120.xlsx'#$sigma_025.D$3:.D$12])" office:value-type="float" office:value="27.3972259961345" calcext:value-type="float">
            <text:p>27,3972</text:p>
          </table:table-cell>
          <table:table-cell table:style-name="ce21" table:formula="of:=AVERAGE(['file:///mnt/Dados/vinma/documentos/Gradua%C3%A7%C3%A3o/TCC/results-partial/HW_C013_120.xlsx'#$sigma_025.E$3:.E$12])" office:value-type="float" office:value="26.4767368302113" calcext:value-type="float">
            <text:p>26,476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5</text:p>
          </table:table-cell>
          <table:table-cell table:style-name="ce21" table:formula="of:=AVERAGE(['file:///mnt/Dados/vinma/documentos/Gradua%C3%A7%C3%A3o/TCC/results-partial/HW_C015_120.xlsx'#$sigma_025.B$3:.B$12])" office:value-type="float" office:value="20.2980880529333" calcext:value-type="float">
            <text:p>20,2981</text:p>
          </table:table-cell>
          <table:table-cell table:style-name="ce21" table:formula="of:=AVERAGE(['file:///mnt/Dados/vinma/documentos/Gradua%C3%A7%C3%A3o/TCC/results-partial/HW_C015_120.xlsx'#$sigma_025.C$3:.C$12])" office:value-type="float" office:value="26.0451917745247" calcext:value-type="float">
            <text:p>26,0452</text:p>
          </table:table-cell>
          <table:table-cell table:style-name="ce21" table:formula="of:=AVERAGE(['file:///mnt/Dados/vinma/documentos/Gradua%C3%A7%C3%A3o/TCC/results-partial/HW_C015_120.xlsx'#$sigma_025.D$3:.D$12])" office:value-type="float" office:value="27.9974887168784" calcext:value-type="float">
            <text:p>27,9975</text:p>
          </table:table-cell>
          <table:table-cell table:style-name="ce21" table:formula="of:=AVERAGE(['file:///mnt/Dados/vinma/documentos/Gradua%C3%A7%C3%A3o/TCC/results-partial/HW_C015_120.xlsx'#$sigma_025.E$3:.E$12])" office:value-type="float" office:value="26.8585836538117" calcext:value-type="float">
            <text:p>26,8586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6</text:p>
          </table:table-cell>
          <table:table-cell table:style-name="ce21" table:formula="of:=AVERAGE(['file:///mnt/Dados/vinma/documentos/Gradua%C3%A7%C3%A3o/TCC/results-partial/HW_C016_120.xlsx'#$sigma_025.B$3:.B$12])" office:value-type="float" office:value="20.2639608494346" calcext:value-type="float">
            <text:p>20,2640</text:p>
          </table:table-cell>
          <table:table-cell table:style-name="ce21" table:formula="of:=AVERAGE(['file:///mnt/Dados/vinma/documentos/Gradua%C3%A7%C3%A3o/TCC/results-partial/HW_C016_120.xlsx'#$sigma_025.C$3:.C$12])" office:value-type="float" office:value="23.9560037024742" calcext:value-type="float">
            <text:p>23,9560</text:p>
          </table:table-cell>
          <table:table-cell table:style-name="ce21" table:formula="of:=AVERAGE(['file:///mnt/Dados/vinma/documentos/Gradua%C3%A7%C3%A3o/TCC/results-partial/HW_C016_120.xlsx'#$sigma_025.D$3:.D$12])" office:value-type="float" office:value="26.7367431702847" calcext:value-type="float">
            <text:p>26,7367</text:p>
          </table:table-cell>
          <table:table-cell table:style-name="ce21" table:formula="of:=AVERAGE(['file:///mnt/Dados/vinma/documentos/Gradua%C3%A7%C3%A3o/TCC/results-partial/HW_C016_120.xlsx'#$sigma_025.E$3:.E$12])" office:value-type="float" office:value="25.9754833283737" calcext:value-type="float">
            <text:p>25,975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7</text:p>
          </table:table-cell>
          <table:table-cell table:style-name="ce21" table:formula="of:=AVERAGE(['file:///mnt/Dados/vinma/documentos/Gradua%C3%A7%C3%A3o/TCC/results-partial/HW_C017_120.xlsx'#$sigma_025.B$3:.B$12])" office:value-type="float" office:value="20.2640612950059" calcext:value-type="float">
            <text:p>20,2641</text:p>
          </table:table-cell>
          <table:table-cell table:style-name="ce21" table:formula="of:=AVERAGE(['file:///mnt/Dados/vinma/documentos/Gradua%C3%A7%C3%A3o/TCC/results-partial/HW_C017_120.xlsx'#$sigma_025.C$3:.C$12])" office:value-type="float" office:value="24.0000478458767" calcext:value-type="float">
            <text:p>24,0000</text:p>
          </table:table-cell>
          <table:table-cell table:style-name="ce21" table:formula="of:=AVERAGE(['file:///mnt/Dados/vinma/documentos/Gradua%C3%A7%C3%A3o/TCC/results-partial/HW_C017_120.xlsx'#$sigma_025.D$3:.D$12])" office:value-type="float" office:value="27.0756162963573" calcext:value-type="float">
            <text:p>27,0756</text:p>
          </table:table-cell>
          <table:table-cell table:style-name="ce21" table:formula="of:=AVERAGE(['file:///mnt/Dados/vinma/documentos/Gradua%C3%A7%C3%A3o/TCC/results-partial/HW_C017_120.xlsx'#$sigma_025.E$3:.E$12])" office:value-type="float" office:value="25.3328355005897" calcext:value-type="float">
            <text:p>25,3328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19</text:p>
          </table:table-cell>
          <table:table-cell table:style-name="ce21" table:formula="of:=AVERAGE(['file:///mnt/Dados/vinma/documentos/Gradua%C3%A7%C3%A3o/TCC/results-partial/HW_C019_120.xlsx'#$sigma_025.B$3:.B$12])" office:value-type="float" office:value="28.1131739764597" calcext:value-type="float">
            <text:p>28,1132</text:p>
          </table:table-cell>
          <table:table-cell table:style-name="ce21" table:formula="of:=AVERAGE(['file:///mnt/Dados/vinma/documentos/Gradua%C3%A7%C3%A3o/TCC/results-partial/HW_C019_120.xlsx'#$sigma_025.C$3:.C$12])" office:value-type="float" office:value="29.0809570491327" calcext:value-type="float">
            <text:p>29,0810</text:p>
          </table:table-cell>
          <table:table-cell table:style-name="ce21" table:formula="of:=AVERAGE(['file:///mnt/Dados/vinma/documentos/Gradua%C3%A7%C3%A3o/TCC/results-partial/HW_C019_120.xlsx'#$sigma_025.D$3:.D$12])" office:value-type="float" office:value="29.6993123191151" calcext:value-type="float">
            <text:p>29,6993</text:p>
          </table:table-cell>
          <table:table-cell table:style-name="ce21" table:formula="of:=AVERAGE(['file:///mnt/Dados/vinma/documentos/Gradua%C3%A7%C3%A3o/TCC/results-partial/HW_C019_120.xlsx'#$sigma_025.E$3:.E$12])" office:value-type="float" office:value="29.3553854420113" calcext:value-type="float">
            <text:p>29,355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C024</text:p>
          </table:table-cell>
          <table:table-cell table:style-name="ce21" table:formula="of:=AVERAGE(['file:///mnt/Dados/vinma/documentos/Gradua%C3%A7%C3%A3o/TCC/results-partial/HW_C024_120.xlsx'#$sigma_025.B$3:.B$12])" office:value-type="float" office:value="28.1131075624402" calcext:value-type="float">
            <text:p>28,1131</text:p>
          </table:table-cell>
          <table:table-cell table:style-name="ce21" table:formula="of:=AVERAGE(['file:///mnt/Dados/vinma/documentos/Gradua%C3%A7%C3%A3o/TCC/results-partial/HW_C024_120.xlsx'#$sigma_025.C$3:.C$12])" office:value-type="float" office:value="30.085167147598" calcext:value-type="float">
            <text:p>30,0852</text:p>
          </table:table-cell>
          <table:table-cell table:style-name="ce21" table:formula="of:=AVERAGE(['file:///mnt/Dados/vinma/documentos/Gradua%C3%A7%C3%A3o/TCC/results-partial/HW_C024_120.xlsx'#$sigma_025.D$3:.D$12])" office:value-type="float" office:value="30.3855522006711" calcext:value-type="float">
            <text:p>30,3856</text:p>
          </table:table-cell>
          <table:table-cell table:style-name="ce21" table:formula="of:=AVERAGE(['file:///mnt/Dados/vinma/documentos/Gradua%C3%A7%C3%A3o/TCC/results-partial/HW_C024_120.xlsx'#$sigma_025.E$3:.E$12])" office:value-type="float" office:value="30.1507564478216" calcext:value-type="float">
            <text:p>30,1508</text:p>
          </table:table-cell>
          <table:table-cell table:number-columns-repeated="1002"/>
        </table:table-row>
        <table:table-row table:style-name="ro4"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5" table:number-rows-spanned="1">
            <text:p>MSSIM (AVG) - sigma=25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20" office:value-type="string" calcext:value-type="string">
            <text:p>C001</text:p>
          </table:table-cell>
          <table:table-cell table:style-name="ce22" table:formula="of:=AVERAGE(['file:///mnt/Dados/vinma/documentos/Gradua%C3%A7%C3%A3o/TCC/results-partial/HW_C001_120.xlsx'#$sigma_025.B$16:.B$25])" office:value-type="float" office:value="0.847211104734105" calcext:value-type="float">
            <text:p>0,84721</text:p>
          </table:table-cell>
          <table:table-cell table:style-name="ce22" table:formula="of:=AVERAGE(['file:///mnt/Dados/vinma/documentos/Gradua%C3%A7%C3%A3o/TCC/results-partial/HW_C001_120.xlsx'#$sigma_025.C$16:.C$25])" office:value-type="float" office:value="0.920620114477592" calcext:value-type="float">
            <text:p>0,92062</text:p>
          </table:table-cell>
          <table:table-cell table:style-name="ce22" table:formula="of:=AVERAGE(['file:///mnt/Dados/vinma/documentos/Gradua%C3%A7%C3%A3o/TCC/results-partial/HW_C001_120.xlsx'#$sigma_025.D$16:.D$25])" office:value-type="float" office:value="0.954966153677876" calcext:value-type="float">
            <text:p>0,95497</text:p>
          </table:table-cell>
          <table:table-cell table:style-name="ce22" table:formula="of:=AVERAGE(['file:///mnt/Dados/vinma/documentos/Gradua%C3%A7%C3%A3o/TCC/results-partial/HW_C001_120.xlsx'#$sigma_025.E$16:.E$25])" office:value-type="float" office:value="0.961810038077112" calcext:value-type="float">
            <text:p>0,96181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02</text:p>
          </table:table-cell>
          <table:table-cell table:style-name="ce22" table:formula="of:=AVERAGE(['file:///mnt/Dados/vinma/documentos/Gradua%C3%A7%C3%A3o/TCC/results-partial/HW_C002_120.xlsx'#$sigma_025.B$16:.B$25])" office:value-type="float" office:value="0.484288451359512" calcext:value-type="float">
            <text:p>0,48429</text:p>
          </table:table-cell>
          <table:table-cell table:style-name="ce22" table:formula="of:=AVERAGE(['file:///mnt/Dados/vinma/documentos/Gradua%C3%A7%C3%A3o/TCC/results-partial/HW_C002_120.xlsx'#$sigma_025.C$16:.C$25])" office:value-type="float" office:value="0.730281664749568" calcext:value-type="float">
            <text:p>0,73028</text:p>
          </table:table-cell>
          <table:table-cell table:style-name="ce22" table:formula="of:=AVERAGE(['file:///mnt/Dados/vinma/documentos/Gradua%C3%A7%C3%A3o/TCC/results-partial/HW_C002_120.xlsx'#$sigma_025.D$16:.D$25])" office:value-type="float" office:value="0.833884433712007" calcext:value-type="float">
            <text:p>0,83388</text:p>
          </table:table-cell>
          <table:table-cell table:style-name="ce22" table:formula="of:=AVERAGE(['file:///mnt/Dados/vinma/documentos/Gradua%C3%A7%C3%A3o/TCC/results-partial/HW_C002_120.xlsx'#$sigma_025.E$16:.E$25])" office:value-type="float" office:value="0.822049707483433" calcext:value-type="float">
            <text:p>0,82205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04</text:p>
          </table:table-cell>
          <table:table-cell table:style-name="ce22" table:formula="of:=AVERAGE(['file:///mnt/Dados/vinma/documentos/Gradua%C3%A7%C3%A3o/TCC/results-partial/HW_C004_120.xlsx'#$sigma_025.B$16:.B$25])" office:value-type="float" office:value="0.559966522837806" calcext:value-type="float">
            <text:p>0,55997</text:p>
          </table:table-cell>
          <table:table-cell table:style-name="ce22" table:formula="of:=AVERAGE(['file:///mnt/Dados/vinma/documentos/Gradua%C3%A7%C3%A3o/TCC/results-partial/HW_C004_120.xlsx'#$sigma_025.C$16:.C$25])" office:value-type="float" office:value="0.760669831714572" calcext:value-type="float">
            <text:p>0,76067</text:p>
          </table:table-cell>
          <table:table-cell table:style-name="ce22" table:formula="of:=AVERAGE(['file:///mnt/Dados/vinma/documentos/Gradua%C3%A7%C3%A3o/TCC/results-partial/HW_C004_120.xlsx'#$sigma_025.D$16:.D$25])" office:value-type="float" office:value="0.855900904305684" calcext:value-type="float">
            <text:p>0,85590</text:p>
          </table:table-cell>
          <table:table-cell table:style-name="ce22" table:formula="of:=AVERAGE(['file:///mnt/Dados/vinma/documentos/Gradua%C3%A7%C3%A3o/TCC/results-partial/HW_C004_120.xlsx'#$sigma_025.E$16:.E$25])" office:value-type="float" office:value="0.826039392835257" calcext:value-type="float">
            <text:p>0,82604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09</text:p>
          </table:table-cell>
          <table:table-cell table:style-name="ce22" table:formula="of:=AVERAGE(['file:///mnt/Dados/vinma/documentos/Gradua%C3%A7%C3%A3o/TCC/results-partial/HW_C009_120.xlsx'#$sigma_025.B$16:.B$25])" office:value-type="float" office:value="0.698735731299924" calcext:value-type="float">
            <text:p>0,69874</text:p>
          </table:table-cell>
          <table:table-cell table:style-name="ce22" table:formula="of:=AVERAGE(['file:///mnt/Dados/vinma/documentos/Gradua%C3%A7%C3%A3o/TCC/results-partial/HW_C009_120.xlsx'#$sigma_025.C$16:.C$25])" office:value-type="float" office:value="0.806643208505363" calcext:value-type="float">
            <text:p>0,80664</text:p>
          </table:table-cell>
          <table:table-cell table:style-name="ce22" table:formula="of:=AVERAGE(['file:///mnt/Dados/vinma/documentos/Gradua%C3%A7%C3%A3o/TCC/results-partial/HW_C009_120.xlsx'#$sigma_025.D$16:.D$25])" office:value-type="float" office:value="0.859045363856636" calcext:value-type="float">
            <text:p>0,85905</text:p>
          </table:table-cell>
          <table:table-cell table:style-name="ce22" table:formula="of:=AVERAGE(['file:///mnt/Dados/vinma/documentos/Gradua%C3%A7%C3%A3o/TCC/results-partial/HW_C009_120.xlsx'#$sigma_025.E$16:.E$25])" office:value-type="float" office:value="0.815727690104267" calcext:value-type="float">
            <text:p>0,81573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1</text:p>
          </table:table-cell>
          <table:table-cell table:style-name="ce22" table:formula="of:=AVERAGE(['file:///mnt/Dados/vinma/documentos/Gradua%C3%A7%C3%A3o/TCC/results-partial/HW_C011_120.xlsx'#$sigma_025.B$16:.B$25])" office:value-type="float" office:value="0.620177887854576" calcext:value-type="float">
            <text:p>0,62018</text:p>
          </table:table-cell>
          <table:table-cell table:style-name="ce22" table:formula="of:=AVERAGE(['file:///mnt/Dados/vinma/documentos/Gradua%C3%A7%C3%A3o/TCC/results-partial/HW_C011_120.xlsx'#$sigma_025.C$16:.C$25])" office:value-type="float" office:value="0.744563056060049" calcext:value-type="float">
            <text:p>0,74456</text:p>
          </table:table-cell>
          <table:table-cell table:style-name="ce22" table:formula="of:=AVERAGE(['file:///mnt/Dados/vinma/documentos/Gradua%C3%A7%C3%A3o/TCC/results-partial/HW_C011_120.xlsx'#$sigma_025.D$16:.D$25])" office:value-type="float" office:value="0.852710186167317" calcext:value-type="float">
            <text:p>0,85271</text:p>
          </table:table-cell>
          <table:table-cell table:style-name="ce22" table:formula="of:=AVERAGE(['file:///mnt/Dados/vinma/documentos/Gradua%C3%A7%C3%A3o/TCC/results-partial/HW_C011_120.xlsx'#$sigma_025.E$16:.E$25])" office:value-type="float" office:value="0.823247499560134" calcext:value-type="float">
            <text:p>0,82325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2</text:p>
          </table:table-cell>
          <table:table-cell table:style-name="ce22" table:formula="of:=AVERAGE(['file:///mnt/Dados/vinma/documentos/Gradua%C3%A7%C3%A3o/TCC/results-partial/HW_C012_120.xlsx'#$sigma_025.B$16:.B$25])" office:value-type="float" office:value="0.456583801647773" calcext:value-type="float">
            <text:p>0,45658</text:p>
          </table:table-cell>
          <table:table-cell table:style-name="ce22" table:formula="of:=AVERAGE(['file:///mnt/Dados/vinma/documentos/Gradua%C3%A7%C3%A3o/TCC/results-partial/HW_C012_120.xlsx'#$sigma_025.C$16:.C$25])" office:value-type="float" office:value="0.734857678028668" calcext:value-type="float">
            <text:p>0,73486</text:p>
          </table:table-cell>
          <table:table-cell table:style-name="ce22" table:formula="of:=AVERAGE(['file:///mnt/Dados/vinma/documentos/Gradua%C3%A7%C3%A3o/TCC/results-partial/HW_C012_120.xlsx'#$sigma_025.D$16:.D$25])" office:value-type="float" office:value="0.845005230778056" calcext:value-type="float">
            <text:p>0,84501</text:p>
          </table:table-cell>
          <table:table-cell table:style-name="ce22" table:formula="of:=AVERAGE(['file:///mnt/Dados/vinma/documentos/Gradua%C3%A7%C3%A3o/TCC/results-partial/HW_C012_120.xlsx'#$sigma_025.E$16:.E$25])" office:value-type="float" office:value="0.823044265763863" calcext:value-type="float">
            <text:p>0,82304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3</text:p>
          </table:table-cell>
          <table:table-cell table:style-name="ce22" table:formula="of:=AVERAGE(['file:///mnt/Dados/vinma/documentos/Gradua%C3%A7%C3%A3o/TCC/results-partial/HW_C013_120.xlsx'#$sigma_025.B$16:.B$25])" office:value-type="float" office:value="0.639331325819998" calcext:value-type="float">
            <text:p>0,63933</text:p>
          </table:table-cell>
          <table:table-cell table:style-name="ce22" table:formula="of:=AVERAGE(['file:///mnt/Dados/vinma/documentos/Gradua%C3%A7%C3%A3o/TCC/results-partial/HW_C013_120.xlsx'#$sigma_025.C$16:.C$25])" office:value-type="float" office:value="0.792125286850433" calcext:value-type="float">
            <text:p>0,79213</text:p>
          </table:table-cell>
          <table:table-cell table:style-name="ce22" table:formula="of:=AVERAGE(['file:///mnt/Dados/vinma/documentos/Gradua%C3%A7%C3%A3o/TCC/results-partial/HW_C013_120.xlsx'#$sigma_025.D$16:.D$25])" office:value-type="float" office:value="0.878601604388088" calcext:value-type="float">
            <text:p>0,87860</text:p>
          </table:table-cell>
          <table:table-cell table:style-name="ce22" table:formula="of:=AVERAGE(['file:///mnt/Dados/vinma/documentos/Gradua%C3%A7%C3%A3o/TCC/results-partial/HW_C013_120.xlsx'#$sigma_025.E$16:.E$25])" office:value-type="float" office:value="0.851686351318173" calcext:value-type="float">
            <text:p>0,85169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5</text:p>
          </table:table-cell>
          <table:table-cell table:style-name="ce22" table:formula="of:=AVERAGE(['file:///mnt/Dados/vinma/documentos/Gradua%C3%A7%C3%A3o/TCC/results-partial/HW_C015_120.xlsx'#$sigma_025.B$16:.B$25])" office:value-type="float" office:value="0.450498127423062" calcext:value-type="float">
            <text:p>0,45050</text:p>
          </table:table-cell>
          <table:table-cell table:style-name="ce22" table:formula="of:=AVERAGE(['file:///mnt/Dados/vinma/documentos/Gradua%C3%A7%C3%A3o/TCC/results-partial/HW_C015_120.xlsx'#$sigma_025.C$16:.C$25])" office:value-type="float" office:value="0.698404750601249" calcext:value-type="float">
            <text:p>0,69840</text:p>
          </table:table-cell>
          <table:table-cell table:style-name="ce22" table:formula="of:=AVERAGE(['file:///mnt/Dados/vinma/documentos/Gradua%C3%A7%C3%A3o/TCC/results-partial/HW_C015_120.xlsx'#$sigma_025.D$16:.D$25])" office:value-type="float" office:value="0.792034674596092" calcext:value-type="float">
            <text:p>0,79203</text:p>
          </table:table-cell>
          <table:table-cell table:style-name="ce22" table:formula="of:=AVERAGE(['file:///mnt/Dados/vinma/documentos/Gradua%C3%A7%C3%A3o/TCC/results-partial/HW_C015_120.xlsx'#$sigma_025.E$16:.E$25])" office:value-type="float" office:value="0.756183243414189" calcext:value-type="float">
            <text:p>0,75618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6</text:p>
          </table:table-cell>
          <table:table-cell table:style-name="ce22" table:formula="of:=AVERAGE(['file:///mnt/Dados/vinma/documentos/Gradua%C3%A7%C3%A3o/TCC/results-partial/HW_C016_120.xlsx'#$sigma_025.B$16:.B$25])" office:value-type="float" office:value="0.762694529436069" calcext:value-type="float">
            <text:p>0,76269</text:p>
          </table:table-cell>
          <table:table-cell table:style-name="ce22" table:formula="of:=AVERAGE(['file:///mnt/Dados/vinma/documentos/Gradua%C3%A7%C3%A3o/TCC/results-partial/HW_C016_120.xlsx'#$sigma_025.C$16:.C$25])" office:value-type="float" office:value="0.867519860040797" calcext:value-type="float">
            <text:p>0,86752</text:p>
          </table:table-cell>
          <table:table-cell table:style-name="ce22" table:formula="of:=AVERAGE(['file:///mnt/Dados/vinma/documentos/Gradua%C3%A7%C3%A3o/TCC/results-partial/HW_C016_120.xlsx'#$sigma_025.D$16:.D$25])" office:value-type="float" office:value="0.923060221019996" calcext:value-type="float">
            <text:p>0,92306</text:p>
          </table:table-cell>
          <table:table-cell table:style-name="ce22" table:formula="of:=AVERAGE(['file:///mnt/Dados/vinma/documentos/Gradua%C3%A7%C3%A3o/TCC/results-partial/HW_C016_120.xlsx'#$sigma_025.E$16:.E$25])" office:value-type="float" office:value="0.908172182730739" calcext:value-type="float">
            <text:p>0,90817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7</text:p>
          </table:table-cell>
          <table:table-cell table:style-name="ce22" table:formula="of:=AVERAGE(['file:///mnt/Dados/vinma/documentos/Gradua%C3%A7%C3%A3o/TCC/results-partial/HW_C017_120.xlsx'#$sigma_025.B$16:.B$25])" office:value-type="float" office:value="0.55550047611941" calcext:value-type="float">
            <text:p>0,55550</text:p>
          </table:table-cell>
          <table:table-cell table:style-name="ce22" table:formula="of:=AVERAGE(['file:///mnt/Dados/vinma/documentos/Gradua%C3%A7%C3%A3o/TCC/results-partial/HW_C017_120.xlsx'#$sigma_025.C$16:.C$25])" office:value-type="float" office:value="0.698063678755114" calcext:value-type="float">
            <text:p>0,69806</text:p>
          </table:table-cell>
          <table:table-cell table:style-name="ce22" table:formula="of:=AVERAGE(['file:///mnt/Dados/vinma/documentos/Gradua%C3%A7%C3%A3o/TCC/results-partial/HW_C017_120.xlsx'#$sigma_025.D$16:.D$25])" office:value-type="float" office:value="0.782274822385113" calcext:value-type="float">
            <text:p>0,78227</text:p>
          </table:table-cell>
          <table:table-cell table:style-name="ce22" table:formula="of:=AVERAGE(['file:///mnt/Dados/vinma/documentos/Gradua%C3%A7%C3%A3o/TCC/results-partial/HW_C017_120.xlsx'#$sigma_025.E$16:.E$25])" office:value-type="float" office:value="0.70618904062234" calcext:value-type="float">
            <text:p>0,70619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19</text:p>
          </table:table-cell>
          <table:table-cell table:style-name="ce22" table:formula="of:=AVERAGE(['file:///mnt/Dados/vinma/documentos/Gradua%C3%A7%C3%A3o/TCC/results-partial/HW_C019_120.xlsx'#$sigma_025.B$16:.B$25])" office:value-type="float" office:value="0.956662299086708" calcext:value-type="float">
            <text:p>0,95666</text:p>
          </table:table-cell>
          <table:table-cell table:style-name="ce22" table:formula="of:=AVERAGE(['file:///mnt/Dados/vinma/documentos/Gradua%C3%A7%C3%A3o/TCC/results-partial/HW_C019_120.xlsx'#$sigma_025.C$16:.C$25])" office:value-type="float" office:value="0.965417234196619" calcext:value-type="float">
            <text:p>0,96542</text:p>
          </table:table-cell>
          <table:table-cell table:style-name="ce22" table:formula="of:=AVERAGE(['file:///mnt/Dados/vinma/documentos/Gradua%C3%A7%C3%A3o/TCC/results-partial/HW_C019_120.xlsx'#$sigma_025.D$16:.D$25])" office:value-type="float" office:value="0.969669595263409" calcext:value-type="float">
            <text:p>0,96967</text:p>
          </table:table-cell>
          <table:table-cell table:style-name="ce22" table:formula="of:=AVERAGE(['file:///mnt/Dados/vinma/documentos/Gradua%C3%A7%C3%A3o/TCC/results-partial/HW_C019_120.xlsx'#$sigma_025.E$16:.E$25])" office:value-type="float" office:value="0.967823224166809" calcext:value-type="float">
            <text:p>0,96782</text:p>
          </table:table-cell>
          <table:table-cell table:style-name="ce79" table:number-columns-repeated="1002"/>
        </table:table-row>
        <table:table-row table:style-name="ro3">
          <table:table-cell table:style-name="ce20" office:value-type="string" calcext:value-type="string">
            <text:p>C024</text:p>
          </table:table-cell>
          <table:table-cell table:style-name="ce22" table:formula="of:=AVERAGE(['file:///mnt/Dados/vinma/documentos/Gradua%C3%A7%C3%A3o/TCC/results-partial/HW_C024_120.xlsx'#$sigma_025.B$16:.B$25])" office:value-type="float" office:value="0.880319626288397" calcext:value-type="float">
            <text:p>0,88032</text:p>
          </table:table-cell>
          <table:table-cell table:style-name="ce22" table:formula="of:=AVERAGE(['file:///mnt/Dados/vinma/documentos/Gradua%C3%A7%C3%A3o/TCC/results-partial/HW_C024_120.xlsx'#$sigma_025.C$16:.C$25])" office:value-type="float" office:value="0.931818111703987" calcext:value-type="float">
            <text:p>0,93182</text:p>
          </table:table-cell>
          <table:table-cell table:style-name="ce22" table:formula="of:=AVERAGE(['file:///mnt/Dados/vinma/documentos/Gradua%C3%A7%C3%A3o/TCC/results-partial/HW_C024_120.xlsx'#$sigma_025.D$16:.D$25])" office:value-type="float" office:value="0.939944195774694" calcext:value-type="float">
            <text:p>0,93994</text:p>
          </table:table-cell>
          <table:table-cell table:style-name="ce22" table:formula="of:=AVERAGE(['file:///mnt/Dados/vinma/documentos/Gradua%C3%A7%C3%A3o/TCC/results-partial/HW_C024_120.xlsx'#$sigma_025.E$16:.E$25])" office:value-type="float" office:value="0.935691966123327" calcext:value-type="float">
            <text:p>0,93569</text:p>
          </table:table-cell>
          <table:table-cell table:style-name="ce79" table:number-columns-repeated="1002"/>
        </table:table-row>
        <table:table-row table:style-name="ro3">
          <table:table-cell table:number-columns-repeated="1007"/>
        </table:table-row>
        <table:table-row table:style-name="ro5">
          <table:table-cell table:style-name="Default" table:number-columns-repeated="5"/>
          <table:table-cell table:number-columns-repeated="1002"/>
        </table:table-row>
        <table:table-row table:style-name="ro6">
          <table:table-cell table:style-name="Default" table:number-columns-repeated="5"/>
          <table:table-cell table:number-columns-repeated="1001"/>
          <table:table-cell table:style-name="Default"/>
        </table:table-row>
        <table:table-row table:style-name="ro7" table:number-rows-repeated="12">
          <table:table-cell table:style-name="Default" table:number-columns-repeated="5"/>
          <table:table-cell table:style-name="ce74" table:number-columns-repeated="1001"/>
          <table:table-cell table:style-name="Default"/>
        </table:table-row>
        <table:table-row table:style-name="ro7">
          <table:table-cell table:style-name="Default" table:number-columns-repeated="5"/>
          <table:table-cell table:style-name="ce75" table:number-columns-repeated="1000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igma_025.A19:sigma_025.E30 sigma_025.A4:sigma_025.E15">
            <calcext:condition calcext:apply-style-name="ConditionalStyle_1" calcext:value="formula-is(ISEVEN(ROW()))" calcext:base-cell-address="sigma_025.A4"/>
            <calcext:condition calcext:apply-style-name="ConditionalStyle_2" calcext:value="formula-is(ISODD(ROW()))" calcext:base-cell-address="sigma_025.A4"/>
          </calcext:conditional-format>
          <calcext:conditional-format calcext:target-range-address="sigma_025.B4:sigma_025.E15">
            <calcext:condition calcext:apply-style-name="ConditionalStyle_3" calcext:value="formula-is(#REF!=#REF!)" calcext:base-cell-address="sigma_025.B4"/>
            <calcext:condition calcext:apply-style-name="ConditionalStyle_3" calcext:value="formula-is(#REF!)" calcext:base-cell-address="sigma_025.B4"/>
          </calcext:conditional-format>
        </calcext:conditional-formats>
      </table:table>
      <table:table table:name="sigma_050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number-columns-repeated="1001" table:default-cell-style-name="ce50"/>
        <table:table-column table:style-name="co6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AVERAGE</text:p>
          </table:table-cell>
          <table:covered-table-cell table:number-columns-repeated="4" table:style-name="ce10"/>
          <table:table-cell table:number-columns-repeated="1001"/>
          <table:table-cell table:style-name="Default"/>
        </table:table-row>
        <table:table-row table:style-name="ro2">
          <table:table-cell table:style-name="ce5" office:value-type="string" calcext:value-type="string" table:number-columns-spanned="5" table:number-rows-spanned="1">
            <text:p>PSNR (AVG) - sigma=5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23" office:value-type="string" calcext:value-type="string">
            <text:p>C001</text:p>
          </table:table-cell>
          <table:table-cell table:style-name="ce25" table:formula="of:=AVERAGE(['file:///mnt/Dados/vinma/documentos/Gradua%C3%A7%C3%A3o/TCC/results-partial/HW_C001_120.xlsx'#$sigma_050.B$3:.B$12])" office:value-type="float" office:value="15.0512097813438" calcext:value-type="float">
            <text:p>15,0512</text:p>
          </table:table-cell>
          <table:table-cell table:style-name="ce25" table:formula="of:=AVERAGE(['file:///mnt/Dados/vinma/documentos/Gradua%C3%A7%C3%A3o/TCC/results-partial/HW_C001_120.xlsx'#$sigma_050.C$3:.C$12])" office:value-type="float" office:value="18.7226403098333" calcext:value-type="float">
            <text:p>18,7226</text:p>
          </table:table-cell>
          <table:table-cell table:style-name="ce25" table:formula="of:=AVERAGE(['file:///mnt/Dados/vinma/documentos/Gradua%C3%A7%C3%A3o/TCC/results-partial/HW_C001_120.xlsx'#$sigma_050.D$3:.D$12])" office:value-type="float" office:value="21.4165087743688" calcext:value-type="float">
            <text:p>21,4165</text:p>
          </table:table-cell>
          <table:table-cell table:style-name="ce25" table:formula="of:=AVERAGE(['file:///mnt/Dados/vinma/documentos/Gradua%C3%A7%C3%A3o/TCC/results-partial/HW_C001_120.xlsx'#$sigma_050.E$3:.E$12])" office:value-type="float" office:value="20.372415101563" calcext:value-type="float">
            <text:p>20,3724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02</text:p>
          </table:table-cell>
          <table:table-cell table:style-name="ce25" table:formula="of:=AVERAGE(['file:///mnt/Dados/vinma/documentos/Gradua%C3%A7%C3%A3o/TCC/results-partial/HW_C002_120.xlsx'#$sigma_050.B$3:.B$12])" office:value-type="float" office:value="14.5999001674175" calcext:value-type="float">
            <text:p>14,5999</text:p>
          </table:table-cell>
          <table:table-cell table:style-name="ce25" table:formula="of:=AVERAGE(['file:///mnt/Dados/vinma/documentos/Gradua%C3%A7%C3%A3o/TCC/results-partial/HW_C002_120.xlsx'#$sigma_050.C$3:.C$12])" office:value-type="float" office:value="21.7179311366272" calcext:value-type="float">
            <text:p>21,7179</text:p>
          </table:table-cell>
          <table:table-cell table:style-name="ce25" table:formula="of:=AVERAGE(['file:///mnt/Dados/vinma/documentos/Gradua%C3%A7%C3%A3o/TCC/results-partial/HW_C002_120.xlsx'#$sigma_050.D$3:.D$12])" office:value-type="float" office:value="25.1789711557005" calcext:value-type="float">
            <text:p>25,1790</text:p>
          </table:table-cell>
          <table:table-cell table:style-name="ce25" table:formula="of:=AVERAGE(['file:///mnt/Dados/vinma/documentos/Gradua%C3%A7%C3%A3o/TCC/results-partial/HW_C002_120.xlsx'#$sigma_050.E$3:.E$12])" office:value-type="float" office:value="24.1306303133405" calcext:value-type="float">
            <text:p>24,1306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04</text:p>
          </table:table-cell>
          <table:table-cell table:style-name="ce25" table:formula="of:=AVERAGE(['file:///mnt/Dados/vinma/documentos/Gradua%C3%A7%C3%A3o/TCC/results-partial/HW_C004_120.xlsx'#$sigma_050.B$3:.B$12])" office:value-type="float" office:value="14.7845424487448" calcext:value-type="float">
            <text:p>14,7845</text:p>
          </table:table-cell>
          <table:table-cell table:style-name="ce25" table:formula="of:=AVERAGE(['file:///mnt/Dados/vinma/documentos/Gradua%C3%A7%C3%A3o/TCC/results-partial/HW_C004_120.xlsx'#$sigma_050.C$3:.C$12])" office:value-type="float" office:value="21.2053277860823" calcext:value-type="float">
            <text:p>21,2053</text:p>
          </table:table-cell>
          <table:table-cell table:style-name="ce25" table:formula="of:=AVERAGE(['file:///mnt/Dados/vinma/documentos/Gradua%C3%A7%C3%A3o/TCC/results-partial/HW_C004_120.xlsx'#$sigma_050.D$3:.D$12])" office:value-type="float" office:value="23.798878109345" calcext:value-type="float">
            <text:p>23,7989</text:p>
          </table:table-cell>
          <table:table-cell table:style-name="ce25" table:formula="of:=AVERAGE(['file:///mnt/Dados/vinma/documentos/Gradua%C3%A7%C3%A3o/TCC/results-partial/HW_C004_120.xlsx'#$sigma_050.E$3:.E$12])" office:value-type="float" office:value="22.5697008097591" calcext:value-type="float">
            <text:p>22,5697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09</text:p>
          </table:table-cell>
          <table:table-cell table:style-name="ce25" table:formula="of:=AVERAGE(['file:///mnt/Dados/vinma/documentos/Gradua%C3%A7%C3%A3o/TCC/results-partial/HW_C009_120.xlsx'#$sigma_050.B$3:.B$12])" office:value-type="float" office:value="14.6008084123042" calcext:value-type="float">
            <text:p>14,6008</text:p>
          </table:table-cell>
          <table:table-cell table:style-name="ce25" table:formula="of:=AVERAGE(['file:///mnt/Dados/vinma/documentos/Gradua%C3%A7%C3%A3o/TCC/results-partial/HW_C009_120.xlsx'#$sigma_050.C$3:.C$12])" office:value-type="float" office:value="19.8869377497759" calcext:value-type="float">
            <text:p>19,8869</text:p>
          </table:table-cell>
          <table:table-cell table:style-name="ce25" table:formula="of:=AVERAGE(['file:///mnt/Dados/vinma/documentos/Gradua%C3%A7%C3%A3o/TCC/results-partial/HW_C009_120.xlsx'#$sigma_050.D$3:.D$12])" office:value-type="float" office:value="21.5389937892352" calcext:value-type="float">
            <text:p>21,5390</text:p>
          </table:table-cell>
          <table:table-cell table:style-name="ce25" table:formula="of:=AVERAGE(['file:///mnt/Dados/vinma/documentos/Gradua%C3%A7%C3%A3o/TCC/results-partial/HW_C009_120.xlsx'#$sigma_050.E$3:.E$12])" office:value-type="float" office:value="20.251565215656" calcext:value-type="float">
            <text:p>20,2516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1</text:p>
          </table:table-cell>
          <table:table-cell table:style-name="ce25" table:formula="of:=AVERAGE(['file:///mnt/Dados/vinma/documentos/Gradua%C3%A7%C3%A3o/TCC/results-partial/HW_C011_120.xlsx'#$sigma_050.B$3:.B$12])" office:value-type="float" office:value="14.6901230150083" calcext:value-type="float">
            <text:p>14,6901</text:p>
          </table:table-cell>
          <table:table-cell table:style-name="ce25" table:formula="of:=AVERAGE(['file:///mnt/Dados/vinma/documentos/Gradua%C3%A7%C3%A3o/TCC/results-partial/HW_C011_120.xlsx'#$sigma_050.C$3:.C$12])" office:value-type="float" office:value="19.8404631378382" calcext:value-type="float">
            <text:p>19,8405</text:p>
          </table:table-cell>
          <table:table-cell table:style-name="ce25" table:formula="of:=AVERAGE(['file:///mnt/Dados/vinma/documentos/Gradua%C3%A7%C3%A3o/TCC/results-partial/HW_C011_120.xlsx'#$sigma_050.D$3:.D$12])" office:value-type="float" office:value="22.5463174449158" calcext:value-type="float">
            <text:p>22,5463</text:p>
          </table:table-cell>
          <table:table-cell table:style-name="ce25" table:formula="of:=AVERAGE(['file:///mnt/Dados/vinma/documentos/Gradua%C3%A7%C3%A3o/TCC/results-partial/HW_C011_120.xlsx'#$sigma_050.E$3:.E$12])" office:value-type="float" office:value="21.0960118952176" calcext:value-type="float">
            <text:p>21,0960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2</text:p>
          </table:table-cell>
          <table:table-cell table:style-name="ce25" table:formula="of:=AVERAGE(['file:///mnt/Dados/vinma/documentos/Gradua%C3%A7%C3%A3o/TCC/results-partial/HW_C012_120.xlsx'#$sigma_050.B$3:.B$12])" office:value-type="float" office:value="14.9857628694245" calcext:value-type="float">
            <text:p>14,9858</text:p>
          </table:table-cell>
          <table:table-cell table:style-name="ce25" table:formula="of:=AVERAGE(['file:///mnt/Dados/vinma/documentos/Gradua%C3%A7%C3%A3o/TCC/results-partial/HW_C012_120.xlsx'#$sigma_050.C$3:.C$12])" office:value-type="float" office:value="22.3551215882279" calcext:value-type="float">
            <text:p>22,3551</text:p>
          </table:table-cell>
          <table:table-cell table:style-name="ce25" table:formula="of:=AVERAGE(['file:///mnt/Dados/vinma/documentos/Gradua%C3%A7%C3%A3o/TCC/results-partial/HW_C012_120.xlsx'#$sigma_050.D$3:.D$12])" office:value-type="float" office:value="25.1146762841327" calcext:value-type="float">
            <text:p>25,1147</text:p>
          </table:table-cell>
          <table:table-cell table:style-name="ce25" table:formula="of:=AVERAGE(['file:///mnt/Dados/vinma/documentos/Gradua%C3%A7%C3%A3o/TCC/results-partial/HW_C012_120.xlsx'#$sigma_050.E$3:.E$12])" office:value-type="float" office:value="24.0090688031969" calcext:value-type="float">
            <text:p>24,0091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3</text:p>
          </table:table-cell>
          <table:table-cell table:style-name="ce25" table:formula="of:=AVERAGE(['file:///mnt/Dados/vinma/documentos/Gradua%C3%A7%C3%A3o/TCC/results-partial/HW_C013_120.xlsx'#$sigma_050.B$3:.B$12])" office:value-type="float" office:value="14.7959978855594" calcext:value-type="float">
            <text:p>14,7960</text:p>
          </table:table-cell>
          <table:table-cell table:style-name="ce25" table:formula="of:=AVERAGE(['file:///mnt/Dados/vinma/documentos/Gradua%C3%A7%C3%A3o/TCC/results-partial/HW_C013_120.xlsx'#$sigma_050.C$3:.C$12])" office:value-type="float" office:value="20.4785617992817" calcext:value-type="float">
            <text:p>20,4786</text:p>
          </table:table-cell>
          <table:table-cell table:style-name="ce25" table:formula="of:=AVERAGE(['file:///mnt/Dados/vinma/documentos/Gradua%C3%A7%C3%A3o/TCC/results-partial/HW_C013_120.xlsx'#$sigma_050.D$3:.D$12])" office:value-type="float" office:value="22.9986478585425" calcext:value-type="float">
            <text:p>22,9986</text:p>
          </table:table-cell>
          <table:table-cell table:style-name="ce25" table:formula="of:=AVERAGE(['file:///mnt/Dados/vinma/documentos/Gradua%C3%A7%C3%A3o/TCC/results-partial/HW_C013_120.xlsx'#$sigma_050.E$3:.E$12])" office:value-type="float" office:value="22.1450066147347" calcext:value-type="float">
            <text:p>22,1450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5</text:p>
          </table:table-cell>
          <table:table-cell table:style-name="ce25" table:formula="of:=AVERAGE(['file:///mnt/Dados/vinma/documentos/Gradua%C3%A7%C3%A3o/TCC/results-partial/HW_C015_120.xlsx'#$sigma_050.B$3:.B$12])" office:value-type="float" office:value="14.8409136661112" calcext:value-type="float">
            <text:p>14,8409</text:p>
          </table:table-cell>
          <table:table-cell table:style-name="ce25" table:formula="of:=AVERAGE(['file:///mnt/Dados/vinma/documentos/Gradua%C3%A7%C3%A3o/TCC/results-partial/HW_C015_120.xlsx'#$sigma_050.C$3:.C$12])" office:value-type="float" office:value="22.1041951111242" calcext:value-type="float">
            <text:p>22,1042</text:p>
          </table:table-cell>
          <table:table-cell table:style-name="ce25" table:formula="of:=AVERAGE(['file:///mnt/Dados/vinma/documentos/Gradua%C3%A7%C3%A3o/TCC/results-partial/HW_C015_120.xlsx'#$sigma_050.D$3:.D$12])" office:value-type="float" office:value="23.8442218367083" calcext:value-type="float">
            <text:p>23,8442</text:p>
          </table:table-cell>
          <table:table-cell table:style-name="ce25" table:formula="of:=AVERAGE(['file:///mnt/Dados/vinma/documentos/Gradua%C3%A7%C3%A3o/TCC/results-partial/HW_C015_120.xlsx'#$sigma_050.E$3:.E$12])" office:value-type="float" office:value="22.6932063615536" calcext:value-type="float">
            <text:p>22,6932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6</text:p>
          </table:table-cell>
          <table:table-cell table:style-name="ce25" table:formula="of:=AVERAGE(['file:///mnt/Dados/vinma/documentos/Gradua%C3%A7%C3%A3o/TCC/results-partial/HW_C016_120.xlsx'#$sigma_050.B$3:.B$12])" office:value-type="float" office:value="14.7878017519043" calcext:value-type="float">
            <text:p>14,7878</text:p>
          </table:table-cell>
          <table:table-cell table:style-name="ce25" table:formula="of:=AVERAGE(['file:///mnt/Dados/vinma/documentos/Gradua%C3%A7%C3%A3o/TCC/results-partial/HW_C016_120.xlsx'#$sigma_050.C$3:.C$12])" office:value-type="float" office:value="19.2393539321132" calcext:value-type="float">
            <text:p>19,2394</text:p>
          </table:table-cell>
          <table:table-cell table:style-name="ce25" table:formula="of:=AVERAGE(['file:///mnt/Dados/vinma/documentos/Gradua%C3%A7%C3%A3o/TCC/results-partial/HW_C016_120.xlsx'#$sigma_050.D$3:.D$12])" office:value-type="float" office:value="21.3116126517538" calcext:value-type="float">
            <text:p>21,3116</text:p>
          </table:table-cell>
          <table:table-cell table:style-name="ce25" table:formula="of:=AVERAGE(['file:///mnt/Dados/vinma/documentos/Gradua%C3%A7%C3%A3o/TCC/results-partial/HW_C016_120.xlsx'#$sigma_050.E$3:.E$12])" office:value-type="float" office:value="19.8753800284" calcext:value-type="float">
            <text:p>19,8754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7</text:p>
          </table:table-cell>
          <table:table-cell table:style-name="ce25" table:formula="of:=AVERAGE(['file:///mnt/Dados/vinma/documentos/Gradua%C3%A7%C3%A3o/TCC/results-partial/HW_C017_120.xlsx'#$sigma_050.B$3:.B$12])" office:value-type="float" office:value="14.8349587349594" calcext:value-type="float">
            <text:p>14,8350</text:p>
          </table:table-cell>
          <table:table-cell table:style-name="ce25" table:formula="of:=AVERAGE(['file:///mnt/Dados/vinma/documentos/Gradua%C3%A7%C3%A3o/TCC/results-partial/HW_C017_120.xlsx'#$sigma_050.C$3:.C$12])" office:value-type="float" office:value="19.904631869315" calcext:value-type="float">
            <text:p>19,9046</text:p>
          </table:table-cell>
          <table:table-cell table:style-name="ce25" table:formula="of:=AVERAGE(['file:///mnt/Dados/vinma/documentos/Gradua%C3%A7%C3%A3o/TCC/results-partial/HW_C017_120.xlsx'#$sigma_050.D$3:.D$12])" office:value-type="float" office:value="21.4653484500254" calcext:value-type="float">
            <text:p>21,4653</text:p>
          </table:table-cell>
          <table:table-cell table:style-name="ce25" table:formula="of:=AVERAGE(['file:///mnt/Dados/vinma/documentos/Gradua%C3%A7%C3%A3o/TCC/results-partial/HW_C017_120.xlsx'#$sigma_050.E$3:.E$12])" office:value-type="float" office:value="19.3839923516713" calcext:value-type="float">
            <text:p>19,3840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19</text:p>
          </table:table-cell>
          <table:table-cell table:style-name="ce25" table:formula="of:=AVERAGE(['file:///mnt/Dados/vinma/documentos/Gradua%C3%A7%C3%A3o/TCC/results-partial/HW_C019_120.xlsx'#$sigma_050.B$3:.B$12])" office:value-type="float" office:value="20.2765554327875" calcext:value-type="float">
            <text:p>20,2766</text:p>
          </table:table-cell>
          <table:table-cell table:style-name="ce25" table:formula="of:=AVERAGE(['file:///mnt/Dados/vinma/documentos/Gradua%C3%A7%C3%A3o/TCC/results-partial/HW_C019_120.xlsx'#$sigma_050.C$3:.C$12])" office:value-type="float" office:value="22.8966273661892" calcext:value-type="float">
            <text:p>22,8966</text:p>
          </table:table-cell>
          <table:table-cell table:style-name="ce25" table:formula="of:=AVERAGE(['file:///mnt/Dados/vinma/documentos/Gradua%C3%A7%C3%A3o/TCC/results-partial/HW_C019_120.xlsx'#$sigma_050.D$3:.D$12])" office:value-type="float" office:value="25.4023942133093" calcext:value-type="float">
            <text:p>25,4024</text:p>
          </table:table-cell>
          <table:table-cell table:style-name="ce25" table:formula="of:=AVERAGE(['file:///mnt/Dados/vinma/documentos/Gradua%C3%A7%C3%A3o/TCC/results-partial/HW_C019_120.xlsx'#$sigma_050.E$3:.E$12])" office:value-type="float" office:value="24.5815469066589" calcext:value-type="float">
            <text:p>24,5815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C024</text:p>
          </table:table-cell>
          <table:table-cell table:style-name="ce25" table:formula="of:=AVERAGE(['file:///mnt/Dados/vinma/documentos/Gradua%C3%A7%C3%A3o/TCC/results-partial/HW_C024_120.xlsx'#$sigma_050.B$3:.B$12])" office:value-type="float" office:value="20.21327044813" calcext:value-type="float">
            <text:p>20,2133</text:p>
          </table:table-cell>
          <table:table-cell table:style-name="ce25" table:formula="of:=AVERAGE(['file:///mnt/Dados/vinma/documentos/Gradua%C3%A7%C3%A3o/TCC/results-partial/HW_C024_120.xlsx'#$sigma_050.C$3:.C$12])" office:value-type="float" office:value="23.9172843071231" calcext:value-type="float">
            <text:p>23,9173</text:p>
          </table:table-cell>
          <table:table-cell table:style-name="ce25" table:formula="of:=AVERAGE(['file:///mnt/Dados/vinma/documentos/Gradua%C3%A7%C3%A3o/TCC/results-partial/HW_C024_120.xlsx'#$sigma_050.D$3:.D$12])" office:value-type="float" office:value="25.9669817275763" calcext:value-type="float">
            <text:p>25,9670</text:p>
          </table:table-cell>
          <table:table-cell table:style-name="ce25" table:formula="of:=AVERAGE(['file:///mnt/Dados/vinma/documentos/Gradua%C3%A7%C3%A3o/TCC/results-partial/HW_C024_120.xlsx'#$sigma_050.E$3:.E$12])" office:value-type="float" office:value="24.9828178615933" calcext:value-type="float">
            <text:p>24,9828</text:p>
          </table:table-cell>
          <table:table-cell table:number-columns-repeated="1002"/>
        </table:table-row>
        <table:table-row table:style-name="ro4"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5" table:number-rows-spanned="1">
            <text:p>MSSIM (AVG) - sigma=5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24" office:value-type="string" calcext:value-type="string">
            <text:p>C001</text:p>
          </table:table-cell>
          <table:table-cell table:style-name="ce26" table:formula="of:=AVERAGE(['file:///mnt/Dados/vinma/documentos/Gradua%C3%A7%C3%A3o/TCC/results-partial/HW_C001_120.xlsx'#$sigma_050.B$16:.B$25])" office:value-type="float" office:value="0.664727868554424" calcext:value-type="float">
            <text:p>0,66473</text:p>
          </table:table-cell>
          <table:table-cell table:style-name="ce26" table:formula="of:=AVERAGE(['file:///mnt/Dados/vinma/documentos/Gradua%C3%A7%C3%A3o/TCC/results-partial/HW_C001_120.xlsx'#$sigma_050.C$16:.C$25])" office:value-type="float" office:value="0.787404271010707" calcext:value-type="float">
            <text:p>0,78740</text:p>
          </table:table-cell>
          <table:table-cell table:style-name="ce26" table:formula="of:=AVERAGE(['file:///mnt/Dados/vinma/documentos/Gradua%C3%A7%C3%A3o/TCC/results-partial/HW_C001_120.xlsx'#$sigma_050.D$16:.D$25])" office:value-type="float" office:value="0.881563713321989" calcext:value-type="float">
            <text:p>0,88156</text:p>
          </table:table-cell>
          <table:table-cell table:style-name="ce26" table:formula="of:=AVERAGE(['file:///mnt/Dados/vinma/documentos/Gradua%C3%A7%C3%A3o/TCC/results-partial/HW_C001_120.xlsx'#$sigma_050.E$16:.E$25])" office:value-type="float" office:value="0.859483723927" calcext:value-type="float">
            <text:p>0,85948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02</text:p>
          </table:table-cell>
          <table:table-cell table:style-name="ce26" table:formula="of:=AVERAGE(['file:///mnt/Dados/vinma/documentos/Gradua%C3%A7%C3%A3o/TCC/results-partial/HW_C002_120.xlsx'#$sigma_050.B$16:.B$25])" office:value-type="float" office:value="0.281842921550437" calcext:value-type="float">
            <text:p>0,28184</text:p>
          </table:table-cell>
          <table:table-cell table:style-name="ce26" table:formula="of:=AVERAGE(['file:///mnt/Dados/vinma/documentos/Gradua%C3%A7%C3%A3o/TCC/results-partial/HW_C002_120.xlsx'#$sigma_050.C$16:.C$25])" office:value-type="float" office:value="0.508725684354537" calcext:value-type="float">
            <text:p>0,50873</text:p>
          </table:table-cell>
          <table:table-cell table:style-name="ce26" table:formula="of:=AVERAGE(['file:///mnt/Dados/vinma/documentos/Gradua%C3%A7%C3%A3o/TCC/results-partial/HW_C002_120.xlsx'#$sigma_050.D$16:.D$25])" office:value-type="float" office:value="0.704691802487972" calcext:value-type="float">
            <text:p>0,70469</text:p>
          </table:table-cell>
          <table:table-cell table:style-name="ce26" table:formula="of:=AVERAGE(['file:///mnt/Dados/vinma/documentos/Gradua%C3%A7%C3%A3o/TCC/results-partial/HW_C002_120.xlsx'#$sigma_050.E$16:.E$25])" office:value-type="float" office:value="0.678691624449172" calcext:value-type="float">
            <text:p>0,67869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04</text:p>
          </table:table-cell>
          <table:table-cell table:style-name="ce26" table:formula="of:=AVERAGE(['file:///mnt/Dados/vinma/documentos/Gradua%C3%A7%C3%A3o/TCC/results-partial/HW_C004_120.xlsx'#$sigma_050.B$16:.B$25])" office:value-type="float" office:value="0.314636660285426" calcext:value-type="float">
            <text:p>0,31464</text:p>
          </table:table-cell>
          <table:table-cell table:style-name="ce26" table:formula="of:=AVERAGE(['file:///mnt/Dados/vinma/documentos/Gradua%C3%A7%C3%A3o/TCC/results-partial/HW_C004_120.xlsx'#$sigma_050.C$16:.C$25])" office:value-type="float" office:value="0.561249303354291" calcext:value-type="float">
            <text:p>0,56125</text:p>
          </table:table-cell>
          <table:table-cell table:style-name="ce26" table:formula="of:=AVERAGE(['file:///mnt/Dados/vinma/documentos/Gradua%C3%A7%C3%A3o/TCC/results-partial/HW_C004_120.xlsx'#$sigma_050.D$16:.D$25])" office:value-type="float" office:value="0.707855038685013" calcext:value-type="float">
            <text:p>0,70786</text:p>
          </table:table-cell>
          <table:table-cell table:style-name="ce26" table:formula="of:=AVERAGE(['file:///mnt/Dados/vinma/documentos/Gradua%C3%A7%C3%A3o/TCC/results-partial/HW_C004_120.xlsx'#$sigma_050.E$16:.E$25])" office:value-type="float" office:value="0.653360821842185" calcext:value-type="float">
            <text:p>0,65336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09</text:p>
          </table:table-cell>
          <table:table-cell table:style-name="ce26" table:formula="of:=AVERAGE(['file:///mnt/Dados/vinma/documentos/Gradua%C3%A7%C3%A3o/TCC/results-partial/HW_C009_120.xlsx'#$sigma_050.B$16:.B$25])" office:value-type="float" office:value="0.408974405590117" calcext:value-type="float">
            <text:p>0,40897</text:p>
          </table:table-cell>
          <table:table-cell table:style-name="ce26" table:formula="of:=AVERAGE(['file:///mnt/Dados/vinma/documentos/Gradua%C3%A7%C3%A3o/TCC/results-partial/HW_C009_120.xlsx'#$sigma_050.C$16:.C$25])" office:value-type="float" office:value="0.569234096907105" calcext:value-type="float">
            <text:p>0,56923</text:p>
          </table:table-cell>
          <table:table-cell table:style-name="ce26" table:formula="of:=AVERAGE(['file:///mnt/Dados/vinma/documentos/Gradua%C3%A7%C3%A3o/TCC/results-partial/HW_C009_120.xlsx'#$sigma_050.D$16:.D$25])" office:value-type="float" office:value="0.644211564012192" calcext:value-type="float">
            <text:p>0,64421</text:p>
          </table:table-cell>
          <table:table-cell table:style-name="ce26" table:formula="of:=AVERAGE(['file:///mnt/Dados/vinma/documentos/Gradua%C3%A7%C3%A3o/TCC/results-partial/HW_C009_120.xlsx'#$sigma_050.E$16:.E$25])" office:value-type="float" office:value="0.547534503671072" calcext:value-type="float">
            <text:p>0,54753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1</text:p>
          </table:table-cell>
          <table:table-cell table:style-name="ce26" table:formula="of:=AVERAGE(['file:///mnt/Dados/vinma/documentos/Gradua%C3%A7%C3%A3o/TCC/results-partial/HW_C011_120.xlsx'#$sigma_050.B$16:.B$25])" office:value-type="float" office:value="0.375342936428023" calcext:value-type="float">
            <text:p>0,37534</text:p>
          </table:table-cell>
          <table:table-cell table:style-name="ce26" table:formula="of:=AVERAGE(['file:///mnt/Dados/vinma/documentos/Gradua%C3%A7%C3%A3o/TCC/results-partial/HW_C011_120.xlsx'#$sigma_050.C$16:.C$25])" office:value-type="float" office:value="0.501898231919149" calcext:value-type="float">
            <text:p>0,50190</text:p>
          </table:table-cell>
          <table:table-cell table:style-name="ce26" table:formula="of:=AVERAGE(['file:///mnt/Dados/vinma/documentos/Gradua%C3%A7%C3%A3o/TCC/results-partial/HW_C011_120.xlsx'#$sigma_050.D$16:.D$25])" office:value-type="float" office:value="0.658650657366503" calcext:value-type="float">
            <text:p>0,65865</text:p>
          </table:table-cell>
          <table:table-cell table:style-name="ce26" table:formula="of:=AVERAGE(['file:///mnt/Dados/vinma/documentos/Gradua%C3%A7%C3%A3o/TCC/results-partial/HW_C011_120.xlsx'#$sigma_050.E$16:.E$25])" office:value-type="float" office:value="0.580207456707655" calcext:value-type="float">
            <text:p>0,58021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2</text:p>
          </table:table-cell>
          <table:table-cell table:style-name="ce26" table:formula="of:=AVERAGE(['file:///mnt/Dados/vinma/documentos/Gradua%C3%A7%C3%A3o/TCC/results-partial/HW_C012_120.xlsx'#$sigma_050.B$16:.B$25])" office:value-type="float" office:value="0.248574683437762" calcext:value-type="float">
            <text:p>0,24857</text:p>
          </table:table-cell>
          <table:table-cell table:style-name="ce26" table:formula="of:=AVERAGE(['file:///mnt/Dados/vinma/documentos/Gradua%C3%A7%C3%A3o/TCC/results-partial/HW_C012_120.xlsx'#$sigma_050.C$16:.C$25])" office:value-type="float" office:value="0.549329472596076" calcext:value-type="float">
            <text:p>0,54933</text:p>
          </table:table-cell>
          <table:table-cell table:style-name="ce26" table:formula="of:=AVERAGE(['file:///mnt/Dados/vinma/documentos/Gradua%C3%A7%C3%A3o/TCC/results-partial/HW_C012_120.xlsx'#$sigma_050.D$16:.D$25])" office:value-type="float" office:value="0.72306538375519" calcext:value-type="float">
            <text:p>0,72307</text:p>
          </table:table-cell>
          <table:table-cell table:style-name="ce26" table:formula="of:=AVERAGE(['file:///mnt/Dados/vinma/documentos/Gradua%C3%A7%C3%A3o/TCC/results-partial/HW_C012_120.xlsx'#$sigma_050.E$16:.E$25])" office:value-type="float" office:value="0.687300104580204" calcext:value-type="float">
            <text:p>0,68730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3</text:p>
          </table:table-cell>
          <table:table-cell table:style-name="ce26" table:formula="of:=AVERAGE(['file:///mnt/Dados/vinma/documentos/Gradua%C3%A7%C3%A3o/TCC/results-partial/HW_C013_120.xlsx'#$sigma_050.B$16:.B$25])" office:value-type="float" office:value="0.393160483584819" calcext:value-type="float">
            <text:p>0,39316</text:p>
          </table:table-cell>
          <table:table-cell table:style-name="ce26" table:formula="of:=AVERAGE(['file:///mnt/Dados/vinma/documentos/Gradua%C3%A7%C3%A3o/TCC/results-partial/HW_C013_120.xlsx'#$sigma_050.C$16:.C$25])" office:value-type="float" office:value="0.62056600801296" calcext:value-type="float">
            <text:p>0,62057</text:p>
          </table:table-cell>
          <table:table-cell table:style-name="ce26" table:formula="of:=AVERAGE(['file:///mnt/Dados/vinma/documentos/Gradua%C3%A7%C3%A3o/TCC/results-partial/HW_C013_120.xlsx'#$sigma_050.D$16:.D$25])" office:value-type="float" office:value="0.742256926870425" calcext:value-type="float">
            <text:p>0,74226</text:p>
          </table:table-cell>
          <table:table-cell table:style-name="ce26" table:formula="of:=AVERAGE(['file:///mnt/Dados/vinma/documentos/Gradua%C3%A7%C3%A3o/TCC/results-partial/HW_C013_120.xlsx'#$sigma_050.E$16:.E$25])" office:value-type="float" office:value="0.704261994929462" calcext:value-type="float">
            <text:p>0,70426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5</text:p>
          </table:table-cell>
          <table:table-cell table:style-name="ce26" table:formula="of:=AVERAGE(['file:///mnt/Dados/vinma/documentos/Gradua%C3%A7%C3%A3o/TCC/results-partial/HW_C015_120.xlsx'#$sigma_050.B$16:.B$25])" office:value-type="float" office:value="0.247666939520823" calcext:value-type="float">
            <text:p>0,24767</text:p>
          </table:table-cell>
          <table:table-cell table:style-name="ce26" table:formula="of:=AVERAGE(['file:///mnt/Dados/vinma/documentos/Gradua%C3%A7%C3%A3o/TCC/results-partial/HW_C015_120.xlsx'#$sigma_050.C$16:.C$25])" office:value-type="float" office:value="0.477007165478412" calcext:value-type="float">
            <text:p>0,47701</text:p>
          </table:table-cell>
          <table:table-cell table:style-name="ce26" table:formula="of:=AVERAGE(['file:///mnt/Dados/vinma/documentos/Gradua%C3%A7%C3%A3o/TCC/results-partial/HW_C015_120.xlsx'#$sigma_050.D$16:.D$25])" office:value-type="float" office:value="0.6228910573088" calcext:value-type="float">
            <text:p>0,62289</text:p>
          </table:table-cell>
          <table:table-cell table:style-name="ce26" table:formula="of:=AVERAGE(['file:///mnt/Dados/vinma/documentos/Gradua%C3%A7%C3%A3o/TCC/results-partial/HW_C015_120.xlsx'#$sigma_050.E$16:.E$25])" office:value-type="float" office:value="0.575503574618463" calcext:value-type="float">
            <text:p>0,57550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6</text:p>
          </table:table-cell>
          <table:table-cell table:style-name="ce26" table:formula="of:=AVERAGE(['file:///mnt/Dados/vinma/documentos/Gradua%C3%A7%C3%A3o/TCC/results-partial/HW_C016_120.xlsx'#$sigma_050.B$16:.B$25])" office:value-type="float" office:value="0.508393895295541" calcext:value-type="float">
            <text:p>0,50839</text:p>
          </table:table-cell>
          <table:table-cell table:style-name="ce26" table:formula="of:=AVERAGE(['file:///mnt/Dados/vinma/documentos/Gradua%C3%A7%C3%A3o/TCC/results-partial/HW_C016_120.xlsx'#$sigma_050.C$16:.C$25])" office:value-type="float" office:value="0.657367577687969" calcext:value-type="float">
            <text:p>0,65737</text:p>
          </table:table-cell>
          <table:table-cell table:style-name="ce26" table:formula="of:=AVERAGE(['file:///mnt/Dados/vinma/documentos/Gradua%C3%A7%C3%A3o/TCC/results-partial/HW_C016_120.xlsx'#$sigma_050.D$16:.D$25])" office:value-type="float" office:value="0.758007325891866" calcext:value-type="float">
            <text:p>0,75801</text:p>
          </table:table-cell>
          <table:table-cell table:style-name="ce26" table:formula="of:=AVERAGE(['file:///mnt/Dados/vinma/documentos/Gradua%C3%A7%C3%A3o/TCC/results-partial/HW_C016_120.xlsx'#$sigma_050.E$16:.E$25])" office:value-type="float" office:value="0.681747819195215" calcext:value-type="float">
            <text:p>0,68175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7</text:p>
          </table:table-cell>
          <table:table-cell table:style-name="ce26" table:formula="of:=AVERAGE(['file:///mnt/Dados/vinma/documentos/Gradua%C3%A7%C3%A3o/TCC/results-partial/HW_C017_120.xlsx'#$sigma_050.B$16:.B$25])" office:value-type="float" office:value="0.325745826890777" calcext:value-type="float">
            <text:p>0,32575</text:p>
          </table:table-cell>
          <table:table-cell table:style-name="ce26" table:formula="of:=AVERAGE(['file:///mnt/Dados/vinma/documentos/Gradua%C3%A7%C3%A3o/TCC/results-partial/HW_C017_120.xlsx'#$sigma_050.C$16:.C$25])" office:value-type="float" office:value="0.407125981776467" calcext:value-type="float">
            <text:p>0,40713</text:p>
          </table:table-cell>
          <table:table-cell table:style-name="ce26" table:formula="of:=AVERAGE(['file:///mnt/Dados/vinma/documentos/Gradua%C3%A7%C3%A3o/TCC/results-partial/HW_C017_120.xlsx'#$sigma_050.D$16:.D$25])" office:value-type="float" office:value="0.527162282581062" calcext:value-type="float">
            <text:p>0,52716</text:p>
          </table:table-cell>
          <table:table-cell table:style-name="ce26" table:formula="of:=AVERAGE(['file:///mnt/Dados/vinma/documentos/Gradua%C3%A7%C3%A3o/TCC/results-partial/HW_C017_120.xlsx'#$sigma_050.E$16:.E$25])" office:value-type="float" office:value="0.340144928872458" calcext:value-type="float">
            <text:p>0,34014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19</text:p>
          </table:table-cell>
          <table:table-cell table:style-name="ce26" table:formula="of:=AVERAGE(['file:///mnt/Dados/vinma/documentos/Gradua%C3%A7%C3%A3o/TCC/results-partial/HW_C019_120.xlsx'#$sigma_050.B$16:.B$25])" office:value-type="float" office:value="0.802211965744154" calcext:value-type="float">
            <text:p>0,80221</text:p>
          </table:table-cell>
          <table:table-cell table:style-name="ce26" table:formula="of:=AVERAGE(['file:///mnt/Dados/vinma/documentos/Gradua%C3%A7%C3%A3o/TCC/results-partial/HW_C019_120.xlsx'#$sigma_050.C$16:.C$25])" office:value-type="float" office:value="0.859837120315095" calcext:value-type="float">
            <text:p>0,85984</text:p>
          </table:table-cell>
          <table:table-cell table:style-name="ce26" table:formula="of:=AVERAGE(['file:///mnt/Dados/vinma/documentos/Gradua%C3%A7%C3%A3o/TCC/results-partial/HW_C019_120.xlsx'#$sigma_050.D$16:.D$25])" office:value-type="float" office:value="0.909713118809817" calcext:value-type="float">
            <text:p>0,90971</text:p>
          </table:table-cell>
          <table:table-cell table:style-name="ce26" table:formula="of:=AVERAGE(['file:///mnt/Dados/vinma/documentos/Gradua%C3%A7%C3%A3o/TCC/results-partial/HW_C019_120.xlsx'#$sigma_050.E$16:.E$25])" office:value-type="float" office:value="0.885883116596805" calcext:value-type="float">
            <text:p>0,88588</text:p>
          </table:table-cell>
          <table:table-cell table:style-name="ce79" table:number-columns-repeated="1002"/>
        </table:table-row>
        <table:table-row table:style-name="ro3">
          <table:table-cell table:style-name="ce24" office:value-type="string" calcext:value-type="string">
            <text:p>C024</text:p>
          </table:table-cell>
          <table:table-cell table:style-name="ce26" table:formula="of:=AVERAGE(['file:///mnt/Dados/vinma/documentos/Gradua%C3%A7%C3%A3o/TCC/results-partial/HW_C024_120.xlsx'#$sigma_050.B$16:.B$25])" office:value-type="float" office:value="0.667273109989889" calcext:value-type="float">
            <text:p>0,66727</text:p>
          </table:table-cell>
          <table:table-cell table:style-name="ce26" table:formula="of:=AVERAGE(['file:///mnt/Dados/vinma/documentos/Gradua%C3%A7%C3%A3o/TCC/results-partial/HW_C024_120.xlsx'#$sigma_050.C$16:.C$25])" office:value-type="float" office:value="0.781001509026986" calcext:value-type="float">
            <text:p>0,78100</text:p>
          </table:table-cell>
          <table:table-cell table:style-name="ce26" table:formula="of:=AVERAGE(['file:///mnt/Dados/vinma/documentos/Gradua%C3%A7%C3%A3o/TCC/results-partial/HW_C024_120.xlsx'#$sigma_050.D$16:.D$25])" office:value-type="float" office:value="0.844080673356285" calcext:value-type="float">
            <text:p>0,84408</text:p>
          </table:table-cell>
          <table:table-cell table:style-name="ce26" table:formula="of:=AVERAGE(['file:///mnt/Dados/vinma/documentos/Gradua%C3%A7%C3%A3o/TCC/results-partial/HW_C024_120.xlsx'#$sigma_050.E$16:.E$25])" office:value-type="float" office:value="0.806785070413392" calcext:value-type="float">
            <text:p>0,80679</text:p>
          </table:table-cell>
          <table:table-cell table:style-name="ce79" table:number-columns-repeated="1002"/>
        </table:table-row>
        <table:table-row table:style-name="ro3">
          <table:table-cell table:number-columns-repeated="1007"/>
        </table:table-row>
        <table:table-row table:style-name="ro5">
          <table:table-cell table:style-name="Default" table:number-columns-repeated="5"/>
          <table:table-cell table:number-columns-repeated="1002"/>
        </table:table-row>
        <table:table-row table:style-name="ro6">
          <table:table-cell table:style-name="Default" table:number-columns-repeated="5"/>
          <table:table-cell table:number-columns-repeated="1001"/>
          <table:table-cell table:style-name="Default"/>
        </table:table-row>
        <table:table-row table:style-name="ro7" table:number-rows-repeated="12">
          <table:table-cell table:style-name="Default" table:number-columns-repeated="5"/>
          <table:table-cell table:style-name="ce74" table:number-columns-repeated="1001"/>
          <table:table-cell table:style-name="Default"/>
        </table:table-row>
        <table:table-row table:style-name="ro7">
          <table:table-cell table:style-name="Default" table:number-columns-repeated="5"/>
          <table:table-cell table:style-name="ce75" table:number-columns-repeated="1000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igma_050.A19:sigma_050.E30 sigma_050.A4:sigma_050.E15">
            <calcext:condition calcext:apply-style-name="ConditionalStyle_1" calcext:value="formula-is(ISEVEN(ROW()))" calcext:base-cell-address="sigma_050.A4"/>
            <calcext:condition calcext:apply-style-name="ConditionalStyle_2" calcext:value="formula-is(ISODD(ROW()))" calcext:base-cell-address="sigma_050.A4"/>
          </calcext:conditional-format>
          <calcext:conditional-format calcext:target-range-address="sigma_050.B4:sigma_050.E15">
            <calcext:condition calcext:apply-style-name="ConditionalStyle_3" calcext:value="formula-is(#REF!=#REF!)" calcext:base-cell-address="sigma_050.B4"/>
            <calcext:condition calcext:apply-style-name="ConditionalStyle_3" calcext:value="formula-is(#REF!)" calcext:base-cell-address="sigma_050.B4"/>
          </calcext:conditional-format>
        </calcext:conditional-formats>
      </table:table>
      <table:table table:name="'file:///mnt/Dados/vinma/documentos/Gradua%C3%A7%C3%A3o/TCC/results-partial/HW_C001_120.xlsx'#sigma_010" table:print="false" table:style-name="ta_extref">
        <table:table-source xlink:type="simple" xlink:href="../../results-partial/HW_C00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1_120.xlsx'#sigma_025" table:print="false" table:style-name="ta_extref">
        <table:table-source xlink:type="simple" xlink:href="../../results-partial/HW_C00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50" table:print="false" table:style-name="ta_extref">
        <table:table-source xlink:type="simple" xlink:href="../../results-partial/HW_C00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499996714892">
            <text:p>20.3499996714892</text:p>
          </table:table-cell>
          <table:table-cell table:style-name="ce1" office:value-type="float" office:value="23.4951326162302">
            <text:p>23.4951326162302</text:p>
          </table:table-cell>
          <table:table-cell table:style-name="ce1" office:value-type="float" office:value="26.6539374326443">
            <text:p>26.6539374326443</text:p>
          </table:table-cell>
          <table:table-cell table:style-name="ce1" office:value-type="float" office:value="27.1529300975963">
            <text:p>27.1529300975963</text:p>
          </table:table-cell>
        </table:table-row>
        <table:table-row>
          <table:table-cell/>
          <table:table-cell table:style-name="ce1" office:value-type="float" office:value="20.3341587082198">
            <text:p>20.3341587082198</text:p>
          </table:table-cell>
          <table:table-cell table:style-name="ce1" office:value-type="float" office:value="23.4797858669465">
            <text:p>23.4797858669465</text:p>
          </table:table-cell>
          <table:table-cell table:style-name="ce1" office:value-type="float" office:value="26.6435567949474">
            <text:p>26.6435567949474</text:p>
          </table:table-cell>
          <table:table-cell table:style-name="ce1" office:value-type="float" office:value="27.1242106428434">
            <text:p>27.1242106428434</text:p>
          </table:table-cell>
        </table:table-row>
        <table:table-row>
          <table:table-cell/>
          <table:table-cell table:style-name="ce1" office:value-type="float" office:value="20.3252255568026">
            <text:p>20.3252255568026</text:p>
          </table:table-cell>
          <table:table-cell table:style-name="ce1" office:value-type="float" office:value="23.4624731769389">
            <text:p>23.4624731769389</text:p>
          </table:table-cell>
          <table:table-cell table:style-name="ce1" office:value-type="float" office:value="26.6313956808892">
            <text:p>26.6313956808892</text:p>
          </table:table-cell>
          <table:table-cell table:style-name="ce1" office:value-type="float" office:value="27.1177864655083">
            <text:p>27.1177864655083</text:p>
          </table:table-cell>
        </table:table-row>
        <table:table-row>
          <table:table-cell/>
          <table:table-cell table:style-name="ce1" office:value-type="float" office:value="20.3368153230742">
            <text:p>20.3368153230742</text:p>
          </table:table-cell>
          <table:table-cell table:style-name="ce1" office:value-type="float" office:value="23.4969460526974">
            <text:p>23.4969460526974</text:p>
          </table:table-cell>
          <table:table-cell table:style-name="ce1" office:value-type="float" office:value="26.6292177097462">
            <text:p>26.6292177097462</text:p>
          </table:table-cell>
          <table:table-cell table:style-name="ce1" office:value-type="float" office:value="27.1118168530961">
            <text:p>27.1118168530961</text:p>
          </table:table-cell>
        </table:table-row>
        <table:table-row>
          <table:table-cell/>
          <table:table-cell table:style-name="ce1" office:value-type="float" office:value="20.3244931645272">
            <text:p>20.3244931645272</text:p>
          </table:table-cell>
          <table:table-cell table:style-name="ce1" office:value-type="float" office:value="23.469142701937">
            <text:p>23.469142701937</text:p>
          </table:table-cell>
          <table:table-cell table:style-name="ce1" office:value-type="float" office:value="26.6147024486128">
            <text:p>26.6147024486128</text:p>
          </table:table-cell>
          <table:table-cell table:style-name="ce1" office:value-type="float" office:value="27.092443259464">
            <text:p>27.092443259464</text:p>
          </table:table-cell>
        </table:table-row>
        <table:table-row>
          <table:table-cell/>
          <table:table-cell table:style-name="ce1" office:value-type="float" office:value="20.342778486551">
            <text:p>20.342778486551</text:p>
          </table:table-cell>
          <table:table-cell table:style-name="ce1" office:value-type="float" office:value="23.4997609268189">
            <text:p>23.4997609268189</text:p>
          </table:table-cell>
          <table:table-cell table:style-name="ce1" office:value-type="float" office:value="26.6596703136885">
            <text:p>26.6596703136885</text:p>
          </table:table-cell>
          <table:table-cell table:style-name="ce1" office:value-type="float" office:value="27.168656848985">
            <text:p>27.168656848985</text:p>
          </table:table-cell>
        </table:table-row>
        <table:table-row>
          <table:table-cell/>
          <table:table-cell table:style-name="ce1" office:value-type="float" office:value="20.3555124116917">
            <text:p>20.3555124116917</text:p>
          </table:table-cell>
          <table:table-cell table:style-name="ce1" office:value-type="float" office:value="23.4677151401183">
            <text:p>23.4677151401183</text:p>
          </table:table-cell>
          <table:table-cell table:style-name="ce1" office:value-type="float" office:value="26.6734949924338">
            <text:p>26.6734949924338</text:p>
          </table:table-cell>
          <table:table-cell table:style-name="ce1" office:value-type="float" office:value="27.1668478244324">
            <text:p>27.1668478244324</text:p>
          </table:table-cell>
        </table:table-row>
        <table:table-row>
          <table:table-cell/>
          <table:table-cell table:style-name="ce1" office:value-type="float" office:value="20.3467125872383">
            <text:p>20.3467125872383</text:p>
          </table:table-cell>
          <table:table-cell table:style-name="ce1" office:value-type="float" office:value="23.4623736790783">
            <text:p>23.4623736790783</text:p>
          </table:table-cell>
          <table:table-cell table:style-name="ce1" office:value-type="float" office:value="26.6343324269287">
            <text:p>26.6343324269287</text:p>
          </table:table-cell>
          <table:table-cell table:style-name="ce1" office:value-type="float" office:value="27.1291575142516">
            <text:p>27.1291575142516</text:p>
          </table:table-cell>
        </table:table-row>
        <table:table-row>
          <table:table-cell/>
          <table:table-cell table:style-name="ce1" office:value-type="float" office:value="20.3176119615376">
            <text:p>20.3176119615376</text:p>
          </table:table-cell>
          <table:table-cell table:style-name="ce1" office:value-type="float" office:value="23.5037471020976">
            <text:p>23.5037471020976</text:p>
          </table:table-cell>
          <table:table-cell table:style-name="ce1" office:value-type="float" office:value="26.6204377530673">
            <text:p>26.6204377530673</text:p>
          </table:table-cell>
          <table:table-cell table:style-name="ce1" office:value-type="float" office:value="27.1127831865218">
            <text:p>27.1127831865218</text:p>
          </table:table-cell>
        </table:table-row>
        <table:table-row>
          <table:table-cell/>
          <table:table-cell table:style-name="ce1" office:value-type="float" office:value="20.3295753138267">
            <text:p>20.3295753138267</text:p>
          </table:table-cell>
          <table:table-cell table:style-name="ce1" office:value-type="float" office:value="23.4772627374422">
            <text:p>23.4772627374422</text:p>
          </table:table-cell>
          <table:table-cell table:style-name="ce1" office:value-type="float" office:value="26.659275488099">
            <text:p>26.659275488099</text:p>
          </table:table-cell>
          <table:table-cell table:style-name="ce1" office:value-type="float" office:value="27.1600275836313">
            <text:p>27.16002758363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47193945530426">
            <text:p>0.847193945530426</text:p>
          </table:table-cell>
          <table:table-cell table:style-name="ce1" office:value-type="float" office:value="0.920429932909511">
            <text:p>0.920429932909511</text:p>
          </table:table-cell>
          <table:table-cell table:style-name="ce1" office:value-type="float" office:value="0.955006306933204">
            <text:p>0.955006306933204</text:p>
          </table:table-cell>
          <table:table-cell table:style-name="ce1" office:value-type="float" office:value="0.961816668988712">
            <text:p>0.961816668988712</text:p>
          </table:table-cell>
        </table:table-row>
        <table:table-row>
          <table:table-cell/>
          <table:table-cell table:style-name="ce1" office:value-type="float" office:value="0.8472013433205">
            <text:p>0.8472013433205</text:p>
          </table:table-cell>
          <table:table-cell table:style-name="ce1" office:value-type="float" office:value="0.920440010102109">
            <text:p>0.920440010102109</text:p>
          </table:table-cell>
          <table:table-cell table:style-name="ce1" office:value-type="float" office:value="0.954838597296044">
            <text:p>0.954838597296044</text:p>
          </table:table-cell>
          <table:table-cell table:style-name="ce1" office:value-type="float" office:value="0.96174961722979">
            <text:p>0.96174961722979</text:p>
          </table:table-cell>
        </table:table-row>
        <table:table-row>
          <table:table-cell/>
          <table:table-cell table:style-name="ce1" office:value-type="float" office:value="0.84693615562255">
            <text:p>0.84693615562255</text:p>
          </table:table-cell>
          <table:table-cell table:style-name="ce1" office:value-type="float" office:value="0.92136633889035">
            <text:p>0.92136633889035</text:p>
          </table:table-cell>
          <table:table-cell table:style-name="ce1" office:value-type="float" office:value="0.954970853237922">
            <text:p>0.954970853237922</text:p>
          </table:table-cell>
          <table:table-cell table:style-name="ce1" office:value-type="float" office:value="0.961843482154451">
            <text:p>0.961843482154451</text:p>
          </table:table-cell>
        </table:table-row>
        <table:table-row>
          <table:table-cell/>
          <table:table-cell table:style-name="ce1" office:value-type="float" office:value="0.847412434168719">
            <text:p>0.847412434168719</text:p>
          </table:table-cell>
          <table:table-cell table:style-name="ce1" office:value-type="float" office:value="0.920522398020981">
            <text:p>0.920522398020981</text:p>
          </table:table-cell>
          <table:table-cell table:style-name="ce1" office:value-type="float" office:value="0.955123055622746">
            <text:p>0.955123055622746</text:p>
          </table:table-cell>
          <table:table-cell table:style-name="ce1" office:value-type="float" office:value="0.961913944444495">
            <text:p>0.961913944444495</text:p>
          </table:table-cell>
        </table:table-row>
        <table:table-row>
          <table:table-cell/>
          <table:table-cell table:style-name="ce1" office:value-type="float" office:value="0.846934091073799">
            <text:p>0.846934091073799</text:p>
          </table:table-cell>
          <table:table-cell table:style-name="ce1" office:value-type="float" office:value="0.920108657287986">
            <text:p>0.920108657287986</text:p>
          </table:table-cell>
          <table:table-cell table:style-name="ce1" office:value-type="float" office:value="0.954679334853964">
            <text:p>0.954679334853964</text:p>
          </table:table-cell>
          <table:table-cell table:style-name="ce1" office:value-type="float" office:value="0.961490883322309">
            <text:p>0.961490883322309</text:p>
          </table:table-cell>
        </table:table-row>
        <table:table-row>
          <table:table-cell/>
          <table:table-cell table:style-name="ce1" office:value-type="float" office:value="0.847331959779943">
            <text:p>0.847331959779943</text:p>
          </table:table-cell>
          <table:table-cell table:style-name="ce1" office:value-type="float" office:value="0.92068385471836">
            <text:p>0.92068385471836</text:p>
          </table:table-cell>
          <table:table-cell table:style-name="ce1" office:value-type="float" office:value="0.95510035085769">
            <text:p>0.95510035085769</text:p>
          </table:table-cell>
          <table:table-cell table:style-name="ce1" office:value-type="float" office:value="0.9618870439676">
            <text:p>0.9618870439676</text:p>
          </table:table-cell>
        </table:table-row>
        <table:table-row>
          <table:table-cell/>
          <table:table-cell table:style-name="ce1" office:value-type="float" office:value="0.847697029756004">
            <text:p>0.847697029756004</text:p>
          </table:table-cell>
          <table:table-cell table:style-name="ce1" office:value-type="float" office:value="0.920919887720439">
            <text:p>0.920919887720439</text:p>
          </table:table-cell>
          <table:table-cell table:style-name="ce1" office:value-type="float" office:value="0.955040201103947">
            <text:p>0.955040201103947</text:p>
          </table:table-cell>
          <table:table-cell table:style-name="ce1" office:value-type="float" office:value="0.961966947576696">
            <text:p>0.961966947576696</text:p>
          </table:table-cell>
        </table:table-row>
        <table:table-row>
          <table:table-cell/>
          <table:table-cell table:style-name="ce1" office:value-type="float" office:value="0.847615484394466">
            <text:p>0.847615484394466</text:p>
          </table:table-cell>
          <table:table-cell table:style-name="ce1" office:value-type="float" office:value="0.920605848720815">
            <text:p>0.920605848720815</text:p>
          </table:table-cell>
          <table:table-cell table:style-name="ce1" office:value-type="float" office:value="0.955004565808634">
            <text:p>0.955004565808634</text:p>
          </table:table-cell>
          <table:table-cell table:style-name="ce1" office:value-type="float" office:value="0.96169811365833">
            <text:p>0.96169811365833</text:p>
          </table:table-cell>
        </table:table-row>
        <table:table-row>
          <table:table-cell/>
          <table:table-cell table:style-name="ce1" office:value-type="float" office:value="0.846771311112744">
            <text:p>0.846771311112744</text:p>
          </table:table-cell>
          <table:table-cell table:style-name="ce1" office:value-type="float" office:value="0.920701810568893">
            <text:p>0.920701810568893</text:p>
          </table:table-cell>
          <table:table-cell table:style-name="ce1" office:value-type="float" office:value="0.954815129579017">
            <text:p>0.954815129579017</text:p>
          </table:table-cell>
          <table:table-cell table:style-name="ce1" office:value-type="float" office:value="0.961730519785788">
            <text:p>0.961730519785788</text:p>
          </table:table-cell>
        </table:table-row>
        <table:table-row>
          <table:table-cell/>
          <table:table-cell table:style-name="ce1" office:value-type="float" office:value="0.8470172925819">
            <text:p>0.8470172925819</text:p>
          </table:table-cell>
          <table:table-cell table:style-name="ce1" office:value-type="float" office:value="0.920422405836472">
            <text:p>0.920422405836472</text:p>
          </table:table-cell>
          <table:table-cell table:style-name="ce1" office:value-type="float" office:value="0.955083141485587">
            <text:p>0.955083141485587</text:p>
          </table:table-cell>
          <table:table-cell table:style-name="ce1" office:value-type="float" office:value="0.96200315964295">
            <text:p>0.96200315964295</text:p>
          </table:table-cell>
        </table:table-row>
      </table:table>
      <table:table table:name="'file:///mnt/Dados/vinma/documentos/Gradua%C3%A7%C3%A3o/TCC/results-partial/HW_C002_120.xlsx'#sigma_010" table:print="false" table:style-name="ta_extref">
        <table:table-source xlink:type="simple" xlink:href="../../results-partial/HW_C00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2_120.xlsx'#sigma_025" table:print="false" table:style-name="ta_extref">
        <table:table-source xlink:type="simple" xlink:href="../../results-partial/HW_C00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50" table:print="false" table:style-name="ta_extref">
        <table:table-source xlink:type="simple" xlink:href="../../results-partial/HW_C00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12370811311">
            <text:p>20.2112370811311</text:p>
          </table:table-cell>
          <table:table-cell table:style-name="ce1" office:value-type="float" office:value="26.8523856447793">
            <text:p>26.8523856447793</text:p>
          </table:table-cell>
          <table:table-cell table:style-name="ce1" office:value-type="float" office:value="30.2584759400206">
            <text:p>30.2584759400206</text:p>
          </table:table-cell>
          <table:table-cell table:style-name="ce1" office:value-type="float" office:value="29.7701346980319">
            <text:p>29.7701346980319</text:p>
          </table:table-cell>
        </table:table-row>
        <table:table-row>
          <table:table-cell/>
          <table:table-cell table:style-name="ce1" office:value-type="float" office:value="20.2175577721658">
            <text:p>20.2175577721658</text:p>
          </table:table-cell>
          <table:table-cell table:style-name="ce1" office:value-type="float" office:value="26.8755004665262">
            <text:p>26.8755004665262</text:p>
          </table:table-cell>
          <table:table-cell table:style-name="ce1" office:value-type="float" office:value="30.2381975827502">
            <text:p>30.2381975827502</text:p>
          </table:table-cell>
          <table:table-cell table:style-name="ce1" office:value-type="float" office:value="29.78122962005">
            <text:p>29.78122962005</text:p>
          </table:table-cell>
        </table:table-row>
        <table:table-row>
          <table:table-cell/>
          <table:table-cell table:style-name="ce1" office:value-type="float" office:value="20.2283284875993">
            <text:p>20.2283284875993</text:p>
          </table:table-cell>
          <table:table-cell table:style-name="ce1" office:value-type="float" office:value="26.9079689608103">
            <text:p>26.9079689608103</text:p>
          </table:table-cell>
          <table:table-cell table:style-name="ce1" office:value-type="float" office:value="30.2554037481661">
            <text:p>30.2554037481661</text:p>
          </table:table-cell>
          <table:table-cell table:style-name="ce1" office:value-type="float" office:value="29.7840298677167">
            <text:p>29.7840298677167</text:p>
          </table:table-cell>
        </table:table-row>
        <table:table-row>
          <table:table-cell/>
          <table:table-cell table:style-name="ce1" office:value-type="float" office:value="20.2302436683793">
            <text:p>20.2302436683793</text:p>
          </table:table-cell>
          <table:table-cell table:style-name="ce1" office:value-type="float" office:value="26.9025447266905">
            <text:p>26.9025447266905</text:p>
          </table:table-cell>
          <table:table-cell table:style-name="ce1" office:value-type="float" office:value="30.2522205943501">
            <text:p>30.2522205943501</text:p>
          </table:table-cell>
          <table:table-cell table:style-name="ce1" office:value-type="float" office:value="29.7765465866875">
            <text:p>29.7765465866875</text:p>
          </table:table-cell>
        </table:table-row>
        <table:table-row>
          <table:table-cell/>
          <table:table-cell table:style-name="ce1" office:value-type="float" office:value="20.1953628995544">
            <text:p>20.1953628995544</text:p>
          </table:table-cell>
          <table:table-cell table:style-name="ce1" office:value-type="float" office:value="26.8726832619292">
            <text:p>26.8726832619292</text:p>
          </table:table-cell>
          <table:table-cell table:style-name="ce1" office:value-type="float" office:value="30.2651613513053">
            <text:p>30.2651613513053</text:p>
          </table:table-cell>
          <table:table-cell table:style-name="ce1" office:value-type="float" office:value="29.785852311543">
            <text:p>29.785852311543</text:p>
          </table:table-cell>
        </table:table-row>
        <table:table-row>
          <table:table-cell/>
          <table:table-cell table:style-name="ce1" office:value-type="float" office:value="20.2155699227256">
            <text:p>20.2155699227256</text:p>
          </table:table-cell>
          <table:table-cell table:style-name="ce1" office:value-type="float" office:value="26.8957348526695">
            <text:p>26.8957348526695</text:p>
          </table:table-cell>
          <table:table-cell table:style-name="ce1" office:value-type="float" office:value="30.3329974943326">
            <text:p>30.3329974943326</text:p>
          </table:table-cell>
          <table:table-cell table:style-name="ce1" office:value-type="float" office:value="29.8425273819836">
            <text:p>29.8425273819836</text:p>
          </table:table-cell>
        </table:table-row>
        <table:table-row>
          <table:table-cell/>
          <table:table-cell table:style-name="ce1" office:value-type="float" office:value="20.2100919307141">
            <text:p>20.2100919307141</text:p>
          </table:table-cell>
          <table:table-cell table:style-name="ce1" office:value-type="float" office:value="26.883354777921">
            <text:p>26.883354777921</text:p>
          </table:table-cell>
          <table:table-cell table:style-name="ce1" office:value-type="float" office:value="30.2473360765826">
            <text:p>30.2473360765826</text:p>
          </table:table-cell>
          <table:table-cell table:style-name="ce1" office:value-type="float" office:value="29.7531041685243">
            <text:p>29.7531041685243</text:p>
          </table:table-cell>
        </table:table-row>
        <table:table-row>
          <table:table-cell/>
          <table:table-cell table:style-name="ce1" office:value-type="float" office:value="20.2239427984322">
            <text:p>20.2239427984322</text:p>
          </table:table-cell>
          <table:table-cell table:style-name="ce1" office:value-type="float" office:value="26.8818699640716">
            <text:p>26.8818699640716</text:p>
          </table:table-cell>
          <table:table-cell table:style-name="ce1" office:value-type="float" office:value="30.2552227460216">
            <text:p>30.2552227460216</text:p>
          </table:table-cell>
          <table:table-cell table:style-name="ce1" office:value-type="float" office:value="29.745580030756">
            <text:p>29.745580030756</text:p>
          </table:table-cell>
        </table:table-row>
        <table:table-row>
          <table:table-cell/>
          <table:table-cell table:style-name="ce1" office:value-type="float" office:value="20.2207079259708">
            <text:p>20.2207079259708</text:p>
          </table:table-cell>
          <table:table-cell table:style-name="ce1" office:value-type="float" office:value="26.9168291635604">
            <text:p>26.9168291635604</text:p>
          </table:table-cell>
          <table:table-cell table:style-name="ce1" office:value-type="float" office:value="30.2978180022653">
            <text:p>30.2978180022653</text:p>
          </table:table-cell>
          <table:table-cell table:style-name="ce1" office:value-type="float" office:value="29.7952358826989">
            <text:p>29.7952358826989</text:p>
          </table:table-cell>
        </table:table-row>
        <table:table-row>
          <table:table-cell/>
          <table:table-cell table:style-name="ce1" office:value-type="float" office:value="20.2196819611788">
            <text:p>20.2196819611788</text:p>
          </table:table-cell>
          <table:table-cell table:style-name="ce1" office:value-type="float" office:value="26.8983188243902">
            <text:p>26.8983188243902</text:p>
          </table:table-cell>
          <table:table-cell table:style-name="ce1" office:value-type="float" office:value="30.2808234351289">
            <text:p>30.2808234351289</text:p>
          </table:table-cell>
          <table:table-cell table:style-name="ce1" office:value-type="float" office:value="29.787161682262">
            <text:p>29.787161682262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84041250975316">
            <text:p>0.484041250975316</text:p>
          </table:table-cell>
          <table:table-cell table:style-name="ce1" office:value-type="float" office:value="0.730109898073216">
            <text:p>0.730109898073216</text:p>
          </table:table-cell>
          <table:table-cell table:style-name="ce1" office:value-type="float" office:value="0.83344471455625">
            <text:p>0.83344471455625</text:p>
          </table:table-cell>
          <table:table-cell table:style-name="ce1" office:value-type="float" office:value="0.82557223121636">
            <text:p>0.82557223121636</text:p>
          </table:table-cell>
        </table:table-row>
        <table:table-row>
          <table:table-cell/>
          <table:table-cell table:style-name="ce1" office:value-type="float" office:value="0.484590373926825">
            <text:p>0.484590373926825</text:p>
          </table:table-cell>
          <table:table-cell table:style-name="ce1" office:value-type="float" office:value="0.729813607158099">
            <text:p>0.729813607158099</text:p>
          </table:table-cell>
          <table:table-cell table:style-name="ce1" office:value-type="float" office:value="0.83363931411687">
            <text:p>0.83363931411687</text:p>
          </table:table-cell>
          <table:table-cell table:style-name="ce1" office:value-type="float" office:value="0.820908825637478">
            <text:p>0.820908825637478</text:p>
          </table:table-cell>
        </table:table-row>
        <table:table-row>
          <table:table-cell/>
          <table:table-cell table:style-name="ce1" office:value-type="float" office:value="0.48450733653288">
            <text:p>0.48450733653288</text:p>
          </table:table-cell>
          <table:table-cell table:style-name="ce1" office:value-type="float" office:value="0.731965797842535">
            <text:p>0.731965797842535</text:p>
          </table:table-cell>
          <table:table-cell table:style-name="ce1" office:value-type="float" office:value="0.831575535537893">
            <text:p>0.831575535537893</text:p>
          </table:table-cell>
          <table:table-cell table:style-name="ce1" office:value-type="float" office:value="0.821946944800725">
            <text:p>0.821946944800725</text:p>
          </table:table-cell>
        </table:table-row>
        <table:table-row>
          <table:table-cell/>
          <table:table-cell table:style-name="ce1" office:value-type="float" office:value="0.484943381020182">
            <text:p>0.484943381020182</text:p>
          </table:table-cell>
          <table:table-cell table:style-name="ce1" office:value-type="float" office:value="0.730450688663714">
            <text:p>0.730450688663714</text:p>
          </table:table-cell>
          <table:table-cell table:style-name="ce1" office:value-type="float" office:value="0.832499459051057">
            <text:p>0.832499459051057</text:p>
          </table:table-cell>
          <table:table-cell table:style-name="ce1" office:value-type="float" office:value="0.81905841468506">
            <text:p>0.81905841468506</text:p>
          </table:table-cell>
        </table:table-row>
        <table:table-row>
          <table:table-cell/>
          <table:table-cell table:style-name="ce1" office:value-type="float" office:value="0.483428852551918">
            <text:p>0.483428852551918</text:p>
          </table:table-cell>
          <table:table-cell table:style-name="ce1" office:value-type="float" office:value="0.729999819456598">
            <text:p>0.729999819456598</text:p>
          </table:table-cell>
          <table:table-cell table:style-name="ce1" office:value-type="float" office:value="0.837014557843292">
            <text:p>0.837014557843292</text:p>
          </table:table-cell>
          <table:table-cell table:style-name="ce1" office:value-type="float" office:value="0.819936556198595">
            <text:p>0.819936556198595</text:p>
          </table:table-cell>
        </table:table-row>
        <table:table-row>
          <table:table-cell/>
          <table:table-cell table:style-name="ce1" office:value-type="float" office:value="0.48454748372401">
            <text:p>0.48454748372401</text:p>
          </table:table-cell>
          <table:table-cell table:style-name="ce1" office:value-type="float" office:value="0.730400694114152">
            <text:p>0.730400694114152</text:p>
          </table:table-cell>
          <table:table-cell table:style-name="ce1" office:value-type="float" office:value="0.837668285421594">
            <text:p>0.837668285421594</text:p>
          </table:table-cell>
          <table:table-cell table:style-name="ce1" office:value-type="float" office:value="0.8206563705202">
            <text:p>0.8206563705202</text:p>
          </table:table-cell>
        </table:table-row>
        <table:table-row>
          <table:table-cell/>
          <table:table-cell table:style-name="ce1" office:value-type="float" office:value="0.483598427883067">
            <text:p>0.483598427883067</text:p>
          </table:table-cell>
          <table:table-cell table:style-name="ce1" office:value-type="float" office:value="0.72937439558006">
            <text:p>0.72937439558006</text:p>
          </table:table-cell>
          <table:table-cell table:style-name="ce1" office:value-type="float" office:value="0.836072862985065">
            <text:p>0.836072862985065</text:p>
          </table:table-cell>
          <table:table-cell table:style-name="ce1" office:value-type="float" office:value="0.823245499424628">
            <text:p>0.823245499424628</text:p>
          </table:table-cell>
        </table:table-row>
        <table:table-row>
          <table:table-cell/>
          <table:table-cell table:style-name="ce1" office:value-type="float" office:value="0.484746265163889">
            <text:p>0.484746265163889</text:p>
          </table:table-cell>
          <table:table-cell table:style-name="ce1" office:value-type="float" office:value="0.730280567061547">
            <text:p>0.730280567061547</text:p>
          </table:table-cell>
          <table:table-cell table:style-name="ce1" office:value-type="float" office:value="0.833107973668007">
            <text:p>0.833107973668007</text:p>
          </table:table-cell>
          <table:table-cell table:style-name="ce1" office:value-type="float" office:value="0.827369097471514">
            <text:p>0.827369097471514</text:p>
          </table:table-cell>
        </table:table-row>
        <table:table-row>
          <table:table-cell/>
          <table:table-cell table:style-name="ce1" office:value-type="float" office:value="0.484022657491351">
            <text:p>0.484022657491351</text:p>
          </table:table-cell>
          <table:table-cell table:style-name="ce1" office:value-type="float" office:value="0.731226774959408">
            <text:p>0.731226774959408</text:p>
          </table:table-cell>
          <table:table-cell table:style-name="ce1" office:value-type="float" office:value="0.831394523064122">
            <text:p>0.831394523064122</text:p>
          </table:table-cell>
          <table:table-cell table:style-name="ce1" office:value-type="float" office:value="0.819472277075754">
            <text:p>0.819472277075754</text:p>
          </table:table-cell>
        </table:table-row>
        <table:table-row>
          <table:table-cell/>
          <table:table-cell table:style-name="ce1" office:value-type="float" office:value="0.484458484325686">
            <text:p>0.484458484325686</text:p>
          </table:table-cell>
          <table:table-cell table:style-name="ce1" office:value-type="float" office:value="0.729194404586348">
            <text:p>0.729194404586348</text:p>
          </table:table-cell>
          <table:table-cell table:style-name="ce1" office:value-type="float" office:value="0.832427110875922">
            <text:p>0.832427110875922</text:p>
          </table:table-cell>
          <table:table-cell table:style-name="ce1" office:value-type="float" office:value="0.822330857804019">
            <text:p>0.822330857804019</text:p>
          </table:table-cell>
        </table:table-row>
      </table:table>
      <table:table table:name="'file:///mnt/Dados/vinma/documentos/Gradua%C3%A7%C3%A3o/TCC/results-partial/HW_C004_120.xlsx'#sigma_010" table:print="false" table:style-name="ta_extref">
        <table:table-source xlink:type="simple" xlink:href="../../results-partial/HW_C00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4_120.xlsx'#sigma_025" table:print="false" table:style-name="ta_extref">
        <table:table-source xlink:type="simple" xlink:href="../../results-partial/HW_C00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50" table:print="false" table:style-name="ta_extref">
        <table:table-source xlink:type="simple" xlink:href="../../results-partial/HW_C00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661921770897">
            <text:p>20.2661921770897</text:p>
          </table:table-cell>
          <table:table-cell table:style-name="ce1" office:value-type="float" office:value="25.2706284822431">
            <text:p>25.2706284822431</text:p>
          </table:table-cell>
          <table:table-cell table:style-name="ce1" office:value-type="float" office:value="28.2931673130004">
            <text:p>28.2931673130004</text:p>
          </table:table-cell>
          <table:table-cell table:style-name="ce1" office:value-type="float" office:value="27.2546836828399">
            <text:p>27.2546836828399</text:p>
          </table:table-cell>
        </table:table-row>
        <table:table-row>
          <table:table-cell/>
          <table:table-cell table:style-name="ce1" office:value-type="float" office:value="20.2588700455033">
            <text:p>20.2588700455033</text:p>
          </table:table-cell>
          <table:table-cell table:style-name="ce1" office:value-type="float" office:value="25.2778677219868">
            <text:p>25.2778677219868</text:p>
          </table:table-cell>
          <table:table-cell table:style-name="ce1" office:value-type="float" office:value="28.3541045045839">
            <text:p>28.3541045045839</text:p>
          </table:table-cell>
          <table:table-cell table:style-name="ce1" office:value-type="float" office:value="27.2952621100396">
            <text:p>27.2952621100396</text:p>
          </table:table-cell>
        </table:table-row>
        <table:table-row>
          <table:table-cell/>
          <table:table-cell table:style-name="ce1" office:value-type="float" office:value="20.2549658973274">
            <text:p>20.2549658973274</text:p>
          </table:table-cell>
          <table:table-cell table:style-name="ce1" office:value-type="float" office:value="25.2943694819821">
            <text:p>25.2943694819821</text:p>
          </table:table-cell>
          <table:table-cell table:style-name="ce1" office:value-type="float" office:value="28.3458731787256">
            <text:p>28.3458731787256</text:p>
          </table:table-cell>
          <table:table-cell table:style-name="ce1" office:value-type="float" office:value="27.2940037418746">
            <text:p>27.2940037418746</text:p>
          </table:table-cell>
        </table:table-row>
        <table:table-row>
          <table:table-cell/>
          <table:table-cell table:style-name="ce1" office:value-type="float" office:value="20.2484935083495">
            <text:p>20.2484935083495</text:p>
          </table:table-cell>
          <table:table-cell table:style-name="ce1" office:value-type="float" office:value="25.2953069058039">
            <text:p>25.2953069058039</text:p>
          </table:table-cell>
          <table:table-cell table:style-name="ce1" office:value-type="float" office:value="28.3474786971494">
            <text:p>28.3474786971494</text:p>
          </table:table-cell>
          <table:table-cell table:style-name="ce1" office:value-type="float" office:value="27.2967673597931">
            <text:p>27.2967673597931</text:p>
          </table:table-cell>
        </table:table-row>
        <table:table-row>
          <table:table-cell/>
          <table:table-cell table:style-name="ce1" office:value-type="float" office:value="20.2765564323063">
            <text:p>20.2765564323063</text:p>
          </table:table-cell>
          <table:table-cell table:style-name="ce1" office:value-type="float" office:value="25.2905155150216">
            <text:p>25.2905155150216</text:p>
          </table:table-cell>
          <table:table-cell table:style-name="ce1" office:value-type="float" office:value="28.3498390219431">
            <text:p>28.3498390219431</text:p>
          </table:table-cell>
          <table:table-cell table:style-name="ce1" office:value-type="float" office:value="27.2963588004104">
            <text:p>27.2963588004104</text:p>
          </table:table-cell>
        </table:table-row>
        <table:table-row>
          <table:table-cell/>
          <table:table-cell table:style-name="ce1" office:value-type="float" office:value="20.2619152479962">
            <text:p>20.2619152479962</text:p>
          </table:table-cell>
          <table:table-cell table:style-name="ce1" office:value-type="float" office:value="25.2984278363683">
            <text:p>25.2984278363683</text:p>
          </table:table-cell>
          <table:table-cell table:style-name="ce1" office:value-type="float" office:value="28.3527319050343">
            <text:p>28.3527319050343</text:p>
          </table:table-cell>
          <table:table-cell table:style-name="ce1" office:value-type="float" office:value="27.2948475114455">
            <text:p>27.2948475114455</text:p>
          </table:table-cell>
        </table:table-row>
        <table:table-row>
          <table:table-cell/>
          <table:table-cell table:style-name="ce1" office:value-type="float" office:value="20.256854827918">
            <text:p>20.256854827918</text:p>
          </table:table-cell>
          <table:table-cell table:style-name="ce1" office:value-type="float" office:value="25.2851733776161">
            <text:p>25.2851733776161</text:p>
          </table:table-cell>
          <table:table-cell table:style-name="ce1" office:value-type="float" office:value="28.3480807338313">
            <text:p>28.3480807338313</text:p>
          </table:table-cell>
          <table:table-cell table:style-name="ce1" office:value-type="float" office:value="27.3192739498715">
            <text:p>27.3192739498715</text:p>
          </table:table-cell>
        </table:table-row>
        <table:table-row>
          <table:table-cell/>
          <table:table-cell table:style-name="ce1" office:value-type="float" office:value="20.2776257276431">
            <text:p>20.2776257276431</text:p>
          </table:table-cell>
          <table:table-cell table:style-name="ce1" office:value-type="float" office:value="25.3081029384132">
            <text:p>25.3081029384132</text:p>
          </table:table-cell>
          <table:table-cell table:style-name="ce1" office:value-type="float" office:value="28.3400671571713">
            <text:p>28.3400671571713</text:p>
          </table:table-cell>
          <table:table-cell table:style-name="ce1" office:value-type="float" office:value="27.2938617304445">
            <text:p>27.2938617304445</text:p>
          </table:table-cell>
        </table:table-row>
        <table:table-row>
          <table:table-cell/>
          <table:table-cell table:style-name="ce1" office:value-type="float" office:value="20.2623545390972">
            <text:p>20.2623545390972</text:p>
          </table:table-cell>
          <table:table-cell table:style-name="ce1" office:value-type="float" office:value="25.2753296998141">
            <text:p>25.2753296998141</text:p>
          </table:table-cell>
          <table:table-cell table:style-name="ce1" office:value-type="float" office:value="28.3161504702205">
            <text:p>28.3161504702205</text:p>
          </table:table-cell>
          <table:table-cell table:style-name="ce1" office:value-type="float" office:value="27.2725867926998">
            <text:p>27.2725867926998</text:p>
          </table:table-cell>
        </table:table-row>
        <table:table-row>
          <table:table-cell/>
          <table:table-cell table:style-name="ce1" office:value-type="float" office:value="20.2622345852613">
            <text:p>20.2622345852613</text:p>
          </table:table-cell>
          <table:table-cell table:style-name="ce1" office:value-type="float" office:value="25.2894638171662">
            <text:p>25.2894638171662</text:p>
          </table:table-cell>
          <table:table-cell table:style-name="ce1" office:value-type="float" office:value="28.3339309640374">
            <text:p>28.3339309640374</text:p>
          </table:table-cell>
          <table:table-cell table:style-name="ce1" office:value-type="float" office:value="27.285753681474">
            <text:p>27.28575368147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9490896108632">
            <text:p>0.559490896108632</text:p>
          </table:table-cell>
          <table:table-cell table:style-name="ce1" office:value-type="float" office:value="0.758452121548606">
            <text:p>0.758452121548606</text:p>
          </table:table-cell>
          <table:table-cell table:style-name="ce1" office:value-type="float" office:value="0.854440277375163">
            <text:p>0.854440277375163</text:p>
          </table:table-cell>
          <table:table-cell table:style-name="ce1" office:value-type="float" office:value="0.825769884656896">
            <text:p>0.825769884656896</text:p>
          </table:table-cell>
        </table:table-row>
        <table:table-row>
          <table:table-cell/>
          <table:table-cell table:style-name="ce1" office:value-type="float" office:value="0.560444038228801">
            <text:p>0.560444038228801</text:p>
          </table:table-cell>
          <table:table-cell table:style-name="ce1" office:value-type="float" office:value="0.762640631381987">
            <text:p>0.762640631381987</text:p>
          </table:table-cell>
          <table:table-cell table:style-name="ce1" office:value-type="float" office:value="0.857257440956737">
            <text:p>0.857257440956737</text:p>
          </table:table-cell>
          <table:table-cell table:style-name="ce1" office:value-type="float" office:value="0.827276842836231">
            <text:p>0.827276842836231</text:p>
          </table:table-cell>
        </table:table-row>
        <table:table-row>
          <table:table-cell/>
          <table:table-cell table:style-name="ce1" office:value-type="float" office:value="0.55993514235372">
            <text:p>0.55993514235372</text:p>
          </table:table-cell>
          <table:table-cell table:style-name="ce1" office:value-type="float" office:value="0.761010615171012">
            <text:p>0.761010615171012</text:p>
          </table:table-cell>
          <table:table-cell table:style-name="ce1" office:value-type="float" office:value="0.855775855347963">
            <text:p>0.855775855347963</text:p>
          </table:table-cell>
          <table:table-cell table:style-name="ce1" office:value-type="float" office:value="0.825402404960229">
            <text:p>0.825402404960229</text:p>
          </table:table-cell>
        </table:table-row>
        <table:table-row>
          <table:table-cell/>
          <table:table-cell table:style-name="ce1" office:value-type="float" office:value="0.559905365883827">
            <text:p>0.559905365883827</text:p>
          </table:table-cell>
          <table:table-cell table:style-name="ce1" office:value-type="float" office:value="0.761434370028996">
            <text:p>0.761434370028996</text:p>
          </table:table-cell>
          <table:table-cell table:style-name="ce1" office:value-type="float" office:value="0.856640786090086">
            <text:p>0.856640786090086</text:p>
          </table:table-cell>
          <table:table-cell table:style-name="ce1" office:value-type="float" office:value="0.827311136719741">
            <text:p>0.827311136719741</text:p>
          </table:table-cell>
        </table:table-row>
        <table:table-row>
          <table:table-cell/>
          <table:table-cell table:style-name="ce1" office:value-type="float" office:value="0.560542756479238">
            <text:p>0.560542756479238</text:p>
          </table:table-cell>
          <table:table-cell table:style-name="ce1" office:value-type="float" office:value="0.760550241057952">
            <text:p>0.760550241057952</text:p>
          </table:table-cell>
          <table:table-cell table:style-name="ce1" office:value-type="float" office:value="0.856915710746021">
            <text:p>0.856915710746021</text:p>
          </table:table-cell>
          <table:table-cell table:style-name="ce1" office:value-type="float" office:value="0.82491648892417">
            <text:p>0.82491648892417</text:p>
          </table:table-cell>
        </table:table-row>
        <table:table-row>
          <table:table-cell/>
          <table:table-cell table:style-name="ce1" office:value-type="float" office:value="0.559810031239081">
            <text:p>0.559810031239081</text:p>
          </table:table-cell>
          <table:table-cell table:style-name="ce1" office:value-type="float" office:value="0.760635775075607">
            <text:p>0.760635775075607</text:p>
          </table:table-cell>
          <table:table-cell table:style-name="ce1" office:value-type="float" office:value="0.855314294995841">
            <text:p>0.855314294995841</text:p>
          </table:table-cell>
          <table:table-cell table:style-name="ce1" office:value-type="float" office:value="0.825130979339784">
            <text:p>0.825130979339784</text:p>
          </table:table-cell>
        </table:table-row>
        <table:table-row>
          <table:table-cell/>
          <table:table-cell table:style-name="ce1" office:value-type="float" office:value="0.559670364080372">
            <text:p>0.559670364080372</text:p>
          </table:table-cell>
          <table:table-cell table:style-name="ce1" office:value-type="float" office:value="0.759857470067628">
            <text:p>0.759857470067628</text:p>
          </table:table-cell>
          <table:table-cell table:style-name="ce1" office:value-type="float" office:value="0.856076925081037">
            <text:p>0.856076925081037</text:p>
          </table:table-cell>
          <table:table-cell table:style-name="ce1" office:value-type="float" office:value="0.827007425968971">
            <text:p>0.827007425968971</text:p>
          </table:table-cell>
        </table:table-row>
        <table:table-row>
          <table:table-cell/>
          <table:table-cell table:style-name="ce1" office:value-type="float" office:value="0.560862147623285">
            <text:p>0.560862147623285</text:p>
          </table:table-cell>
          <table:table-cell table:style-name="ce1" office:value-type="float" office:value="0.761403383984099">
            <text:p>0.761403383984099</text:p>
          </table:table-cell>
          <table:table-cell table:style-name="ce1" office:value-type="float" office:value="0.858217947416397">
            <text:p>0.858217947416397</text:p>
          </table:table-cell>
          <table:table-cell table:style-name="ce1" office:value-type="float" office:value="0.82702144684427">
            <text:p>0.82702144684427</text:p>
          </table:table-cell>
        </table:table-row>
        <table:table-row>
          <table:table-cell/>
          <table:table-cell table:style-name="ce1" office:value-type="float" office:value="0.559203616273664">
            <text:p>0.559203616273664</text:p>
          </table:table-cell>
          <table:table-cell table:style-name="ce1" office:value-type="float" office:value="0.760328865909513">
            <text:p>0.760328865909513</text:p>
          </table:table-cell>
          <table:table-cell table:style-name="ce1" office:value-type="float" office:value="0.854099498393577">
            <text:p>0.854099498393577</text:p>
          </table:table-cell>
          <table:table-cell table:style-name="ce1" office:value-type="float" office:value="0.824359040364288">
            <text:p>0.824359040364288</text:p>
          </table:table-cell>
        </table:table-row>
        <table:table-row>
          <table:table-cell/>
          <table:table-cell table:style-name="ce1" office:value-type="float" office:value="0.559800870107442">
            <text:p>0.559800870107442</text:p>
          </table:table-cell>
          <table:table-cell table:style-name="ce1" office:value-type="float" office:value="0.760384842920322">
            <text:p>0.760384842920322</text:p>
          </table:table-cell>
          <table:table-cell table:style-name="ce1" office:value-type="float" office:value="0.854270306654023">
            <text:p>0.854270306654023</text:p>
          </table:table-cell>
          <table:table-cell table:style-name="ce1" office:value-type="float" office:value="0.826198277737992">
            <text:p>0.826198277737992</text:p>
          </table:table-cell>
        </table:table-row>
      </table:table>
      <table:table table:name="'file:///mnt/Dados/vinma/documentos/Gradua%C3%A7%C3%A3o/TCC/results-partial/HW_C009_120.xlsx'#sigma_010" table:print="false" table:style-name="ta_extref">
        <table:table-source xlink:type="simple" xlink:href="../../results-partial/HW_C00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9_120.xlsx'#sigma_025" table:print="false" table:style-name="ta_extref">
        <table:table-source xlink:type="simple" xlink:href="../../results-partial/HW_C00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50" table:print="false" table:style-name="ta_extref">
        <table:table-source xlink:type="simple" xlink:href="../../results-partial/HW_C00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40286717068">
            <text:p>20.2140286717068</text:p>
          </table:table-cell>
          <table:table-cell table:style-name="ce1" office:value-type="float" office:value="23.8178638767577">
            <text:p>23.8178638767577</text:p>
          </table:table-cell>
          <table:table-cell table:style-name="ce1" office:value-type="float" office:value="25.9503117708817">
            <text:p>25.9503117708817</text:p>
          </table:table-cell>
          <table:table-cell table:style-name="ce1" office:value-type="float" office:value="24.830291397316">
            <text:p>24.830291397316</text:p>
          </table:table-cell>
        </table:table-row>
        <table:table-row>
          <table:table-cell/>
          <table:table-cell table:style-name="ce1" office:value-type="float" office:value="20.2175279197006">
            <text:p>20.2175279197006</text:p>
          </table:table-cell>
          <table:table-cell table:style-name="ce1" office:value-type="float" office:value="23.828621399756">
            <text:p>23.828621399756</text:p>
          </table:table-cell>
          <table:table-cell table:style-name="ce1" office:value-type="float" office:value="25.9695800674853">
            <text:p>25.9695800674853</text:p>
          </table:table-cell>
          <table:table-cell table:style-name="ce1" office:value-type="float" office:value="24.8511402543657">
            <text:p>24.8511402543657</text:p>
          </table:table-cell>
        </table:table-row>
        <table:table-row>
          <table:table-cell/>
          <table:table-cell table:style-name="ce1" office:value-type="float" office:value="20.1920389558448">
            <text:p>20.1920389558448</text:p>
          </table:table-cell>
          <table:table-cell table:style-name="ce1" office:value-type="float" office:value="23.8193330058658">
            <text:p>23.8193330058658</text:p>
          </table:table-cell>
          <table:table-cell table:style-name="ce1" office:value-type="float" office:value="25.9708369094227">
            <text:p>25.9708369094227</text:p>
          </table:table-cell>
          <table:table-cell table:style-name="ce1" office:value-type="float" office:value="24.8537546594123">
            <text:p>24.8537546594123</text:p>
          </table:table-cell>
        </table:table-row>
        <table:table-row>
          <table:table-cell/>
          <table:table-cell table:style-name="ce1" office:value-type="float" office:value="20.217696088218">
            <text:p>20.217696088218</text:p>
          </table:table-cell>
          <table:table-cell table:style-name="ce1" office:value-type="float" office:value="23.8070641882711">
            <text:p>23.8070641882711</text:p>
          </table:table-cell>
          <table:table-cell table:style-name="ce1" office:value-type="float" office:value="25.965376360988">
            <text:p>25.965376360988</text:p>
          </table:table-cell>
          <table:table-cell table:style-name="ce1" office:value-type="float" office:value="24.8369102349968">
            <text:p>24.8369102349968</text:p>
          </table:table-cell>
        </table:table-row>
        <table:table-row>
          <table:table-cell/>
          <table:table-cell table:style-name="ce1" office:value-type="float" office:value="20.210368776665">
            <text:p>20.210368776665</text:p>
          </table:table-cell>
          <table:table-cell table:style-name="ce1" office:value-type="float" office:value="23.834011747127">
            <text:p>23.834011747127</text:p>
          </table:table-cell>
          <table:table-cell table:style-name="ce1" office:value-type="float" office:value="25.9743812521558">
            <text:p>25.9743812521558</text:p>
          </table:table-cell>
          <table:table-cell table:style-name="ce1" office:value-type="float" office:value="24.8501830983193">
            <text:p>24.8501830983193</text:p>
          </table:table-cell>
        </table:table-row>
        <table:table-row>
          <table:table-cell/>
          <table:table-cell table:style-name="ce1" office:value-type="float" office:value="20.22658829876">
            <text:p>20.22658829876</text:p>
          </table:table-cell>
          <table:table-cell table:style-name="ce1" office:value-type="float" office:value="23.8484493542">
            <text:p>23.8484493542</text:p>
          </table:table-cell>
          <table:table-cell table:style-name="ce1" office:value-type="float" office:value="25.9777262980281">
            <text:p>25.9777262980281</text:p>
          </table:table-cell>
          <table:table-cell table:style-name="ce1" office:value-type="float" office:value="24.8549165315397">
            <text:p>24.8549165315397</text:p>
          </table:table-cell>
        </table:table-row>
        <table:table-row>
          <table:table-cell/>
          <table:table-cell table:style-name="ce1" office:value-type="float" office:value="20.2113887543893">
            <text:p>20.2113887543893</text:p>
          </table:table-cell>
          <table:table-cell table:style-name="ce1" office:value-type="float" office:value="23.8231730323387">
            <text:p>23.8231730323387</text:p>
          </table:table-cell>
          <table:table-cell table:style-name="ce1" office:value-type="float" office:value="25.9507660778065">
            <text:p>25.9507660778065</text:p>
          </table:table-cell>
          <table:table-cell table:style-name="ce1" office:value-type="float" office:value="24.8282694210406">
            <text:p>24.8282694210406</text:p>
          </table:table-cell>
        </table:table-row>
        <table:table-row>
          <table:table-cell/>
          <table:table-cell table:style-name="ce1" office:value-type="float" office:value="20.2077633307548">
            <text:p>20.2077633307548</text:p>
          </table:table-cell>
          <table:table-cell table:style-name="ce1" office:value-type="float" office:value="23.8272108432076">
            <text:p>23.8272108432076</text:p>
          </table:table-cell>
          <table:table-cell table:style-name="ce1" office:value-type="float" office:value="25.9549330451938">
            <text:p>25.9549330451938</text:p>
          </table:table-cell>
          <table:table-cell table:style-name="ce1" office:value-type="float" office:value="24.845035784391">
            <text:p>24.845035784391</text:p>
          </table:table-cell>
        </table:table-row>
        <table:table-row>
          <table:table-cell/>
          <table:table-cell table:style-name="ce1" office:value-type="float" office:value="20.2194295611746">
            <text:p>20.2194295611746</text:p>
          </table:table-cell>
          <table:table-cell table:style-name="ce1" office:value-type="float" office:value="23.8127351194466">
            <text:p>23.8127351194466</text:p>
          </table:table-cell>
          <table:table-cell table:style-name="ce1" office:value-type="float" office:value="25.9431261995974">
            <text:p>25.9431261995974</text:p>
          </table:table-cell>
          <table:table-cell table:style-name="ce1" office:value-type="float" office:value="24.8173272104264">
            <text:p>24.8173272104264</text:p>
          </table:table-cell>
        </table:table-row>
        <table:table-row>
          <table:table-cell/>
          <table:table-cell table:style-name="ce1" office:value-type="float" office:value="20.2185943925689">
            <text:p>20.2185943925689</text:p>
          </table:table-cell>
          <table:table-cell table:style-name="ce1" office:value-type="float" office:value="23.8207068913822">
            <text:p>23.8207068913822</text:p>
          </table:table-cell>
          <table:table-cell table:style-name="ce1" office:value-type="float" office:value="25.9553015684295">
            <text:p>25.9553015684295</text:p>
          </table:table-cell>
          <table:table-cell table:style-name="ce1" office:value-type="float" office:value="24.8266825227514">
            <text:p>24.82668252275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98905937522959">
            <text:p>0.698905937522959</text:p>
          </table:table-cell>
          <table:table-cell table:style-name="ce1" office:value-type="float" office:value="0.806282659700653">
            <text:p>0.806282659700653</text:p>
          </table:table-cell>
          <table:table-cell table:style-name="ce1" office:value-type="float" office:value="0.85891654761116">
            <text:p>0.85891654761116</text:p>
          </table:table-cell>
          <table:table-cell table:style-name="ce1" office:value-type="float" office:value="0.815573203804976">
            <text:p>0.815573203804976</text:p>
          </table:table-cell>
        </table:table-row>
        <table:table-row>
          <table:table-cell/>
          <table:table-cell table:style-name="ce1" office:value-type="float" office:value="0.698940326214745">
            <text:p>0.698940326214745</text:p>
          </table:table-cell>
          <table:table-cell table:style-name="ce1" office:value-type="float" office:value="0.806639078564282">
            <text:p>0.806639078564282</text:p>
          </table:table-cell>
          <table:table-cell table:style-name="ce1" office:value-type="float" office:value="0.859726903234327">
            <text:p>0.859726903234327</text:p>
          </table:table-cell>
          <table:table-cell table:style-name="ce1" office:value-type="float" office:value="0.816586512822285">
            <text:p>0.816586512822285</text:p>
          </table:table-cell>
        </table:table-row>
        <table:table-row>
          <table:table-cell/>
          <table:table-cell table:style-name="ce1" office:value-type="float" office:value="0.697698011958965">
            <text:p>0.697698011958965</text:p>
          </table:table-cell>
          <table:table-cell table:style-name="ce1" office:value-type="float" office:value="0.806406887904917">
            <text:p>0.806406887904917</text:p>
          </table:table-cell>
          <table:table-cell table:style-name="ce1" office:value-type="float" office:value="0.859108944501399">
            <text:p>0.859108944501399</text:p>
          </table:table-cell>
          <table:table-cell table:style-name="ce1" office:value-type="float" office:value="0.816242490748011">
            <text:p>0.816242490748011</text:p>
          </table:table-cell>
        </table:table-row>
        <table:table-row>
          <table:table-cell/>
          <table:table-cell table:style-name="ce1" office:value-type="float" office:value="0.698412365090369">
            <text:p>0.698412365090369</text:p>
          </table:table-cell>
          <table:table-cell table:style-name="ce1" office:value-type="float" office:value="0.805577132942414">
            <text:p>0.805577132942414</text:p>
          </table:table-cell>
          <table:table-cell table:style-name="ce1" office:value-type="float" office:value="0.859296340237273">
            <text:p>0.859296340237273</text:p>
          </table:table-cell>
          <table:table-cell table:style-name="ce1" office:value-type="float" office:value="0.81477633110544">
            <text:p>0.81477633110544</text:p>
          </table:table-cell>
        </table:table-row>
        <table:table-row>
          <table:table-cell/>
          <table:table-cell table:style-name="ce1" office:value-type="float" office:value="0.698660714319044">
            <text:p>0.698660714319044</text:p>
          </table:table-cell>
          <table:table-cell table:style-name="ce1" office:value-type="float" office:value="0.806729275313856">
            <text:p>0.806729275313856</text:p>
          </table:table-cell>
          <table:table-cell table:style-name="ce1" office:value-type="float" office:value="0.859124918024698">
            <text:p>0.859124918024698</text:p>
          </table:table-cell>
          <table:table-cell table:style-name="ce1" office:value-type="float" office:value="0.815843166026484">
            <text:p>0.815843166026484</text:p>
          </table:table-cell>
        </table:table-row>
        <table:table-row>
          <table:table-cell/>
          <table:table-cell table:style-name="ce1" office:value-type="float" office:value="0.699946078732299">
            <text:p>0.699946078732299</text:p>
          </table:table-cell>
          <table:table-cell table:style-name="ce1" office:value-type="float" office:value="0.80794981257966">
            <text:p>0.80794981257966</text:p>
          </table:table-cell>
          <table:table-cell table:style-name="ce1" office:value-type="float" office:value="0.860143726288863">
            <text:p>0.860143726288863</text:p>
          </table:table-cell>
          <table:table-cell table:style-name="ce1" office:value-type="float" office:value="0.816931345723863">
            <text:p>0.816931345723863</text:p>
          </table:table-cell>
        </table:table-row>
        <table:table-row>
          <table:table-cell/>
          <table:table-cell table:style-name="ce1" office:value-type="float" office:value="0.698546126549832">
            <text:p>0.698546126549832</text:p>
          </table:table-cell>
          <table:table-cell table:style-name="ce1" office:value-type="float" office:value="0.80667977812518">
            <text:p>0.80667977812518</text:p>
          </table:table-cell>
          <table:table-cell table:style-name="ce1" office:value-type="float" office:value="0.858074819946908">
            <text:p>0.858074819946908</text:p>
          </table:table-cell>
          <table:table-cell table:style-name="ce1" office:value-type="float" office:value="0.814832544500636">
            <text:p>0.814832544500636</text:p>
          </table:table-cell>
        </table:table-row>
        <table:table-row>
          <table:table-cell/>
          <table:table-cell table:style-name="ce1" office:value-type="float" office:value="0.698541830602315">
            <text:p>0.698541830602315</text:p>
          </table:table-cell>
          <table:table-cell table:style-name="ce1" office:value-type="float" office:value="0.806706123912535">
            <text:p>0.806706123912535</text:p>
          </table:table-cell>
          <table:table-cell table:style-name="ce1" office:value-type="float" office:value="0.858873303530072">
            <text:p>0.858873303530072</text:p>
          </table:table-cell>
          <table:table-cell table:style-name="ce1" office:value-type="float" office:value="0.815844661646079">
            <text:p>0.815844661646079</text:p>
          </table:table-cell>
        </table:table-row>
        <table:table-row>
          <table:table-cell/>
          <table:table-cell table:style-name="ce1" office:value-type="float" office:value="0.698740790055767">
            <text:p>0.698740790055767</text:p>
          </table:table-cell>
          <table:table-cell table:style-name="ce1" office:value-type="float" office:value="0.806578588617237">
            <text:p>0.806578588617237</text:p>
          </table:table-cell>
          <table:table-cell table:style-name="ce1" office:value-type="float" office:value="0.858593039667273">
            <text:p>0.858593039667273</text:p>
          </table:table-cell>
          <table:table-cell table:style-name="ce1" office:value-type="float" office:value="0.81509227055039">
            <text:p>0.81509227055039</text:p>
          </table:table-cell>
        </table:table-row>
        <table:table-row>
          <table:table-cell/>
          <table:table-cell table:style-name="ce1" office:value-type="float" office:value="0.698965131952945">
            <text:p>0.698965131952945</text:p>
          </table:table-cell>
          <table:table-cell table:style-name="ce1" office:value-type="float" office:value="0.80688274739289">
            <text:p>0.80688274739289</text:p>
          </table:table-cell>
          <table:table-cell table:style-name="ce1" office:value-type="float" office:value="0.858595095524391">
            <text:p>0.858595095524391</text:p>
          </table:table-cell>
          <table:table-cell table:style-name="ce1" office:value-type="float" office:value="0.815554374114504">
            <text:p>0.815554374114504</text:p>
          </table:table-cell>
        </table:table-row>
      </table:table>
      <table:table table:name="'file:///mnt/Dados/vinma/documentos/Gradua%C3%A7%C3%A3o/TCC/results-partial/HW_C011_120.xlsx'#sigma_010" table:print="false" table:style-name="ta_extref">
        <table:table-source xlink:type="simple" xlink:href="../../results-partial/HW_C01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1_120.xlsx'#sigma_025" table:print="false" table:style-name="ta_extref">
        <table:table-source xlink:type="simple" xlink:href="../../results-partial/HW_C01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50" table:print="false" table:style-name="ta_extref">
        <table:table-source xlink:type="simple" xlink:href="../../results-partial/HW_C01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430730920782">
            <text:p>20.2430730920782</text:p>
          </table:table-cell>
          <table:table-cell table:style-name="ce1" office:value-type="float" office:value="23.7874452832382">
            <text:p>23.7874452832382</text:p>
          </table:table-cell>
          <table:table-cell table:style-name="ce1" office:value-type="float" office:value="28.0289187315726">
            <text:p>28.0289187315726</text:p>
          </table:table-cell>
          <table:table-cell table:style-name="ce1" office:value-type="float" office:value="27.1391516764875">
            <text:p>27.1391516764875</text:p>
          </table:table-cell>
        </table:table-row>
        <table:table-row>
          <table:table-cell/>
          <table:table-cell table:style-name="ce1" office:value-type="float" office:value="20.2391723157599">
            <text:p>20.2391723157599</text:p>
          </table:table-cell>
          <table:table-cell table:style-name="ce1" office:value-type="float" office:value="23.8247242608239">
            <text:p>23.8247242608239</text:p>
          </table:table-cell>
          <table:table-cell table:style-name="ce1" office:value-type="float" office:value="28.0301392391813">
            <text:p>28.0301392391813</text:p>
          </table:table-cell>
          <table:table-cell table:style-name="ce1" office:value-type="float" office:value="27.1405429946905">
            <text:p>27.1405429946905</text:p>
          </table:table-cell>
        </table:table-row>
        <table:table-row>
          <table:table-cell/>
          <table:table-cell table:style-name="ce1" office:value-type="float" office:value="20.2257365690353">
            <text:p>20.2257365690353</text:p>
          </table:table-cell>
          <table:table-cell table:style-name="ce1" office:value-type="float" office:value="23.8027773301201">
            <text:p>23.8027773301201</text:p>
          </table:table-cell>
          <table:table-cell table:style-name="ce1" office:value-type="float" office:value="28.0617940349619">
            <text:p>28.0617940349619</text:p>
          </table:table-cell>
          <table:table-cell table:style-name="ce1" office:value-type="float" office:value="27.1804594120341">
            <text:p>27.1804594120341</text:p>
          </table:table-cell>
        </table:table-row>
        <table:table-row>
          <table:table-cell/>
          <table:table-cell table:style-name="ce1" office:value-type="float" office:value="20.2255343799054">
            <text:p>20.2255343799054</text:p>
          </table:table-cell>
          <table:table-cell table:style-name="ce1" office:value-type="float" office:value="23.8117776486026">
            <text:p>23.8117776486026</text:p>
          </table:table-cell>
          <table:table-cell table:style-name="ce1" office:value-type="float" office:value="28.0735643749904">
            <text:p>28.0735643749904</text:p>
          </table:table-cell>
          <table:table-cell table:style-name="ce1" office:value-type="float" office:value="27.1932554205028">
            <text:p>27.1932554205028</text:p>
          </table:table-cell>
        </table:table-row>
        <table:table-row>
          <table:table-cell/>
          <table:table-cell table:style-name="ce1" office:value-type="float" office:value="20.2477130372706">
            <text:p>20.2477130372706</text:p>
          </table:table-cell>
          <table:table-cell table:style-name="ce1" office:value-type="float" office:value="23.7841858750359">
            <text:p>23.7841858750359</text:p>
          </table:table-cell>
          <table:table-cell table:style-name="ce1" office:value-type="float" office:value="28.0158615741803">
            <text:p>28.0158615741803</text:p>
          </table:table-cell>
          <table:table-cell table:style-name="ce1" office:value-type="float" office:value="27.1037394665657">
            <text:p>27.1037394665657</text:p>
          </table:table-cell>
        </table:table-row>
        <table:table-row>
          <table:table-cell/>
          <table:table-cell table:style-name="ce1" office:value-type="float" office:value="20.2200245781487">
            <text:p>20.2200245781487</text:p>
          </table:table-cell>
          <table:table-cell table:style-name="ce1" office:value-type="float" office:value="23.8154777911375">
            <text:p>23.8154777911375</text:p>
          </table:table-cell>
          <table:table-cell table:style-name="ce1" office:value-type="float" office:value="28.0283717759306">
            <text:p>28.0283717759306</text:p>
          </table:table-cell>
          <table:table-cell table:style-name="ce1" office:value-type="float" office:value="27.1497822986457">
            <text:p>27.1497822986457</text:p>
          </table:table-cell>
        </table:table-row>
        <table:table-row>
          <table:table-cell/>
          <table:table-cell table:style-name="ce1" office:value-type="float" office:value="20.2481903268436">
            <text:p>20.2481903268436</text:p>
          </table:table-cell>
          <table:table-cell table:style-name="ce1" office:value-type="float" office:value="23.8161345982819">
            <text:p>23.8161345982819</text:p>
          </table:table-cell>
          <table:table-cell table:style-name="ce1" office:value-type="float" office:value="28.0506614108543">
            <text:p>28.0506614108543</text:p>
          </table:table-cell>
          <table:table-cell table:style-name="ce1" office:value-type="float" office:value="27.1676558068262">
            <text:p>27.1676558068262</text:p>
          </table:table-cell>
        </table:table-row>
        <table:table-row>
          <table:table-cell/>
          <table:table-cell table:style-name="ce1" office:value-type="float" office:value="20.2706716907999">
            <text:p>20.2706716907999</text:p>
          </table:table-cell>
          <table:table-cell table:style-name="ce1" office:value-type="float" office:value="23.818333803641">
            <text:p>23.818333803641</text:p>
          </table:table-cell>
          <table:table-cell table:style-name="ce1" office:value-type="float" office:value="28.0589423956152">
            <text:p>28.0589423956152</text:p>
          </table:table-cell>
          <table:table-cell table:style-name="ce1" office:value-type="float" office:value="27.1432884531295">
            <text:p>27.1432884531295</text:p>
          </table:table-cell>
        </table:table-row>
        <table:table-row>
          <table:table-cell/>
          <table:table-cell table:style-name="ce1" office:value-type="float" office:value="20.2237648653138">
            <text:p>20.2237648653138</text:p>
          </table:table-cell>
          <table:table-cell table:style-name="ce1" office:value-type="float" office:value="23.7937935942496">
            <text:p>23.7937935942496</text:p>
          </table:table-cell>
          <table:table-cell table:style-name="ce1" office:value-type="float" office:value="28.011949112307">
            <text:p>28.011949112307</text:p>
          </table:table-cell>
          <table:table-cell table:style-name="ce1" office:value-type="float" office:value="27.12450285133">
            <text:p>27.12450285133</text:p>
          </table:table-cell>
        </table:table-row>
        <table:table-row>
          <table:table-cell/>
          <table:table-cell table:style-name="ce1" office:value-type="float" office:value="20.2363175972344">
            <text:p>20.2363175972344</text:p>
          </table:table-cell>
          <table:table-cell table:style-name="ce1" office:value-type="float" office:value="23.7959577006472">
            <text:p>23.7959577006472</text:p>
          </table:table-cell>
          <table:table-cell table:style-name="ce1" office:value-type="float" office:value="28.0320742193643">
            <text:p>28.0320742193643</text:p>
          </table:table-cell>
          <table:table-cell table:style-name="ce1" office:value-type="float" office:value="27.1279450128756">
            <text:p>27.12794501287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19782411632441">
            <text:p>0.619782411632441</text:p>
          </table:table-cell>
          <table:table-cell table:style-name="ce1" office:value-type="float" office:value="0.744426617129019">
            <text:p>0.744426617129019</text:p>
          </table:table-cell>
          <table:table-cell table:style-name="ce1" office:value-type="float" office:value="0.850809427371313">
            <text:p>0.850809427371313</text:p>
          </table:table-cell>
          <table:table-cell table:style-name="ce1" office:value-type="float" office:value="0.821249192384759">
            <text:p>0.821249192384759</text:p>
          </table:table-cell>
        </table:table-row>
        <table:table-row>
          <table:table-cell/>
          <table:table-cell table:style-name="ce1" office:value-type="float" office:value="0.619912167377359">
            <text:p>0.619912167377359</text:p>
          </table:table-cell>
          <table:table-cell table:style-name="ce1" office:value-type="float" office:value="0.744222401296877">
            <text:p>0.744222401296877</text:p>
          </table:table-cell>
          <table:table-cell table:style-name="ce1" office:value-type="float" office:value="0.851977251379554">
            <text:p>0.851977251379554</text:p>
          </table:table-cell>
          <table:table-cell table:style-name="ce1" office:value-type="float" office:value="0.82274915627512">
            <text:p>0.82274915627512</text:p>
          </table:table-cell>
        </table:table-row>
        <table:table-row>
          <table:table-cell/>
          <table:table-cell table:style-name="ce1" office:value-type="float" office:value="0.619537302479957">
            <text:p>0.619537302479957</text:p>
          </table:table-cell>
          <table:table-cell table:style-name="ce1" office:value-type="float" office:value="0.743625035992128">
            <text:p>0.743625035992128</text:p>
          </table:table-cell>
          <table:table-cell table:style-name="ce1" office:value-type="float" office:value="0.852393056262556">
            <text:p>0.852393056262556</text:p>
          </table:table-cell>
          <table:table-cell table:style-name="ce1" office:value-type="float" office:value="0.822911362775145">
            <text:p>0.822911362775145</text:p>
          </table:table-cell>
        </table:table-row>
        <table:table-row>
          <table:table-cell/>
          <table:table-cell table:style-name="ce1" office:value-type="float" office:value="0.620150090858379">
            <text:p>0.620150090858379</text:p>
          </table:table-cell>
          <table:table-cell table:style-name="ce1" office:value-type="float" office:value="0.745083638976887">
            <text:p>0.745083638976887</text:p>
          </table:table-cell>
          <table:table-cell table:style-name="ce1" office:value-type="float" office:value="0.854361602706802">
            <text:p>0.854361602706802</text:p>
          </table:table-cell>
          <table:table-cell table:style-name="ce1" office:value-type="float" office:value="0.82517825609179">
            <text:p>0.82517825609179</text:p>
          </table:table-cell>
        </table:table-row>
        <table:table-row>
          <table:table-cell/>
          <table:table-cell table:style-name="ce1" office:value-type="float" office:value="0.620900580114199">
            <text:p>0.620900580114199</text:p>
          </table:table-cell>
          <table:table-cell table:style-name="ce1" office:value-type="float" office:value="0.744016931989874">
            <text:p>0.744016931989874</text:p>
          </table:table-cell>
          <table:table-cell table:style-name="ce1" office:value-type="float" office:value="0.852579483783778">
            <text:p>0.852579483783778</text:p>
          </table:table-cell>
          <table:table-cell table:style-name="ce1" office:value-type="float" office:value="0.822287604133636">
            <text:p>0.822287604133636</text:p>
          </table:table-cell>
        </table:table-row>
        <table:table-row>
          <table:table-cell/>
          <table:table-cell table:style-name="ce1" office:value-type="float" office:value="0.619700859438571">
            <text:p>0.619700859438571</text:p>
          </table:table-cell>
          <table:table-cell table:style-name="ce1" office:value-type="float" office:value="0.745662474389464">
            <text:p>0.745662474389464</text:p>
          </table:table-cell>
          <table:table-cell table:style-name="ce1" office:value-type="float" office:value="0.852812707200491">
            <text:p>0.852812707200491</text:p>
          </table:table-cell>
          <table:table-cell table:style-name="ce1" office:value-type="float" office:value="0.824355769015052">
            <text:p>0.824355769015052</text:p>
          </table:table-cell>
        </table:table-row>
        <table:table-row>
          <table:table-cell/>
          <table:table-cell table:style-name="ce1" office:value-type="float" office:value="0.620187463548479">
            <text:p>0.620187463548479</text:p>
          </table:table-cell>
          <table:table-cell table:style-name="ce1" office:value-type="float" office:value="0.74560970854336">
            <text:p>0.74560970854336</text:p>
          </table:table-cell>
          <table:table-cell table:style-name="ce1" office:value-type="float" office:value="0.85277959584939">
            <text:p>0.85277959584939</text:p>
          </table:table-cell>
          <table:table-cell table:style-name="ce1" office:value-type="float" office:value="0.823325912400063">
            <text:p>0.823325912400063</text:p>
          </table:table-cell>
        </table:table-row>
        <table:table-row>
          <table:table-cell/>
          <table:table-cell table:style-name="ce1" office:value-type="float" office:value="0.622541623831611">
            <text:p>0.622541623831611</text:p>
          </table:table-cell>
          <table:table-cell table:style-name="ce1" office:value-type="float" office:value="0.746830907638827">
            <text:p>0.746830907638827</text:p>
          </table:table-cell>
          <table:table-cell table:style-name="ce1" office:value-type="float" office:value="0.854862826558213">
            <text:p>0.854862826558213</text:p>
          </table:table-cell>
          <table:table-cell table:style-name="ce1" office:value-type="float" office:value="0.824578228141104">
            <text:p>0.824578228141104</text:p>
          </table:table-cell>
        </table:table-row>
        <table:table-row>
          <table:table-cell/>
          <table:table-cell table:style-name="ce1" office:value-type="float" office:value="0.619291974574156">
            <text:p>0.619291974574156</text:p>
          </table:table-cell>
          <table:table-cell table:style-name="ce1" office:value-type="float" office:value="0.743339881724894">
            <text:p>0.743339881724894</text:p>
          </table:table-cell>
          <table:table-cell table:style-name="ce1" office:value-type="float" office:value="0.851562476003773">
            <text:p>0.851562476003773</text:p>
          </table:table-cell>
          <table:table-cell table:style-name="ce1" office:value-type="float" office:value="0.824486847974795">
            <text:p>0.824486847974795</text:p>
          </table:table-cell>
        </table:table-row>
        <table:table-row>
          <table:table-cell/>
          <table:table-cell table:style-name="ce1" office:value-type="float" office:value="0.61977440469061">
            <text:p>0.61977440469061</text:p>
          </table:table-cell>
          <table:table-cell table:style-name="ce1" office:value-type="float" office:value="0.742812962919156">
            <text:p>0.742812962919156</text:p>
          </table:table-cell>
          <table:table-cell table:style-name="ce1" office:value-type="float" office:value="0.8529634345573">
            <text:p>0.8529634345573</text:p>
          </table:table-cell>
          <table:table-cell table:style-name="ce1" office:value-type="float" office:value="0.821352666409872">
            <text:p>0.821352666409872</text:p>
          </table:table-cell>
        </table:table-row>
      </table:table>
      <table:table table:name="'file:///mnt/Dados/vinma/documentos/Gradua%C3%A7%C3%A3o/TCC/results-partial/HW_C012_120.xlsx'#sigma_010" table:print="false" table:style-name="ta_extref">
        <table:table-source xlink:type="simple" xlink:href="../../results-partial/HW_C01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2_120.xlsx'#sigma_025" table:print="false" table:style-name="ta_extref">
        <table:table-source xlink:type="simple" xlink:href="../../results-partial/HW_C01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50" table:print="false" table:style-name="ta_extref">
        <table:table-source xlink:type="simple" xlink:href="../../results-partial/HW_C01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821027055471">
            <text:p>20.3821027055471</text:p>
          </table:table-cell>
          <table:table-cell table:style-name="ce1" office:value-type="float" office:value="26.433289538564">
            <text:p>26.433289538564</text:p>
          </table:table-cell>
          <table:table-cell table:style-name="ce1" office:value-type="float" office:value="29.5941452327584">
            <text:p>29.5941452327584</text:p>
          </table:table-cell>
          <table:table-cell table:style-name="ce1" office:value-type="float" office:value="28.6488708654218">
            <text:p>28.6488708654218</text:p>
          </table:table-cell>
        </table:table-row>
        <table:table-row>
          <table:table-cell/>
          <table:table-cell table:style-name="ce1" office:value-type="float" office:value="20.3691838664965">
            <text:p>20.3691838664965</text:p>
          </table:table-cell>
          <table:table-cell table:style-name="ce1" office:value-type="float" office:value="26.482846559138">
            <text:p>26.482846559138</text:p>
          </table:table-cell>
          <table:table-cell table:style-name="ce1" office:value-type="float" office:value="29.6283777146601">
            <text:p>29.6283777146601</text:p>
          </table:table-cell>
          <table:table-cell table:style-name="ce1" office:value-type="float" office:value="28.6772261134375">
            <text:p>28.6772261134375</text:p>
          </table:table-cell>
        </table:table-row>
        <table:table-row>
          <table:table-cell/>
          <table:table-cell table:style-name="ce1" office:value-type="float" office:value="20.3696937515937">
            <text:p>20.3696937515937</text:p>
          </table:table-cell>
          <table:table-cell table:style-name="ce1" office:value-type="float" office:value="26.4507366902151">
            <text:p>26.4507366902151</text:p>
          </table:table-cell>
          <table:table-cell table:style-name="ce1" office:value-type="float" office:value="29.6428076605504">
            <text:p>29.6428076605504</text:p>
          </table:table-cell>
          <table:table-cell table:style-name="ce1" office:value-type="float" office:value="28.6812043531682">
            <text:p>28.6812043531682</text:p>
          </table:table-cell>
        </table:table-row>
        <table:table-row>
          <table:table-cell/>
          <table:table-cell table:style-name="ce1" office:value-type="float" office:value="20.361037521468">
            <text:p>20.361037521468</text:p>
          </table:table-cell>
          <table:table-cell table:style-name="ce1" office:value-type="float" office:value="26.4424276847755">
            <text:p>26.4424276847755</text:p>
          </table:table-cell>
          <table:table-cell table:style-name="ce1" office:value-type="float" office:value="29.5996666165379">
            <text:p>29.5996666165379</text:p>
          </table:table-cell>
          <table:table-cell table:style-name="ce1" office:value-type="float" office:value="28.6335130523078">
            <text:p>28.6335130523078</text:p>
          </table:table-cell>
        </table:table-row>
        <table:table-row>
          <table:table-cell/>
          <table:table-cell table:style-name="ce1" office:value-type="float" office:value="20.3779725111618">
            <text:p>20.3779725111618</text:p>
          </table:table-cell>
          <table:table-cell table:style-name="ce1" office:value-type="float" office:value="26.4573603165748">
            <text:p>26.4573603165748</text:p>
          </table:table-cell>
          <table:table-cell table:style-name="ce1" office:value-type="float" office:value="29.6801895791748">
            <text:p>29.6801895791748</text:p>
          </table:table-cell>
          <table:table-cell table:style-name="ce1" office:value-type="float" office:value="28.6988722623604">
            <text:p>28.6988722623604</text:p>
          </table:table-cell>
        </table:table-row>
        <table:table-row>
          <table:table-cell/>
          <table:table-cell table:style-name="ce1" office:value-type="float" office:value="20.3676245435369">
            <text:p>20.3676245435369</text:p>
          </table:table-cell>
          <table:table-cell table:style-name="ce1" office:value-type="float" office:value="26.4494035773742">
            <text:p>26.4494035773742</text:p>
          </table:table-cell>
          <table:table-cell table:style-name="ce1" office:value-type="float" office:value="29.6238511686567">
            <text:p>29.6238511686567</text:p>
          </table:table-cell>
          <table:table-cell table:style-name="ce1" office:value-type="float" office:value="28.6638402605086">
            <text:p>28.6638402605086</text:p>
          </table:table-cell>
        </table:table-row>
        <table:table-row>
          <table:table-cell/>
          <table:table-cell table:style-name="ce1" office:value-type="float" office:value="20.3499869695265">
            <text:p>20.3499869695265</text:p>
          </table:table-cell>
          <table:table-cell table:style-name="ce1" office:value-type="float" office:value="26.4434247738546">
            <text:p>26.4434247738546</text:p>
          </table:table-cell>
          <table:table-cell table:style-name="ce1" office:value-type="float" office:value="29.6438118092755">
            <text:p>29.6438118092755</text:p>
          </table:table-cell>
          <table:table-cell table:style-name="ce1" office:value-type="float" office:value="28.6961969180887">
            <text:p>28.6961969180887</text:p>
          </table:table-cell>
        </table:table-row>
        <table:table-row>
          <table:table-cell/>
          <table:table-cell table:style-name="ce1" office:value-type="float" office:value="20.3788151785941">
            <text:p>20.3788151785941</text:p>
          </table:table-cell>
          <table:table-cell table:style-name="ce1" office:value-type="float" office:value="26.4439554723209">
            <text:p>26.4439554723209</text:p>
          </table:table-cell>
          <table:table-cell table:style-name="ce1" office:value-type="float" office:value="29.6554784597194">
            <text:p>29.6554784597194</text:p>
          </table:table-cell>
          <table:table-cell table:style-name="ce1" office:value-type="float" office:value="28.7118411105691">
            <text:p>28.7118411105691</text:p>
          </table:table-cell>
        </table:table-row>
        <table:table-row>
          <table:table-cell/>
          <table:table-cell table:style-name="ce1" office:value-type="float" office:value="20.3749131944135">
            <text:p>20.3749131944135</text:p>
          </table:table-cell>
          <table:table-cell table:style-name="ce1" office:value-type="float" office:value="26.4534175950805">
            <text:p>26.4534175950805</text:p>
          </table:table-cell>
          <table:table-cell table:style-name="ce1" office:value-type="float" office:value="29.5983366500663">
            <text:p>29.5983366500663</text:p>
          </table:table-cell>
          <table:table-cell table:style-name="ce1" office:value-type="float" office:value="28.6659158697637">
            <text:p>28.6659158697637</text:p>
          </table:table-cell>
        </table:table-row>
        <table:table-row>
          <table:table-cell/>
          <table:table-cell table:style-name="ce1" office:value-type="float" office:value="20.3751972176152">
            <text:p>20.3751972176152</text:p>
          </table:table-cell>
          <table:table-cell table:style-name="ce1" office:value-type="float" office:value="26.4218955695822">
            <text:p>26.4218955695822</text:p>
          </table:table-cell>
          <table:table-cell table:style-name="ce1" office:value-type="float" office:value="29.5966900700835">
            <text:p>29.5966900700835</text:p>
          </table:table-cell>
          <table:table-cell table:style-name="ce1" office:value-type="float" office:value="28.6179588349414">
            <text:p>28.61795883494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7012161452621">
            <text:p>0.457012161452621</text:p>
          </table:table-cell>
          <table:table-cell table:style-name="ce1" office:value-type="float" office:value="0.735649002968815">
            <text:p>0.735649002968815</text:p>
          </table:table-cell>
          <table:table-cell table:style-name="ce1" office:value-type="float" office:value="0.846455097413384">
            <text:p>0.846455097413384</text:p>
          </table:table-cell>
          <table:table-cell table:style-name="ce1" office:value-type="float" office:value="0.822340141503847">
            <text:p>0.822340141503847</text:p>
          </table:table-cell>
        </table:table-row>
        <table:table-row>
          <table:table-cell/>
          <table:table-cell table:style-name="ce1" office:value-type="float" office:value="0.456843476194769">
            <text:p>0.456843476194769</text:p>
          </table:table-cell>
          <table:table-cell table:style-name="ce1" office:value-type="float" office:value="0.734873641020251">
            <text:p>0.734873641020251</text:p>
          </table:table-cell>
          <table:table-cell table:style-name="ce1" office:value-type="float" office:value="0.845124779795954">
            <text:p>0.845124779795954</text:p>
          </table:table-cell>
          <table:table-cell table:style-name="ce1" office:value-type="float" office:value="0.823942325870539">
            <text:p>0.823942325870539</text:p>
          </table:table-cell>
        </table:table-row>
        <table:table-row>
          <table:table-cell/>
          <table:table-cell table:style-name="ce1" office:value-type="float" office:value="0.456711890157191">
            <text:p>0.456711890157191</text:p>
          </table:table-cell>
          <table:table-cell table:style-name="ce1" office:value-type="float" office:value="0.734306315734075">
            <text:p>0.734306315734075</text:p>
          </table:table-cell>
          <table:table-cell table:style-name="ce1" office:value-type="float" office:value="0.843757103957003">
            <text:p>0.843757103957003</text:p>
          </table:table-cell>
          <table:table-cell table:style-name="ce1" office:value-type="float" office:value="0.820928772116198">
            <text:p>0.820928772116198</text:p>
          </table:table-cell>
        </table:table-row>
        <table:table-row>
          <table:table-cell/>
          <table:table-cell table:style-name="ce1" office:value-type="float" office:value="0.456031948212589">
            <text:p>0.456031948212589</text:p>
          </table:table-cell>
          <table:table-cell table:style-name="ce1" office:value-type="float" office:value="0.733673001721262">
            <text:p>0.733673001721262</text:p>
          </table:table-cell>
          <table:table-cell table:style-name="ce1" office:value-type="float" office:value="0.844897962397275">
            <text:p>0.844897962397275</text:p>
          </table:table-cell>
          <table:table-cell table:style-name="ce1" office:value-type="float" office:value="0.822856540973364">
            <text:p>0.822856540973364</text:p>
          </table:table-cell>
        </table:table-row>
        <table:table-row>
          <table:table-cell/>
          <table:table-cell table:style-name="ce1" office:value-type="float" office:value="0.457041887307911">
            <text:p>0.457041887307911</text:p>
          </table:table-cell>
          <table:table-cell table:style-name="ce1" office:value-type="float" office:value="0.736357796598523">
            <text:p>0.736357796598523</text:p>
          </table:table-cell>
          <table:table-cell table:style-name="ce1" office:value-type="float" office:value="0.845610307163207">
            <text:p>0.845610307163207</text:p>
          </table:table-cell>
          <table:table-cell table:style-name="ce1" office:value-type="float" office:value="0.825453035002411">
            <text:p>0.825453035002411</text:p>
          </table:table-cell>
        </table:table-row>
        <table:table-row>
          <table:table-cell/>
          <table:table-cell table:style-name="ce1" office:value-type="float" office:value="0.456396204631815">
            <text:p>0.456396204631815</text:p>
          </table:table-cell>
          <table:table-cell table:style-name="ce1" office:value-type="float" office:value="0.732962444120864">
            <text:p>0.732962444120864</text:p>
          </table:table-cell>
          <table:table-cell table:style-name="ce1" office:value-type="float" office:value="0.844899845575623">
            <text:p>0.844899845575623</text:p>
          </table:table-cell>
          <table:table-cell table:style-name="ce1" office:value-type="float" office:value="0.821607300403763">
            <text:p>0.821607300403763</text:p>
          </table:table-cell>
        </table:table-row>
        <table:table-row>
          <table:table-cell/>
          <table:table-cell table:style-name="ce1" office:value-type="float" office:value="0.45599146814473">
            <text:p>0.45599146814473</text:p>
          </table:table-cell>
          <table:table-cell table:style-name="ce1" office:value-type="float" office:value="0.733865107675635">
            <text:p>0.733865107675635</text:p>
          </table:table-cell>
          <table:table-cell table:style-name="ce1" office:value-type="float" office:value="0.843035062298129">
            <text:p>0.843035062298129</text:p>
          </table:table-cell>
          <table:table-cell table:style-name="ce1" office:value-type="float" office:value="0.821150565791034">
            <text:p>0.821150565791034</text:p>
          </table:table-cell>
        </table:table-row>
        <table:table-row>
          <table:table-cell/>
          <table:table-cell table:style-name="ce1" office:value-type="float" office:value="0.45703506222964">
            <text:p>0.45703506222964</text:p>
          </table:table-cell>
          <table:table-cell table:style-name="ce1" office:value-type="float" office:value="0.736643438097114">
            <text:p>0.736643438097114</text:p>
          </table:table-cell>
          <table:table-cell table:style-name="ce1" office:value-type="float" office:value="0.847689002530078">
            <text:p>0.847689002530078</text:p>
          </table:table-cell>
          <table:table-cell table:style-name="ce1" office:value-type="float" office:value="0.825073889543863">
            <text:p>0.825073889543863</text:p>
          </table:table-cell>
        </table:table-row>
        <table:table-row>
          <table:table-cell/>
          <table:table-cell table:style-name="ce1" office:value-type="float" office:value="0.456307007840996">
            <text:p>0.456307007840996</text:p>
          </table:table-cell>
          <table:table-cell table:style-name="ce1" office:value-type="float" office:value="0.735645972366398">
            <text:p>0.735645972366398</text:p>
          </table:table-cell>
          <table:table-cell table:style-name="ce1" office:value-type="float" office:value="0.843422970283999">
            <text:p>0.843422970283999</text:p>
          </table:table-cell>
          <table:table-cell table:style-name="ce1" office:value-type="float" office:value="0.823195325132984">
            <text:p>0.823195325132984</text:p>
          </table:table-cell>
        </table:table-row>
        <table:table-row>
          <table:table-cell/>
          <table:table-cell table:style-name="ce1" office:value-type="float" office:value="0.456466910305462">
            <text:p>0.456466910305462</text:p>
          </table:table-cell>
          <table:table-cell table:style-name="ce1" office:value-type="float" office:value="0.734600059983741">
            <text:p>0.734600059983741</text:p>
          </table:table-cell>
          <table:table-cell table:style-name="ce1" office:value-type="float" office:value="0.845160176365913">
            <text:p>0.845160176365913</text:p>
          </table:table-cell>
          <table:table-cell table:style-name="ce1" office:value-type="float" office:value="0.823894761300627">
            <text:p>0.823894761300627</text:p>
          </table:table-cell>
        </table:table-row>
      </table:table>
      <table:table table:name="'file:///mnt/Dados/vinma/documentos/Gradua%C3%A7%C3%A3o/TCC/results-partial/HW_C013_120.xlsx'#sigma_010" table:print="false" table:style-name="ta_extref">
        <table:table-source xlink:type="simple" xlink:href="../../results-partial/HW_C013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3_120.xlsx'#sigma_025" table:print="false" table:style-name="ta_extref">
        <table:table-source xlink:type="simple" xlink:href="../../results-partial/HW_C013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50" table:print="false" table:style-name="ta_extref">
        <table:table-source xlink:type="simple" xlink:href="../../results-partial/HW_C013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02466209001">
            <text:p>20.2502466209001</text:p>
          </table:table-cell>
          <table:table-cell table:style-name="ce1" office:value-type="float" office:value="24.5000498309153">
            <text:p>24.5000498309153</text:p>
          </table:table-cell>
          <table:table-cell table:style-name="ce1" office:value-type="float" office:value="27.3737328670505">
            <text:p>27.3737328670505</text:p>
          </table:table-cell>
          <table:table-cell table:style-name="ce1" office:value-type="float" office:value="26.4349618272913">
            <text:p>26.4349618272913</text:p>
          </table:table-cell>
        </table:table-row>
        <table:table-row>
          <table:table-cell/>
          <table:table-cell table:style-name="ce1" office:value-type="float" office:value="20.2638559743867">
            <text:p>20.2638559743867</text:p>
          </table:table-cell>
          <table:table-cell table:style-name="ce1" office:value-type="float" office:value="24.4971896916237">
            <text:p>24.4971896916237</text:p>
          </table:table-cell>
          <table:table-cell table:style-name="ce1" office:value-type="float" office:value="27.3855787808048">
            <text:p>27.3855787808048</text:p>
          </table:table-cell>
          <table:table-cell table:style-name="ce1" office:value-type="float" office:value="26.4826624832182">
            <text:p>26.4826624832182</text:p>
          </table:table-cell>
        </table:table-row>
        <table:table-row>
          <table:table-cell/>
          <table:table-cell table:style-name="ce1" office:value-type="float" office:value="20.2521010122497">
            <text:p>20.2521010122497</text:p>
          </table:table-cell>
          <table:table-cell table:style-name="ce1" office:value-type="float" office:value="24.5197653981468">
            <text:p>24.5197653981468</text:p>
          </table:table-cell>
          <table:table-cell table:style-name="ce1" office:value-type="float" office:value="27.406222140837">
            <text:p>27.406222140837</text:p>
          </table:table-cell>
          <table:table-cell table:style-name="ce1" office:value-type="float" office:value="26.4594290381213">
            <text:p>26.4594290381213</text:p>
          </table:table-cell>
        </table:table-row>
        <table:table-row>
          <table:table-cell/>
          <table:table-cell table:style-name="ce1" office:value-type="float" office:value="20.2516230853804">
            <text:p>20.2516230853804</text:p>
          </table:table-cell>
          <table:table-cell table:style-name="ce1" office:value-type="float" office:value="24.5282833990862">
            <text:p>24.5282833990862</text:p>
          </table:table-cell>
          <table:table-cell table:style-name="ce1" office:value-type="float" office:value="27.4070309160594">
            <text:p>27.4070309160594</text:p>
          </table:table-cell>
          <table:table-cell table:style-name="ce1" office:value-type="float" office:value="26.4705283755505">
            <text:p>26.4705283755505</text:p>
          </table:table-cell>
        </table:table-row>
        <table:table-row>
          <table:table-cell/>
          <table:table-cell table:style-name="ce1" office:value-type="float" office:value="20.2360876663456">
            <text:p>20.2360876663456</text:p>
          </table:table-cell>
          <table:table-cell table:style-name="ce1" office:value-type="float" office:value="24.5077014364808">
            <text:p>24.5077014364808</text:p>
          </table:table-cell>
          <table:table-cell table:style-name="ce1" office:value-type="float" office:value="27.4273907780966">
            <text:p>27.4273907780966</text:p>
          </table:table-cell>
          <table:table-cell table:style-name="ce1" office:value-type="float" office:value="26.519764241114">
            <text:p>26.519764241114</text:p>
          </table:table-cell>
        </table:table-row>
        <table:table-row>
          <table:table-cell/>
          <table:table-cell table:style-name="ce1" office:value-type="float" office:value="20.2487593678338">
            <text:p>20.2487593678338</text:p>
          </table:table-cell>
          <table:table-cell table:style-name="ce1" office:value-type="float" office:value="24.4960113173033">
            <text:p>24.4960113173033</text:p>
          </table:table-cell>
          <table:table-cell table:style-name="ce1" office:value-type="float" office:value="27.4114741474196">
            <text:p>27.4114741474196</text:p>
          </table:table-cell>
          <table:table-cell table:style-name="ce1" office:value-type="float" office:value="26.5078985882297">
            <text:p>26.5078985882297</text:p>
          </table:table-cell>
        </table:table-row>
        <table:table-row>
          <table:table-cell/>
          <table:table-cell table:style-name="ce1" office:value-type="float" office:value="20.2584504428884">
            <text:p>20.2584504428884</text:p>
          </table:table-cell>
          <table:table-cell table:style-name="ce1" office:value-type="float" office:value="24.494013415969">
            <text:p>24.494013415969</text:p>
          </table:table-cell>
          <table:table-cell table:style-name="ce1" office:value-type="float" office:value="27.4032867351832">
            <text:p>27.4032867351832</text:p>
          </table:table-cell>
          <table:table-cell table:style-name="ce1" office:value-type="float" office:value="26.4701466139188">
            <text:p>26.4701466139188</text:p>
          </table:table-cell>
        </table:table-row>
        <table:table-row>
          <table:table-cell/>
          <table:table-cell table:style-name="ce1" office:value-type="float" office:value="20.249404354217">
            <text:p>20.249404354217</text:p>
          </table:table-cell>
          <table:table-cell table:style-name="ce1" office:value-type="float" office:value="24.5017698717916">
            <text:p>24.5017698717916</text:p>
          </table:table-cell>
          <table:table-cell table:style-name="ce1" office:value-type="float" office:value="27.3964094273148">
            <text:p>27.3964094273148</text:p>
          </table:table-cell>
          <table:table-cell table:style-name="ce1" office:value-type="float" office:value="26.4673778692933">
            <text:p>26.4673778692933</text:p>
          </table:table-cell>
        </table:table-row>
        <table:table-row>
          <table:table-cell/>
          <table:table-cell table:style-name="ce1" office:value-type="float" office:value="20.2433366654421">
            <text:p>20.2433366654421</text:p>
          </table:table-cell>
          <table:table-cell table:style-name="ce1" office:value-type="float" office:value="24.4807316022298">
            <text:p>24.4807316022298</text:p>
          </table:table-cell>
          <table:table-cell table:style-name="ce1" office:value-type="float" office:value="27.3838728115556">
            <text:p>27.3838728115556</text:p>
          </table:table-cell>
          <table:table-cell table:style-name="ce1" office:value-type="float" office:value="26.4713802744469">
            <text:p>26.4713802744469</text:p>
          </table:table-cell>
        </table:table-row>
        <table:table-row>
          <table:table-cell/>
          <table:table-cell table:style-name="ce1" office:value-type="float" office:value="20.2263893911321">
            <text:p>20.2263893911321</text:p>
          </table:table-cell>
          <table:table-cell table:style-name="ce1" office:value-type="float" office:value="24.497738823095">
            <text:p>24.497738823095</text:p>
          </table:table-cell>
          <table:table-cell table:style-name="ce1" office:value-type="float" office:value="27.3772613570237">
            <text:p>27.3772613570237</text:p>
          </table:table-cell>
          <table:table-cell table:style-name="ce1" office:value-type="float" office:value="26.4832189909294">
            <text:p>26.483218990929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39551735372306">
            <text:p>0.639551735372306</text:p>
          </table:table-cell>
          <table:table-cell table:style-name="ce1" office:value-type="float" office:value="0.791449882842619">
            <text:p>0.791449882842619</text:p>
          </table:table-cell>
          <table:table-cell table:style-name="ce1" office:value-type="float" office:value="0.877379766348888">
            <text:p>0.877379766348888</text:p>
          </table:table-cell>
          <table:table-cell table:style-name="ce1" office:value-type="float" office:value="0.850052785582256">
            <text:p>0.850052785582256</text:p>
          </table:table-cell>
        </table:table-row>
        <table:table-row>
          <table:table-cell/>
          <table:table-cell table:style-name="ce1" office:value-type="float" office:value="0.639606616420808">
            <text:p>0.639606616420808</text:p>
          </table:table-cell>
          <table:table-cell table:style-name="ce1" office:value-type="float" office:value="0.79085053645249">
            <text:p>0.79085053645249</text:p>
          </table:table-cell>
          <table:table-cell table:style-name="ce1" office:value-type="float" office:value="0.877150716062148">
            <text:p>0.877150716062148</text:p>
          </table:table-cell>
          <table:table-cell table:style-name="ce1" office:value-type="float" office:value="0.852292430626955">
            <text:p>0.852292430626955</text:p>
          </table:table-cell>
        </table:table-row>
        <table:table-row>
          <table:table-cell/>
          <table:table-cell table:style-name="ce1" office:value-type="float" office:value="0.639318343354449">
            <text:p>0.639318343354449</text:p>
          </table:table-cell>
          <table:table-cell table:style-name="ce1" office:value-type="float" office:value="0.793512757587826">
            <text:p>0.793512757587826</text:p>
          </table:table-cell>
          <table:table-cell table:style-name="ce1" office:value-type="float" office:value="0.879368728422654">
            <text:p>0.879368728422654</text:p>
          </table:table-cell>
          <table:table-cell table:style-name="ce1" office:value-type="float" office:value="0.851818398158111">
            <text:p>0.851818398158111</text:p>
          </table:table-cell>
        </table:table-row>
        <table:table-row>
          <table:table-cell/>
          <table:table-cell table:style-name="ce1" office:value-type="float" office:value="0.639362775966774">
            <text:p>0.639362775966774</text:p>
          </table:table-cell>
          <table:table-cell table:style-name="ce1" office:value-type="float" office:value="0.792312615582281">
            <text:p>0.792312615582281</text:p>
          </table:table-cell>
          <table:table-cell table:style-name="ce1" office:value-type="float" office:value="0.877933524170502">
            <text:p>0.877933524170502</text:p>
          </table:table-cell>
          <table:table-cell table:style-name="ce1" office:value-type="float" office:value="0.849479079802119">
            <text:p>0.849479079802119</text:p>
          </table:table-cell>
        </table:table-row>
        <table:table-row>
          <table:table-cell/>
          <table:table-cell table:style-name="ce1" office:value-type="float" office:value="0.639532719770188">
            <text:p>0.639532719770188</text:p>
          </table:table-cell>
          <table:table-cell table:style-name="ce1" office:value-type="float" office:value="0.792047870485073">
            <text:p>0.792047870485073</text:p>
          </table:table-cell>
          <table:table-cell table:style-name="ce1" office:value-type="float" office:value="0.878954465210425">
            <text:p>0.878954465210425</text:p>
          </table:table-cell>
          <table:table-cell table:style-name="ce1" office:value-type="float" office:value="0.852151630238702">
            <text:p>0.852151630238702</text:p>
          </table:table-cell>
        </table:table-row>
        <table:table-row>
          <table:table-cell/>
          <table:table-cell table:style-name="ce1" office:value-type="float" office:value="0.639213334351901">
            <text:p>0.639213334351901</text:p>
          </table:table-cell>
          <table:table-cell table:style-name="ce1" office:value-type="float" office:value="0.792284650778335">
            <text:p>0.792284650778335</text:p>
          </table:table-cell>
          <table:table-cell table:style-name="ce1" office:value-type="float" office:value="0.88042715418185">
            <text:p>0.88042715418185</text:p>
          </table:table-cell>
          <table:table-cell table:style-name="ce1" office:value-type="float" office:value="0.853621437287155">
            <text:p>0.853621437287155</text:p>
          </table:table-cell>
        </table:table-row>
        <table:table-row>
          <table:table-cell/>
          <table:table-cell table:style-name="ce1" office:value-type="float" office:value="0.640040895943813">
            <text:p>0.640040895943813</text:p>
          </table:table-cell>
          <table:table-cell table:style-name="ce1" office:value-type="float" office:value="0.793306929194642">
            <text:p>0.793306929194642</text:p>
          </table:table-cell>
          <table:table-cell table:style-name="ce1" office:value-type="float" office:value="0.878889959677321">
            <text:p>0.878889959677321</text:p>
          </table:table-cell>
          <table:table-cell table:style-name="ce1" office:value-type="float" office:value="0.852312113114652">
            <text:p>0.852312113114652</text:p>
          </table:table-cell>
        </table:table-row>
        <table:table-row>
          <table:table-cell/>
          <table:table-cell table:style-name="ce1" office:value-type="float" office:value="0.63947703049046">
            <text:p>0.63947703049046</text:p>
          </table:table-cell>
          <table:table-cell table:style-name="ce1" office:value-type="float" office:value="0.79239257330697">
            <text:p>0.79239257330697</text:p>
          </table:table-cell>
          <table:table-cell table:style-name="ce1" office:value-type="float" office:value="0.879874329301873">
            <text:p>0.879874329301873</text:p>
          </table:table-cell>
          <table:table-cell table:style-name="ce1" office:value-type="float" office:value="0.851189941721876">
            <text:p>0.851189941721876</text:p>
          </table:table-cell>
        </table:table-row>
        <table:table-row>
          <table:table-cell/>
          <table:table-cell table:style-name="ce1" office:value-type="float" office:value="0.639041167588689">
            <text:p>0.639041167588689</text:p>
          </table:table-cell>
          <table:table-cell table:style-name="ce1" office:value-type="float" office:value="0.791032761272453">
            <text:p>0.791032761272453</text:p>
          </table:table-cell>
          <table:table-cell table:style-name="ce1" office:value-type="float" office:value="0.87823156844184">
            <text:p>0.87823156844184</text:p>
          </table:table-cell>
          <table:table-cell table:style-name="ce1" office:value-type="float" office:value="0.851147048893472">
            <text:p>0.851147048893472</text:p>
          </table:table-cell>
        </table:table-row>
        <table:table-row>
          <table:table-cell/>
          <table:table-cell table:style-name="ce1" office:value-type="float" office:value="0.638168638940594">
            <text:p>0.638168638940594</text:p>
          </table:table-cell>
          <table:table-cell table:style-name="ce1" office:value-type="float" office:value="0.792062291001644">
            <text:p>0.792062291001644</text:p>
          </table:table-cell>
          <table:table-cell table:style-name="ce1" office:value-type="float" office:value="0.87780583206338">
            <text:p>0.87780583206338</text:p>
          </table:table-cell>
          <table:table-cell table:style-name="ce1" office:value-type="float" office:value="0.852798647756431">
            <text:p>0.852798647756431</text:p>
          </table:table-cell>
        </table:table-row>
      </table:table>
      <table:table table:name="'file:///mnt/Dados/vinma/documentos/Gradua%C3%A7%C3%A3o/TCC/results-partial/HW_C015_120.xlsx'#sigma_010" table:print="false" table:style-name="ta_extref">
        <table:table-source xlink:type="simple" xlink:href="../../results-partial/HW_C015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5_120.xlsx'#sigma_025" table:print="false" table:style-name="ta_extref">
        <table:table-source xlink:type="simple" xlink:href="../../results-partial/HW_C015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50" table:print="false" table:style-name="ta_extref">
        <table:table-source xlink:type="simple" xlink:href="../../results-partial/HW_C015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944685565768">
            <text:p>20.2944685565768</text:p>
          </table:table-cell>
          <table:table-cell table:style-name="ce1" office:value-type="float" office:value="26.0536218634591">
            <text:p>26.0536218634591</text:p>
          </table:table-cell>
          <table:table-cell table:style-name="ce1" office:value-type="float" office:value="27.9733401079978">
            <text:p>27.9733401079978</text:p>
          </table:table-cell>
          <table:table-cell table:style-name="ce1" office:value-type="float" office:value="26.8568159790911">
            <text:p>26.8568159790911</text:p>
          </table:table-cell>
        </table:table-row>
        <table:table-row>
          <table:table-cell/>
          <table:table-cell table:style-name="ce1" office:value-type="float" office:value="20.3011369439563">
            <text:p>20.3011369439563</text:p>
          </table:table-cell>
          <table:table-cell table:style-name="ce1" office:value-type="float" office:value="26.0325421272493">
            <text:p>26.0325421272493</text:p>
          </table:table-cell>
          <table:table-cell table:style-name="ce1" office:value-type="float" office:value="27.9549030528542">
            <text:p>27.9549030528542</text:p>
          </table:table-cell>
          <table:table-cell table:style-name="ce1" office:value-type="float" office:value="26.8170159382642">
            <text:p>26.8170159382642</text:p>
          </table:table-cell>
        </table:table-row>
        <table:table-row>
          <table:table-cell/>
          <table:table-cell table:style-name="ce1" office:value-type="float" office:value="20.3014171383302">
            <text:p>20.3014171383302</text:p>
          </table:table-cell>
          <table:table-cell table:style-name="ce1" office:value-type="float" office:value="26.0421253494511">
            <text:p>26.0421253494511</text:p>
          </table:table-cell>
          <table:table-cell table:style-name="ce1" office:value-type="float" office:value="28.008446163977">
            <text:p>28.008446163977</text:p>
          </table:table-cell>
          <table:table-cell table:style-name="ce1" office:value-type="float" office:value="26.8665848234008">
            <text:p>26.8665848234008</text:p>
          </table:table-cell>
        </table:table-row>
        <table:table-row>
          <table:table-cell/>
          <table:table-cell table:style-name="ce1" office:value-type="float" office:value="20.2802985066351">
            <text:p>20.2802985066351</text:p>
          </table:table-cell>
          <table:table-cell table:style-name="ce1" office:value-type="float" office:value="26.0574965918508">
            <text:p>26.0574965918508</text:p>
          </table:table-cell>
          <table:table-cell table:style-name="ce1" office:value-type="float" office:value="28.0227188746293">
            <text:p>28.0227188746293</text:p>
          </table:table-cell>
          <table:table-cell table:style-name="ce1" office:value-type="float" office:value="26.8997958572636">
            <text:p>26.8997958572636</text:p>
          </table:table-cell>
        </table:table-row>
        <table:table-row>
          <table:table-cell/>
          <table:table-cell table:style-name="ce1" office:value-type="float" office:value="20.2980148993829">
            <text:p>20.2980148993829</text:p>
          </table:table-cell>
          <table:table-cell table:style-name="ce1" office:value-type="float" office:value="26.022068733602">
            <text:p>26.022068733602</text:p>
          </table:table-cell>
          <table:table-cell table:style-name="ce1" office:value-type="float" office:value="28.0142907988903">
            <text:p>28.0142907988903</text:p>
          </table:table-cell>
          <table:table-cell table:style-name="ce1" office:value-type="float" office:value="26.8355436724467">
            <text:p>26.8355436724467</text:p>
          </table:table-cell>
        </table:table-row>
        <table:table-row>
          <table:table-cell/>
          <table:table-cell table:style-name="ce1" office:value-type="float" office:value="20.3076748600039">
            <text:p>20.3076748600039</text:p>
          </table:table-cell>
          <table:table-cell table:style-name="ce1" office:value-type="float" office:value="26.0295242569683">
            <text:p>26.0295242569683</text:p>
          </table:table-cell>
          <table:table-cell table:style-name="ce1" office:value-type="float" office:value="27.9830248938965">
            <text:p>27.9830248938965</text:p>
          </table:table-cell>
          <table:table-cell table:style-name="ce1" office:value-type="float" office:value="26.8554191503977">
            <text:p>26.8554191503977</text:p>
          </table:table-cell>
        </table:table-row>
        <table:table-row>
          <table:table-cell/>
          <table:table-cell table:style-name="ce1" office:value-type="float" office:value="20.2992146372014">
            <text:p>20.2992146372014</text:p>
          </table:table-cell>
          <table:table-cell table:style-name="ce1" office:value-type="float" office:value="26.0801993101851">
            <text:p>26.0801993101851</text:p>
          </table:table-cell>
          <table:table-cell table:style-name="ce1" office:value-type="float" office:value="28.0268549938129">
            <text:p>28.0268549938129</text:p>
          </table:table-cell>
          <table:table-cell table:style-name="ce1" office:value-type="float" office:value="26.8757514202702">
            <text:p>26.8757514202702</text:p>
          </table:table-cell>
        </table:table-row>
        <table:table-row>
          <table:table-cell/>
          <table:table-cell table:style-name="ce1" office:value-type="float" office:value="20.3045249098051">
            <text:p>20.3045249098051</text:p>
          </table:table-cell>
          <table:table-cell table:style-name="ce1" office:value-type="float" office:value="26.0583162876099">
            <text:p>26.0583162876099</text:p>
          </table:table-cell>
          <table:table-cell table:style-name="ce1" office:value-type="float" office:value="27.9844006900315">
            <text:p>27.9844006900315</text:p>
          </table:table-cell>
          <table:table-cell table:style-name="ce1" office:value-type="float" office:value="26.8512492579921">
            <text:p>26.8512492579921</text:p>
          </table:table-cell>
        </table:table-row>
        <table:table-row>
          <table:table-cell/>
          <table:table-cell table:style-name="ce1" office:value-type="float" office:value="20.2884566046967">
            <text:p>20.2884566046967</text:p>
          </table:table-cell>
          <table:table-cell table:style-name="ce1" office:value-type="float" office:value="26.0273450825871">
            <text:p>26.0273450825871</text:p>
          </table:table-cell>
          <table:table-cell table:style-name="ce1" office:value-type="float" office:value="28.0013182348786">
            <text:p>28.0013182348786</text:p>
          </table:table-cell>
          <table:table-cell table:style-name="ce1" office:value-type="float" office:value="26.8489587486547">
            <text:p>26.8489587486547</text:p>
          </table:table-cell>
        </table:table-row>
        <table:table-row>
          <table:table-cell/>
          <table:table-cell table:style-name="ce1" office:value-type="float" office:value="20.3056734727442">
            <text:p>20.3056734727442</text:p>
          </table:table-cell>
          <table:table-cell table:style-name="ce1" office:value-type="float" office:value="26.0486781422838">
            <text:p>26.0486781422838</text:p>
          </table:table-cell>
          <table:table-cell table:style-name="ce1" office:value-type="float" office:value="28.0055893578158">
            <text:p>28.0055893578158</text:p>
          </table:table-cell>
          <table:table-cell table:style-name="ce1" office:value-type="float" office:value="26.8787016903355">
            <text:p>26.878701690335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018919812693">
            <text:p>0.45018919812693</text:p>
          </table:table-cell>
          <table:table-cell table:style-name="ce1" office:value-type="float" office:value="0.702319911132887">
            <text:p>0.702319911132887</text:p>
          </table:table-cell>
          <table:table-cell table:style-name="ce1" office:value-type="float" office:value="0.791169763471638">
            <text:p>0.791169763471638</text:p>
          </table:table-cell>
          <table:table-cell table:style-name="ce1" office:value-type="float" office:value="0.754824283669415">
            <text:p>0.754824283669415</text:p>
          </table:table-cell>
        </table:table-row>
        <table:table-row>
          <table:table-cell/>
          <table:table-cell table:style-name="ce1" office:value-type="float" office:value="0.449871148979636">
            <text:p>0.449871148979636</text:p>
          </table:table-cell>
          <table:table-cell table:style-name="ce1" office:value-type="float" office:value="0.701089530624994">
            <text:p>0.701089530624994</text:p>
          </table:table-cell>
          <table:table-cell table:style-name="ce1" office:value-type="float" office:value="0.797040750452452">
            <text:p>0.797040750452452</text:p>
          </table:table-cell>
          <table:table-cell table:style-name="ce1" office:value-type="float" office:value="0.766951969613707">
            <text:p>0.766951969613707</text:p>
          </table:table-cell>
        </table:table-row>
        <table:table-row>
          <table:table-cell/>
          <table:table-cell table:style-name="ce1" office:value-type="float" office:value="0.450819277104633">
            <text:p>0.450819277104633</text:p>
          </table:table-cell>
          <table:table-cell table:style-name="ce1" office:value-type="float" office:value="0.700969090000584">
            <text:p>0.700969090000584</text:p>
          </table:table-cell>
          <table:table-cell table:style-name="ce1" office:value-type="float" office:value="0.793960548119197">
            <text:p>0.793960548119197</text:p>
          </table:table-cell>
          <table:table-cell table:style-name="ce1" office:value-type="float" office:value="0.754906094390452">
            <text:p>0.754906094390452</text:p>
          </table:table-cell>
        </table:table-row>
        <table:table-row>
          <table:table-cell/>
          <table:table-cell table:style-name="ce1" office:value-type="float" office:value="0.450155003720152">
            <text:p>0.450155003720152</text:p>
          </table:table-cell>
          <table:table-cell table:style-name="ce1" office:value-type="float" office:value="0.693884406516071">
            <text:p>0.693884406516071</text:p>
          </table:table-cell>
          <table:table-cell table:style-name="ce1" office:value-type="float" office:value="0.788449416238419">
            <text:p>0.788449416238419</text:p>
          </table:table-cell>
          <table:table-cell table:style-name="ce1" office:value-type="float" office:value="0.758625852955368">
            <text:p>0.758625852955368</text:p>
          </table:table-cell>
        </table:table-row>
        <table:table-row>
          <table:table-cell/>
          <table:table-cell table:style-name="ce1" office:value-type="float" office:value="0.450858896110209">
            <text:p>0.450858896110209</text:p>
          </table:table-cell>
          <table:table-cell table:style-name="ce1" office:value-type="float" office:value="0.696067232854713">
            <text:p>0.696067232854713</text:p>
          </table:table-cell>
          <table:table-cell table:style-name="ce1" office:value-type="float" office:value="0.794485927084278">
            <text:p>0.794485927084278</text:p>
          </table:table-cell>
          <table:table-cell table:style-name="ce1" office:value-type="float" office:value="0.753869761394366">
            <text:p>0.753869761394366</text:p>
          </table:table-cell>
        </table:table-row>
        <table:table-row>
          <table:table-cell/>
          <table:table-cell table:style-name="ce1" office:value-type="float" office:value="0.451401881593747">
            <text:p>0.451401881593747</text:p>
          </table:table-cell>
          <table:table-cell table:style-name="ce1" office:value-type="float" office:value="0.696201378162195">
            <text:p>0.696201378162195</text:p>
          </table:table-cell>
          <table:table-cell table:style-name="ce1" office:value-type="float" office:value="0.792212261727334">
            <text:p>0.792212261727334</text:p>
          </table:table-cell>
          <table:table-cell table:style-name="ce1" office:value-type="float" office:value="0.75536216518609">
            <text:p>0.75536216518609</text:p>
          </table:table-cell>
        </table:table-row>
        <table:table-row>
          <table:table-cell/>
          <table:table-cell table:style-name="ce1" office:value-type="float" office:value="0.45074918606445">
            <text:p>0.45074918606445</text:p>
          </table:table-cell>
          <table:table-cell table:style-name="ce1" office:value-type="float" office:value="0.695522703230677">
            <text:p>0.695522703230677</text:p>
          </table:table-cell>
          <table:table-cell table:style-name="ce1" office:value-type="float" office:value="0.792381655403889">
            <text:p>0.792381655403889</text:p>
          </table:table-cell>
          <table:table-cell table:style-name="ce1" office:value-type="float" office:value="0.757192603743745">
            <text:p>0.757192603743745</text:p>
          </table:table-cell>
        </table:table-row>
        <table:table-row>
          <table:table-cell/>
          <table:table-cell table:style-name="ce1" office:value-type="float" office:value="0.45078128159832">
            <text:p>0.45078128159832</text:p>
          </table:table-cell>
          <table:table-cell table:style-name="ce1" office:value-type="float" office:value="0.698788799383988">
            <text:p>0.698788799383988</text:p>
          </table:table-cell>
          <table:table-cell table:style-name="ce1" office:value-type="float" office:value="0.790385423654818">
            <text:p>0.790385423654818</text:p>
          </table:table-cell>
          <table:table-cell table:style-name="ce1" office:value-type="float" office:value="0.752617622358479">
            <text:p>0.752617622358479</text:p>
          </table:table-cell>
        </table:table-row>
        <table:table-row>
          <table:table-cell/>
          <table:table-cell table:style-name="ce1" office:value-type="float" office:value="0.449492184011802">
            <text:p>0.449492184011802</text:p>
          </table:table-cell>
          <table:table-cell table:style-name="ce1" office:value-type="float" office:value="0.69395581225798">
            <text:p>0.69395581225798</text:p>
          </table:table-cell>
          <table:table-cell table:style-name="ce1" office:value-type="float" office:value="0.790370420823899">
            <text:p>0.790370420823899</text:p>
          </table:table-cell>
          <table:table-cell table:style-name="ce1" office:value-type="float" office:value="0.75329011673156">
            <text:p>0.75329011673156</text:p>
          </table:table-cell>
        </table:table-row>
        <table:table-row>
          <table:table-cell/>
          <table:table-cell table:style-name="ce1" office:value-type="float" office:value="0.450663216920739">
            <text:p>0.450663216920739</text:p>
          </table:table-cell>
          <table:table-cell table:style-name="ce1" office:value-type="float" office:value="0.705248641848405">
            <text:p>0.705248641848405</text:p>
          </table:table-cell>
          <table:table-cell table:style-name="ce1" office:value-type="float" office:value="0.789890578984996">
            <text:p>0.789890578984996</text:p>
          </table:table-cell>
          <table:table-cell table:style-name="ce1" office:value-type="float" office:value="0.754191964098711">
            <text:p>0.754191964098711</text:p>
          </table:table-cell>
        </table:table-row>
      </table:table>
      <table:table table:name="'file:///mnt/Dados/vinma/documentos/Gradua%C3%A7%C3%A3o/TCC/results-partial/HW_C016_120.xlsx'#sigma_010" table:print="false" table:style-name="ta_extref">
        <table:table-source xlink:type="simple" xlink:href="../../results-partial/HW_C016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6_120.xlsx'#sigma_025" table:print="false" table:style-name="ta_extref">
        <table:table-source xlink:type="simple" xlink:href="../../results-partial/HW_C016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50" table:print="false" table:style-name="ta_extref">
        <table:table-source xlink:type="simple" xlink:href="../../results-partial/HW_C016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90009604017">
            <text:p>20.2590009604017</text:p>
          </table:table-cell>
          <table:table-cell table:style-name="ce1" office:value-type="float" office:value="23.9398085803831">
            <text:p>23.9398085803831</text:p>
          </table:table-cell>
          <table:table-cell table:style-name="ce1" office:value-type="float" office:value="26.7014309832691">
            <text:p>26.7014309832691</text:p>
          </table:table-cell>
          <table:table-cell table:style-name="ce1" office:value-type="float" office:value="25.9549595997511">
            <text:p>25.9549595997511</text:p>
          </table:table-cell>
        </table:table-row>
        <table:table-row>
          <table:table-cell/>
          <table:table-cell table:style-name="ce1" office:value-type="float" office:value="20.2555569026241">
            <text:p>20.2555569026241</text:p>
          </table:table-cell>
          <table:table-cell table:style-name="ce1" office:value-type="float" office:value="23.9388052908382">
            <text:p>23.9388052908382</text:p>
          </table:table-cell>
          <table:table-cell table:style-name="ce1" office:value-type="float" office:value="26.7196889916621">
            <text:p>26.7196889916621</text:p>
          </table:table-cell>
          <table:table-cell table:style-name="ce1" office:value-type="float" office:value="25.9604105747603">
            <text:p>25.9604105747603</text:p>
          </table:table-cell>
        </table:table-row>
        <table:table-row>
          <table:table-cell/>
          <table:table-cell table:style-name="ce1" office:value-type="float" office:value="20.2568858284424">
            <text:p>20.2568858284424</text:p>
          </table:table-cell>
          <table:table-cell table:style-name="ce1" office:value-type="float" office:value="23.9691615877434">
            <text:p>23.9691615877434</text:p>
          </table:table-cell>
          <table:table-cell table:style-name="ce1" office:value-type="float" office:value="26.7590324773527">
            <text:p>26.7590324773527</text:p>
          </table:table-cell>
          <table:table-cell table:style-name="ce1" office:value-type="float" office:value="25.9989080577801">
            <text:p>25.9989080577801</text:p>
          </table:table-cell>
        </table:table-row>
        <table:table-row>
          <table:table-cell/>
          <table:table-cell table:style-name="ce1" office:value-type="float" office:value="20.2534692604121">
            <text:p>20.2534692604121</text:p>
          </table:table-cell>
          <table:table-cell table:style-name="ce1" office:value-type="float" office:value="23.9443733763625">
            <text:p>23.9443733763625</text:p>
          </table:table-cell>
          <table:table-cell table:style-name="ce1" office:value-type="float" office:value="26.7256025739864">
            <text:p>26.7256025739864</text:p>
          </table:table-cell>
          <table:table-cell table:style-name="ce1" office:value-type="float" office:value="25.9633894509173">
            <text:p>25.9633894509173</text:p>
          </table:table-cell>
        </table:table-row>
        <table:table-row>
          <table:table-cell/>
          <table:table-cell table:style-name="ce1" office:value-type="float" office:value="20.2605179964026">
            <text:p>20.2605179964026</text:p>
          </table:table-cell>
          <table:table-cell table:style-name="ce1" office:value-type="float" office:value="23.9511644808698">
            <text:p>23.9511644808698</text:p>
          </table:table-cell>
          <table:table-cell table:style-name="ce1" office:value-type="float" office:value="26.7161275557994">
            <text:p>26.7161275557994</text:p>
          </table:table-cell>
          <table:table-cell table:style-name="ce1" office:value-type="float" office:value="25.9458865408862">
            <text:p>25.9458865408862</text:p>
          </table:table-cell>
        </table:table-row>
        <table:table-row>
          <table:table-cell/>
          <table:table-cell table:style-name="ce1" office:value-type="float" office:value="20.2831871414267">
            <text:p>20.2831871414267</text:p>
          </table:table-cell>
          <table:table-cell table:style-name="ce1" office:value-type="float" office:value="23.9644588218935">
            <text:p>23.9644588218935</text:p>
          </table:table-cell>
          <table:table-cell table:style-name="ce1" office:value-type="float" office:value="26.7529391002327">
            <text:p>26.7529391002327</text:p>
          </table:table-cell>
          <table:table-cell table:style-name="ce1" office:value-type="float" office:value="25.985093773301">
            <text:p>25.985093773301</text:p>
          </table:table-cell>
        </table:table-row>
        <table:table-row>
          <table:table-cell/>
          <table:table-cell table:style-name="ce1" office:value-type="float" office:value="20.2581443966865">
            <text:p>20.2581443966865</text:p>
          </table:table-cell>
          <table:table-cell table:style-name="ce1" office:value-type="float" office:value="23.9538932360449">
            <text:p>23.9538932360449</text:p>
          </table:table-cell>
          <table:table-cell table:style-name="ce1" office:value-type="float" office:value="26.74175845854">
            <text:p>26.74175845854</text:p>
          </table:table-cell>
          <table:table-cell table:style-name="ce1" office:value-type="float" office:value="25.9742288708095">
            <text:p>25.9742288708095</text:p>
          </table:table-cell>
        </table:table-row>
        <table:table-row>
          <table:table-cell/>
          <table:table-cell table:style-name="ce1" office:value-type="float" office:value="20.2646983451691">
            <text:p>20.2646983451691</text:p>
          </table:table-cell>
          <table:table-cell table:style-name="ce1" office:value-type="float" office:value="23.9696347259181">
            <text:p>23.9696347259181</text:p>
          </table:table-cell>
          <table:table-cell table:style-name="ce1" office:value-type="float" office:value="26.7606662338346">
            <text:p>26.7606662338346</text:p>
          </table:table-cell>
          <table:table-cell table:style-name="ce1" office:value-type="float" office:value="25.996039884685">
            <text:p>25.996039884685</text:p>
          </table:table-cell>
        </table:table-row>
        <table:table-row>
          <table:table-cell/>
          <table:table-cell table:style-name="ce1" office:value-type="float" office:value="20.2799932822588">
            <text:p>20.2799932822588</text:p>
          </table:table-cell>
          <table:table-cell table:style-name="ce1" office:value-type="float" office:value="23.9787936593658">
            <text:p>23.9787936593658</text:p>
          </table:table-cell>
          <table:table-cell table:style-name="ce1" office:value-type="float" office:value="26.7665085936582">
            <text:p>26.7665085936582</text:p>
          </table:table-cell>
          <table:table-cell table:style-name="ce1" office:value-type="float" office:value="26.0098804984497">
            <text:p>26.0098804984497</text:p>
          </table:table-cell>
        </table:table-row>
        <table:table-row>
          <table:table-cell/>
          <table:table-cell table:style-name="ce1" office:value-type="float" office:value="20.2681543805217">
            <text:p>20.2681543805217</text:p>
          </table:table-cell>
          <table:table-cell table:style-name="ce1" office:value-type="float" office:value="23.9499432653224">
            <text:p>23.9499432653224</text:p>
          </table:table-cell>
          <table:table-cell table:style-name="ce1" office:value-type="float" office:value="26.7236767345119">
            <text:p>26.7236767345119</text:p>
          </table:table-cell>
          <table:table-cell table:style-name="ce1" office:value-type="float" office:value="25.9660360323963">
            <text:p>25.966036032396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6226650895537">
            <text:p>0.76226650895537</text:p>
          </table:table-cell>
          <table:table-cell table:style-name="ce1" office:value-type="float" office:value="0.867127094777007">
            <text:p>0.867127094777007</text:p>
          </table:table-cell>
          <table:table-cell table:style-name="ce1" office:value-type="float" office:value="0.922365746727472">
            <text:p>0.922365746727472</text:p>
          </table:table-cell>
          <table:table-cell table:style-name="ce1" office:value-type="float" office:value="0.907665374384383">
            <text:p>0.907665374384383</text:p>
          </table:table-cell>
        </table:table-row>
        <table:table-row>
          <table:table-cell/>
          <table:table-cell table:style-name="ce1" office:value-type="float" office:value="0.762077130330258">
            <text:p>0.762077130330258</text:p>
          </table:table-cell>
          <table:table-cell table:style-name="ce1" office:value-type="float" office:value="0.866804546402515">
            <text:p>0.866804546402515</text:p>
          </table:table-cell>
          <table:table-cell table:style-name="ce1" office:value-type="float" office:value="0.922489188657792">
            <text:p>0.922489188657792</text:p>
          </table:table-cell>
          <table:table-cell table:style-name="ce1" office:value-type="float" office:value="0.90795720691631">
            <text:p>0.90795720691631</text:p>
          </table:table-cell>
        </table:table-row>
        <table:table-row>
          <table:table-cell/>
          <table:table-cell table:style-name="ce1" office:value-type="float" office:value="0.762543429743104">
            <text:p>0.762543429743104</text:p>
          </table:table-cell>
          <table:table-cell table:style-name="ce1" office:value-type="float" office:value="0.867882369912174">
            <text:p>0.867882369912174</text:p>
          </table:table-cell>
          <table:table-cell table:style-name="ce1" office:value-type="float" office:value="0.923662606829104">
            <text:p>0.923662606829104</text:p>
          </table:table-cell>
          <table:table-cell table:style-name="ce1" office:value-type="float" office:value="0.908795724433144">
            <text:p>0.908795724433144</text:p>
          </table:table-cell>
        </table:table-row>
        <table:table-row>
          <table:table-cell/>
          <table:table-cell table:style-name="ce1" office:value-type="float" office:value="0.762367055635055">
            <text:p>0.762367055635055</text:p>
          </table:table-cell>
          <table:table-cell table:style-name="ce1" office:value-type="float" office:value="0.867518014080865">
            <text:p>0.867518014080865</text:p>
          </table:table-cell>
          <table:table-cell table:style-name="ce1" office:value-type="float" office:value="0.923105717145979">
            <text:p>0.923105717145979</text:p>
          </table:table-cell>
          <table:table-cell table:style-name="ce1" office:value-type="float" office:value="0.908368217305293">
            <text:p>0.908368217305293</text:p>
          </table:table-cell>
        </table:table-row>
        <table:table-row>
          <table:table-cell/>
          <table:table-cell table:style-name="ce1" office:value-type="float" office:value="0.762748218524">
            <text:p>0.762748218524</text:p>
          </table:table-cell>
          <table:table-cell table:style-name="ce1" office:value-type="float" office:value="0.867564393590171">
            <text:p>0.867564393590171</text:p>
          </table:table-cell>
          <table:table-cell table:style-name="ce1" office:value-type="float" office:value="0.922618348271563">
            <text:p>0.922618348271563</text:p>
          </table:table-cell>
          <table:table-cell table:style-name="ce1" office:value-type="float" office:value="0.907576913163143">
            <text:p>0.907576913163143</text:p>
          </table:table-cell>
        </table:table-row>
        <table:table-row>
          <table:table-cell/>
          <table:table-cell table:style-name="ce1" office:value-type="float" office:value="0.763537600182771">
            <text:p>0.763537600182771</text:p>
          </table:table-cell>
          <table:table-cell table:style-name="ce1" office:value-type="float" office:value="0.867628542903336">
            <text:p>0.867628542903336</text:p>
          </table:table-cell>
          <table:table-cell table:style-name="ce1" office:value-type="float" office:value="0.923241168390258">
            <text:p>0.923241168390258</text:p>
          </table:table-cell>
          <table:table-cell table:style-name="ce1" office:value-type="float" office:value="0.907509298978952">
            <text:p>0.907509298978952</text:p>
          </table:table-cell>
        </table:table-row>
        <table:table-row>
          <table:table-cell/>
          <table:table-cell table:style-name="ce1" office:value-type="float" office:value="0.762419915915973">
            <text:p>0.762419915915973</text:p>
          </table:table-cell>
          <table:table-cell table:style-name="ce1" office:value-type="float" office:value="0.867442115779599">
            <text:p>0.867442115779599</text:p>
          </table:table-cell>
          <table:table-cell table:style-name="ce1" office:value-type="float" office:value="0.923431964804581">
            <text:p>0.923431964804581</text:p>
          </table:table-cell>
          <table:table-cell table:style-name="ce1" office:value-type="float" office:value="0.907904414837241">
            <text:p>0.907904414837241</text:p>
          </table:table-cell>
        </table:table-row>
        <table:table-row>
          <table:table-cell/>
          <table:table-cell table:style-name="ce1" office:value-type="float" office:value="0.76300213361365">
            <text:p>0.76300213361365</text:p>
          </table:table-cell>
          <table:table-cell table:style-name="ce1" office:value-type="float" office:value="0.867951759439852">
            <text:p>0.867951759439852</text:p>
          </table:table-cell>
          <table:table-cell table:style-name="ce1" office:value-type="float" office:value="0.923623597703363">
            <text:p>0.923623597703363</text:p>
          </table:table-cell>
          <table:table-cell table:style-name="ce1" office:value-type="float" office:value="0.908658335898065">
            <text:p>0.908658335898065</text:p>
          </table:table-cell>
        </table:table-row>
        <table:table-row>
          <table:table-cell/>
          <table:table-cell table:style-name="ce1" office:value-type="float" office:value="0.763392734308471">
            <text:p>0.763392734308471</text:p>
          </table:table-cell>
          <table:table-cell table:style-name="ce1" office:value-type="float" office:value="0.868062959701103">
            <text:p>0.868062959701103</text:p>
          </table:table-cell>
          <table:table-cell table:style-name="ce1" office:value-type="float" office:value="0.923341926284577">
            <text:p>0.923341926284577</text:p>
          </table:table-cell>
          <table:table-cell table:style-name="ce1" office:value-type="float" office:value="0.908808473286046">
            <text:p>0.908808473286046</text:p>
          </table:table-cell>
        </table:table-row>
        <table:table-row>
          <table:table-cell/>
          <table:table-cell table:style-name="ce1" office:value-type="float" office:value="0.762590567152033">
            <text:p>0.762590567152033</text:p>
          </table:table-cell>
          <table:table-cell table:style-name="ce1" office:value-type="float" office:value="0.867216803821346">
            <text:p>0.867216803821346</text:p>
          </table:table-cell>
          <table:table-cell table:style-name="ce1" office:value-type="float" office:value="0.922721945385271">
            <text:p>0.922721945385271</text:p>
          </table:table-cell>
          <table:table-cell table:style-name="ce1" office:value-type="float" office:value="0.908477868104812">
            <text:p>0.908477868104812</text:p>
          </table:table-cell>
        </table:table-row>
      </table:table>
      <table:table table:name="'file:///mnt/Dados/vinma/documentos/Gradua%C3%A7%C3%A3o/TCC/results-partial/HW_C017_120.xlsx'#sigma_010" table:print="false" table:style-name="ta_extref">
        <table:table-source xlink:type="simple" xlink:href="../../results-partial/HW_C017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7_120.xlsx'#sigma_025" table:print="false" table:style-name="ta_extref">
        <table:table-source xlink:type="simple" xlink:href="../../results-partial/HW_C017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50" table:print="false" table:style-name="ta_extref">
        <table:table-source xlink:type="simple" xlink:href="../../results-partial/HW_C017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50138305044">
            <text:p>20.2550138305044</text:p>
          </table:table-cell>
          <table:table-cell table:style-name="ce1" office:value-type="float" office:value="23.9815979132233">
            <text:p>23.9815979132233</text:p>
          </table:table-cell>
          <table:table-cell table:style-name="ce1" office:value-type="float" office:value="27.077204222036">
            <text:p>27.077204222036</text:p>
          </table:table-cell>
          <table:table-cell table:style-name="ce1" office:value-type="float" office:value="25.3259707869926">
            <text:p>25.3259707869926</text:p>
          </table:table-cell>
        </table:table-row>
        <table:table-row>
          <table:table-cell/>
          <table:table-cell table:style-name="ce1" office:value-type="float" office:value="20.2691750453204">
            <text:p>20.2691750453204</text:p>
          </table:table-cell>
          <table:table-cell table:style-name="ce1" office:value-type="float" office:value="23.9832627080596">
            <text:p>23.9832627080596</text:p>
          </table:table-cell>
          <table:table-cell table:style-name="ce1" office:value-type="float" office:value="27.058967335803">
            <text:p>27.058967335803</text:p>
          </table:table-cell>
          <table:table-cell table:style-name="ce1" office:value-type="float" office:value="25.3094018270847">
            <text:p>25.3094018270847</text:p>
          </table:table-cell>
        </table:table-row>
        <table:table-row>
          <table:table-cell/>
          <table:table-cell table:style-name="ce1" office:value-type="float" office:value="20.2615813407366">
            <text:p>20.2615813407366</text:p>
          </table:table-cell>
          <table:table-cell table:style-name="ce1" office:value-type="float" office:value="23.9999067492541">
            <text:p>23.9999067492541</text:p>
          </table:table-cell>
          <table:table-cell table:style-name="ce1" office:value-type="float" office:value="27.0590901618291">
            <text:p>27.0590901618291</text:p>
          </table:table-cell>
          <table:table-cell table:style-name="ce1" office:value-type="float" office:value="25.3300182912658">
            <text:p>25.3300182912658</text:p>
          </table:table-cell>
        </table:table-row>
        <table:table-row>
          <table:table-cell/>
          <table:table-cell table:style-name="ce1" office:value-type="float" office:value="20.2733527645507">
            <text:p>20.2733527645507</text:p>
          </table:table-cell>
          <table:table-cell table:style-name="ce1" office:value-type="float" office:value="24.0093909219467">
            <text:p>24.0093909219467</text:p>
          </table:table-cell>
          <table:table-cell table:style-name="ce1" office:value-type="float" office:value="27.1026277572897">
            <text:p>27.1026277572897</text:p>
          </table:table-cell>
          <table:table-cell table:style-name="ce1" office:value-type="float" office:value="25.343968637142">
            <text:p>25.343968637142</text:p>
          </table:table-cell>
        </table:table-row>
        <table:table-row>
          <table:table-cell/>
          <table:table-cell table:style-name="ce1" office:value-type="float" office:value="20.2476098290035">
            <text:p>20.2476098290035</text:p>
          </table:table-cell>
          <table:table-cell table:style-name="ce1" office:value-type="float" office:value="24.0143023909281">
            <text:p>24.0143023909281</text:p>
          </table:table-cell>
          <table:table-cell table:style-name="ce1" office:value-type="float" office:value="27.0813051429857">
            <text:p>27.0813051429857</text:p>
          </table:table-cell>
          <table:table-cell table:style-name="ce1" office:value-type="float" office:value="25.3563344497215">
            <text:p>25.3563344497215</text:p>
          </table:table-cell>
        </table:table-row>
        <table:table-row>
          <table:table-cell/>
          <table:table-cell table:style-name="ce1" office:value-type="float" office:value="20.2497528013772">
            <text:p>20.2497528013772</text:p>
          </table:table-cell>
          <table:table-cell table:style-name="ce1" office:value-type="float" office:value="24.0230734945267">
            <text:p>24.0230734945267</text:p>
          </table:table-cell>
          <table:table-cell table:style-name="ce1" office:value-type="float" office:value="27.1012109441097">
            <text:p>27.1012109441097</text:p>
          </table:table-cell>
          <table:table-cell table:style-name="ce1" office:value-type="float" office:value="25.3697627016366">
            <text:p>25.3697627016366</text:p>
          </table:table-cell>
        </table:table-row>
        <table:table-row>
          <table:table-cell/>
          <table:table-cell table:style-name="ce1" office:value-type="float" office:value="20.2791145543468">
            <text:p>20.2791145543468</text:p>
          </table:table-cell>
          <table:table-cell table:style-name="ce1" office:value-type="float" office:value="24.0040220445681">
            <text:p>24.0040220445681</text:p>
          </table:table-cell>
          <table:table-cell table:style-name="ce1" office:value-type="float" office:value="27.0758070981835">
            <text:p>27.0758070981835</text:p>
          </table:table-cell>
          <table:table-cell table:style-name="ce1" office:value-type="float" office:value="25.3239147811222">
            <text:p>25.3239147811222</text:p>
          </table:table-cell>
        </table:table-row>
        <table:table-row>
          <table:table-cell/>
          <table:table-cell table:style-name="ce1" office:value-type="float" office:value="20.2701198076755">
            <text:p>20.2701198076755</text:p>
          </table:table-cell>
          <table:table-cell table:style-name="ce1" office:value-type="float" office:value="23.9761248746561">
            <text:p>23.9761248746561</text:p>
          </table:table-cell>
          <table:table-cell table:style-name="ce1" office:value-type="float" office:value="27.0291468828226">
            <text:p>27.0291468828226</text:p>
          </table:table-cell>
          <table:table-cell table:style-name="ce1" office:value-type="float" office:value="25.2710711960815">
            <text:p>25.2710711960815</text:p>
          </table:table-cell>
        </table:table-row>
        <table:table-row>
          <table:table-cell/>
          <table:table-cell table:style-name="ce1" office:value-type="float" office:value="20.2727981792796">
            <text:p>20.2727981792796</text:p>
          </table:table-cell>
          <table:table-cell table:style-name="ce1" office:value-type="float" office:value="23.9988224361568">
            <text:p>23.9988224361568</text:p>
          </table:table-cell>
          <table:table-cell table:style-name="ce1" office:value-type="float" office:value="27.109485880114">
            <text:p>27.109485880114</text:p>
          </table:table-cell>
          <table:table-cell table:style-name="ce1" office:value-type="float" office:value="25.3684341117707">
            <text:p>25.3684341117707</text:p>
          </table:table-cell>
        </table:table-row>
        <table:table-row>
          <table:table-cell/>
          <table:table-cell table:style-name="ce1" office:value-type="float" office:value="20.2620947972643">
            <text:p>20.2620947972643</text:p>
          </table:table-cell>
          <table:table-cell table:style-name="ce1" office:value-type="float" office:value="24.0099749254475">
            <text:p>24.0099749254475</text:p>
          </table:table-cell>
          <table:table-cell table:style-name="ce1" office:value-type="float" office:value="27.0613175383998">
            <text:p>27.0613175383998</text:p>
          </table:table-cell>
          <table:table-cell table:style-name="ce1" office:value-type="float" office:value="25.3294782230789">
            <text:p>25.329478223078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5745464813329">
            <text:p>0.555745464813329</text:p>
          </table:table-cell>
          <table:table-cell table:style-name="ce1" office:value-type="float" office:value="0.699025003334681">
            <text:p>0.699025003334681</text:p>
          </table:table-cell>
          <table:table-cell table:style-name="ce1" office:value-type="float" office:value="0.783220312853618">
            <text:p>0.783220312853618</text:p>
          </table:table-cell>
          <table:table-cell table:style-name="ce1" office:value-type="float" office:value="0.707183976942982">
            <text:p>0.707183976942982</text:p>
          </table:table-cell>
        </table:table-row>
        <table:table-row>
          <table:table-cell/>
          <table:table-cell table:style-name="ce1" office:value-type="float" office:value="0.555057741102827">
            <text:p>0.555057741102827</text:p>
          </table:table-cell>
          <table:table-cell table:style-name="ce1" office:value-type="float" office:value="0.697698162307943">
            <text:p>0.697698162307943</text:p>
          </table:table-cell>
          <table:table-cell table:style-name="ce1" office:value-type="float" office:value="0.783634361366593">
            <text:p>0.783634361366593</text:p>
          </table:table-cell>
          <table:table-cell table:style-name="ce1" office:value-type="float" office:value="0.708693212785491">
            <text:p>0.708693212785491</text:p>
          </table:table-cell>
        </table:table-row>
        <table:table-row>
          <table:table-cell/>
          <table:table-cell table:style-name="ce1" office:value-type="float" office:value="0.555282222469648">
            <text:p>0.555282222469648</text:p>
          </table:table-cell>
          <table:table-cell table:style-name="ce1" office:value-type="float" office:value="0.701359640917367">
            <text:p>0.701359640917367</text:p>
          </table:table-cell>
          <table:table-cell table:style-name="ce1" office:value-type="float" office:value="0.780934124120194">
            <text:p>0.780934124120194</text:p>
          </table:table-cell>
          <table:table-cell table:style-name="ce1" office:value-type="float" office:value="0.703846240432197">
            <text:p>0.703846240432197</text:p>
          </table:table-cell>
        </table:table-row>
        <table:table-row>
          <table:table-cell/>
          <table:table-cell table:style-name="ce1" office:value-type="float" office:value="0.555452368307829">
            <text:p>0.555452368307829</text:p>
          </table:table-cell>
          <table:table-cell table:style-name="ce1" office:value-type="float" office:value="0.694817449493098">
            <text:p>0.694817449493098</text:p>
          </table:table-cell>
          <table:table-cell table:style-name="ce1" office:value-type="float" office:value="0.778897277807302">
            <text:p>0.778897277807302</text:p>
          </table:table-cell>
          <table:table-cell table:style-name="ce1" office:value-type="float" office:value="0.704405418076077">
            <text:p>0.704405418076077</text:p>
          </table:table-cell>
        </table:table-row>
        <table:table-row>
          <table:table-cell/>
          <table:table-cell table:style-name="ce1" office:value-type="float" office:value="0.554958496816295">
            <text:p>0.554958496816295</text:p>
          </table:table-cell>
          <table:table-cell table:style-name="ce1" office:value-type="float" office:value="0.695393502937094">
            <text:p>0.695393502937094</text:p>
          </table:table-cell>
          <table:table-cell table:style-name="ce1" office:value-type="float" office:value="0.782697732472956">
            <text:p>0.782697732472956</text:p>
          </table:table-cell>
          <table:table-cell table:style-name="ce1" office:value-type="float" office:value="0.707296012020957">
            <text:p>0.707296012020957</text:p>
          </table:table-cell>
        </table:table-row>
        <table:table-row>
          <table:table-cell/>
          <table:table-cell table:style-name="ce1" office:value-type="float" office:value="0.555158940738893">
            <text:p>0.555158940738893</text:p>
          </table:table-cell>
          <table:table-cell table:style-name="ce1" office:value-type="float" office:value="0.699862022633166">
            <text:p>0.699862022633166</text:p>
          </table:table-cell>
          <table:table-cell table:style-name="ce1" office:value-type="float" office:value="0.78109156322044">
            <text:p>0.78109156322044</text:p>
          </table:table-cell>
          <table:table-cell table:style-name="ce1" office:value-type="float" office:value="0.707211093282662">
            <text:p>0.707211093282662</text:p>
          </table:table-cell>
        </table:table-row>
        <table:table-row>
          <table:table-cell/>
          <table:table-cell table:style-name="ce1" office:value-type="float" office:value="0.556416226088261">
            <text:p>0.556416226088261</text:p>
          </table:table-cell>
          <table:table-cell table:style-name="ce1" office:value-type="float" office:value="0.706022911237575">
            <text:p>0.706022911237575</text:p>
          </table:table-cell>
          <table:table-cell table:style-name="ce1" office:value-type="float" office:value="0.781883295768965">
            <text:p>0.781883295768965</text:p>
          </table:table-cell>
          <table:table-cell table:style-name="ce1" office:value-type="float" office:value="0.708322338927268">
            <text:p>0.708322338927268</text:p>
          </table:table-cell>
        </table:table-row>
        <table:table-row>
          <table:table-cell/>
          <table:table-cell table:style-name="ce1" office:value-type="float" office:value="0.555613247485347">
            <text:p>0.555613247485347</text:p>
          </table:table-cell>
          <table:table-cell table:style-name="ce1" office:value-type="float" office:value="0.69263357706444">
            <text:p>0.69263357706444</text:p>
          </table:table-cell>
          <table:table-cell table:style-name="ce1" office:value-type="float" office:value="0.780471801142162">
            <text:p>0.780471801142162</text:p>
          </table:table-cell>
          <table:table-cell table:style-name="ce1" office:value-type="float" office:value="0.702409253596446">
            <text:p>0.702409253596446</text:p>
          </table:table-cell>
        </table:table-row>
        <table:table-row>
          <table:table-cell/>
          <table:table-cell table:style-name="ce1" office:value-type="float" office:value="0.555951603402802">
            <text:p>0.555951603402802</text:p>
          </table:table-cell>
          <table:table-cell table:style-name="ce1" office:value-type="float" office:value="0.699591327474423">
            <text:p>0.699591327474423</text:p>
          </table:table-cell>
          <table:table-cell table:style-name="ce1" office:value-type="float" office:value="0.783970503680092">
            <text:p>0.783970503680092</text:p>
          </table:table-cell>
          <table:table-cell table:style-name="ce1" office:value-type="float" office:value="0.704587453170946">
            <text:p>0.704587453170946</text:p>
          </table:table-cell>
        </table:table-row>
        <table:table-row>
          <table:table-cell/>
          <table:table-cell table:style-name="ce1" office:value-type="float" office:value="0.555368449968865">
            <text:p>0.555368449968865</text:p>
          </table:table-cell>
          <table:table-cell table:style-name="ce1" office:value-type="float" office:value="0.694233190151359">
            <text:p>0.694233190151359</text:p>
          </table:table-cell>
          <table:table-cell table:style-name="ce1" office:value-type="float" office:value="0.785947251418809">
            <text:p>0.785947251418809</text:p>
          </table:table-cell>
          <table:table-cell table:style-name="ce1" office:value-type="float" office:value="0.707935406988376">
            <text:p>0.707935406988376</text:p>
          </table:table-cell>
        </table:table-row>
      </table:table>
      <table:table table:name="'file:///mnt/Dados/vinma/documentos/Gradua%C3%A7%C3%A3o/TCC/results-partial/HW_C019_120.xlsx'#sigma_010" table:print="false" table:style-name="ta_extref">
        <table:table-source xlink:type="simple" xlink:href="../../results-partial/HW_C01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9_120.xlsx'#sigma_025" table:print="false" table:style-name="ta_extref">
        <table:table-source xlink:type="simple" xlink:href="../../results-partial/HW_C01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50" table:print="false" table:style-name="ta_extref">
        <table:table-source xlink:type="simple" xlink:href="../../results-partial/HW_C01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770432287879">
            <text:p>20.2770432287879</text:p>
          </table:table-cell>
          <table:table-cell table:style-name="ce1" office:value-type="float" office:value="22.8976913119314">
            <text:p>22.8976913119314</text:p>
          </table:table-cell>
          <table:table-cell table:style-name="ce1" office:value-type="float" office:value="25.3519614407234">
            <text:p>25.3519614407234</text:p>
          </table:table-cell>
          <table:table-cell table:style-name="ce1" office:value-type="float" office:value="24.5408878685605">
            <text:p>24.5408878685605</text:p>
          </table:table-cell>
        </table:table-row>
        <table:table-row>
          <table:table-cell/>
          <table:table-cell table:style-name="ce1" office:value-type="float" office:value="20.2734924291474">
            <text:p>20.2734924291474</text:p>
          </table:table-cell>
          <table:table-cell table:style-name="ce1" office:value-type="float" office:value="22.9084712841295">
            <text:p>22.9084712841295</text:p>
          </table:table-cell>
          <table:table-cell table:style-name="ce1" office:value-type="float" office:value="25.4110478920859">
            <text:p>25.4110478920859</text:p>
          </table:table-cell>
          <table:table-cell table:style-name="ce1" office:value-type="float" office:value="24.594547185521">
            <text:p>24.594547185521</text:p>
          </table:table-cell>
        </table:table-row>
        <table:table-row>
          <table:table-cell/>
          <table:table-cell table:style-name="ce1" office:value-type="float" office:value="20.2801841319428">
            <text:p>20.2801841319428</text:p>
          </table:table-cell>
          <table:table-cell table:style-name="ce1" office:value-type="float" office:value="22.9163403402164">
            <text:p>22.9163403402164</text:p>
          </table:table-cell>
          <table:table-cell table:style-name="ce1" office:value-type="float" office:value="25.4388162673017">
            <text:p>25.4388162673017</text:p>
          </table:table-cell>
          <table:table-cell table:style-name="ce1" office:value-type="float" office:value="24.6228355424372">
            <text:p>24.6228355424372</text:p>
          </table:table-cell>
        </table:table-row>
        <table:table-row>
          <table:table-cell/>
          <table:table-cell table:style-name="ce1" office:value-type="float" office:value="20.2797496190562">
            <text:p>20.2797496190562</text:p>
          </table:table-cell>
          <table:table-cell table:style-name="ce1" office:value-type="float" office:value="22.8889422996737">
            <text:p>22.8889422996737</text:p>
          </table:table-cell>
          <table:table-cell table:style-name="ce1" office:value-type="float" office:value="25.41602882885">
            <text:p>25.41602882885</text:p>
          </table:table-cell>
          <table:table-cell table:style-name="ce1" office:value-type="float" office:value="24.5816040498158">
            <text:p>24.5816040498158</text:p>
          </table:table-cell>
        </table:table-row>
        <table:table-row>
          <table:table-cell/>
          <table:table-cell table:style-name="ce1" office:value-type="float" office:value="20.2632953701235">
            <text:p>20.2632953701235</text:p>
          </table:table-cell>
          <table:table-cell table:style-name="ce1" office:value-type="float" office:value="22.8768140340255">
            <text:p>22.8768140340255</text:p>
          </table:table-cell>
          <table:table-cell table:style-name="ce1" office:value-type="float" office:value="25.382673712445">
            <text:p>25.382673712445</text:p>
          </table:table-cell>
          <table:table-cell table:style-name="ce1" office:value-type="float" office:value="24.5643445464864">
            <text:p>24.5643445464864</text:p>
          </table:table-cell>
        </table:table-row>
        <table:table-row>
          <table:table-cell/>
          <table:table-cell table:style-name="ce1" office:value-type="float" office:value="20.2793630740873">
            <text:p>20.2793630740873</text:p>
          </table:table-cell>
          <table:table-cell table:style-name="ce1" office:value-type="float" office:value="22.8924371322594">
            <text:p>22.8924371322594</text:p>
          </table:table-cell>
          <table:table-cell table:style-name="ce1" office:value-type="float" office:value="25.3990385316356">
            <text:p>25.3990385316356</text:p>
          </table:table-cell>
          <table:table-cell table:style-name="ce1" office:value-type="float" office:value="24.5825038625079">
            <text:p>24.5825038625079</text:p>
          </table:table-cell>
        </table:table-row>
        <table:table-row>
          <table:table-cell/>
          <table:table-cell table:style-name="ce1" office:value-type="float" office:value="20.272769704115">
            <text:p>20.272769704115</text:p>
          </table:table-cell>
          <table:table-cell table:style-name="ce1" office:value-type="float" office:value="22.9107334362263">
            <text:p>22.9107334362263</text:p>
          </table:table-cell>
          <table:table-cell table:style-name="ce1" office:value-type="float" office:value="25.4159797992696">
            <text:p>25.4159797992696</text:p>
          </table:table-cell>
          <table:table-cell table:style-name="ce1" office:value-type="float" office:value="24.5949264501027">
            <text:p>24.5949264501027</text:p>
          </table:table-cell>
        </table:table-row>
        <table:table-row>
          <table:table-cell/>
          <table:table-cell table:style-name="ce1" office:value-type="float" office:value="20.2852780467668">
            <text:p>20.2852780467668</text:p>
          </table:table-cell>
          <table:table-cell table:style-name="ce1" office:value-type="float" office:value="22.882833756176">
            <text:p>22.882833756176</text:p>
          </table:table-cell>
          <table:table-cell table:style-name="ce1" office:value-type="float" office:value="25.3933298482852">
            <text:p>25.3933298482852</text:p>
          </table:table-cell>
          <table:table-cell table:style-name="ce1" office:value-type="float" office:value="24.5652113061027">
            <text:p>24.5652113061027</text:p>
          </table:table-cell>
        </table:table-row>
        <table:table-row>
          <table:table-cell/>
          <table:table-cell table:style-name="ce1" office:value-type="float" office:value="20.2778247012899">
            <text:p>20.2778247012899</text:p>
          </table:table-cell>
          <table:table-cell table:style-name="ce1" office:value-type="float" office:value="22.8803784110785">
            <text:p>22.8803784110785</text:p>
          </table:table-cell>
          <table:table-cell table:style-name="ce1" office:value-type="float" office:value="25.4046953364965">
            <text:p>25.4046953364965</text:p>
          </table:table-cell>
          <table:table-cell table:style-name="ce1" office:value-type="float" office:value="24.5767995464931">
            <text:p>24.5767995464931</text:p>
          </table:table-cell>
        </table:table-row>
        <table:table-row>
          <table:table-cell/>
          <table:table-cell table:style-name="ce1" office:value-type="float" office:value="20.2765540225584">
            <text:p>20.2765540225584</text:p>
          </table:table-cell>
          <table:table-cell table:style-name="ce1" office:value-type="float" office:value="22.9116316561747">
            <text:p>22.9116316561747</text:p>
          </table:table-cell>
          <table:table-cell table:style-name="ce1" office:value-type="float" office:value="25.4103704760004">
            <text:p>25.4103704760004</text:p>
          </table:table-cell>
          <table:table-cell table:style-name="ce1" office:value-type="float" office:value="24.5918087085617">
            <text:p>24.591808708561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01787057412694">
            <text:p>0.801787057412694</text:p>
          </table:table-cell>
          <table:table-cell table:style-name="ce1" office:value-type="float" office:value="0.858897165278084">
            <text:p>0.858897165278084</text:p>
          </table:table-cell>
          <table:table-cell table:style-name="ce1" office:value-type="float" office:value="0.908163709793915">
            <text:p>0.908163709793915</text:p>
          </table:table-cell>
          <table:table-cell table:style-name="ce1" office:value-type="float" office:value="0.884129085868458">
            <text:p>0.884129085868458</text:p>
          </table:table-cell>
        </table:table-row>
        <table:table-row>
          <table:table-cell/>
          <table:table-cell table:style-name="ce1" office:value-type="float" office:value="0.802076601722129">
            <text:p>0.802076601722129</text:p>
          </table:table-cell>
          <table:table-cell table:style-name="ce1" office:value-type="float" office:value="0.860011011699536">
            <text:p>0.860011011699536</text:p>
          </table:table-cell>
          <table:table-cell table:style-name="ce1" office:value-type="float" office:value="0.909798980075599">
            <text:p>0.909798980075599</text:p>
          </table:table-cell>
          <table:table-cell table:style-name="ce1" office:value-type="float" office:value="0.885959039947639">
            <text:p>0.885959039947639</text:p>
          </table:table-cell>
        </table:table-row>
        <table:table-row>
          <table:table-cell/>
          <table:table-cell table:style-name="ce1" office:value-type="float" office:value="0.8027140080159">
            <text:p>0.8027140080159</text:p>
          </table:table-cell>
          <table:table-cell table:style-name="ce1" office:value-type="float" office:value="0.86093558467867">
            <text:p>0.86093558467867</text:p>
          </table:table-cell>
          <table:table-cell table:style-name="ce1" office:value-type="float" office:value="0.910744900774901">
            <text:p>0.910744900774901</text:p>
          </table:table-cell>
          <table:table-cell table:style-name="ce1" office:value-type="float" office:value="0.887140581698162">
            <text:p>0.887140581698162</text:p>
          </table:table-cell>
        </table:table-row>
        <table:table-row>
          <table:table-cell/>
          <table:table-cell table:style-name="ce1" office:value-type="float" office:value="0.802278082261905">
            <text:p>0.802278082261905</text:p>
          </table:table-cell>
          <table:table-cell table:style-name="ce1" office:value-type="float" office:value="0.859599038314278">
            <text:p>0.859599038314278</text:p>
          </table:table-cell>
          <table:table-cell table:style-name="ce1" office:value-type="float" office:value="0.910128048692114">
            <text:p>0.910128048692114</text:p>
          </table:table-cell>
          <table:table-cell table:style-name="ce1" office:value-type="float" office:value="0.886106545855728">
            <text:p>0.886106545855728</text:p>
          </table:table-cell>
        </table:table-row>
        <table:table-row>
          <table:table-cell/>
          <table:table-cell table:style-name="ce1" office:value-type="float" office:value="0.801591120361639">
            <text:p>0.801591120361639</text:p>
          </table:table-cell>
          <table:table-cell table:style-name="ce1" office:value-type="float" office:value="0.859024423010686">
            <text:p>0.859024423010686</text:p>
          </table:table-cell>
          <table:table-cell table:style-name="ce1" office:value-type="float" office:value="0.909185203926708">
            <text:p>0.909185203926708</text:p>
          </table:table-cell>
          <table:table-cell table:style-name="ce1" office:value-type="float" office:value="0.885130964670772">
            <text:p>0.885130964670772</text:p>
          </table:table-cell>
        </table:table-row>
        <table:table-row>
          <table:table-cell/>
          <table:table-cell table:style-name="ce1" office:value-type="float" office:value="0.802623958189861">
            <text:p>0.802623958189861</text:p>
          </table:table-cell>
          <table:table-cell table:style-name="ce1" office:value-type="float" office:value="0.860169106648703">
            <text:p>0.860169106648703</text:p>
          </table:table-cell>
          <table:table-cell table:style-name="ce1" office:value-type="float" office:value="0.909988998119738">
            <text:p>0.909988998119738</text:p>
          </table:table-cell>
          <table:table-cell table:style-name="ce1" office:value-type="float" office:value="0.886374050011672">
            <text:p>0.886374050011672</text:p>
          </table:table-cell>
        </table:table-row>
        <table:table-row>
          <table:table-cell/>
          <table:table-cell table:style-name="ce1" office:value-type="float" office:value="0.802132725410246">
            <text:p>0.802132725410246</text:p>
          </table:table-cell>
          <table:table-cell table:style-name="ce1" office:value-type="float" office:value="0.86065561388613">
            <text:p>0.86065561388613</text:p>
          </table:table-cell>
          <table:table-cell table:style-name="ce1" office:value-type="float" office:value="0.910028936247215">
            <text:p>0.910028936247215</text:p>
          </table:table-cell>
          <table:table-cell table:style-name="ce1" office:value-type="float" office:value="0.886360211537902">
            <text:p>0.886360211537902</text:p>
          </table:table-cell>
        </table:table-row>
        <table:table-row>
          <table:table-cell/>
          <table:table-cell table:style-name="ce1" office:value-type="float" office:value="0.802416811924276">
            <text:p>0.802416811924276</text:p>
          </table:table-cell>
          <table:table-cell table:style-name="ce1" office:value-type="float" office:value="0.859470032818832">
            <text:p>0.859470032818832</text:p>
          </table:table-cell>
          <table:table-cell table:style-name="ce1" office:value-type="float" office:value="0.909534973064427">
            <text:p>0.909534973064427</text:p>
          </table:table-cell>
          <table:table-cell table:style-name="ce1" office:value-type="float" office:value="0.885444831443067">
            <text:p>0.885444831443067</text:p>
          </table:table-cell>
        </table:table-row>
        <table:table-row>
          <table:table-cell/>
          <table:table-cell table:style-name="ce1" office:value-type="float" office:value="0.802270381451378">
            <text:p>0.802270381451378</text:p>
          </table:table-cell>
          <table:table-cell table:style-name="ce1" office:value-type="float" office:value="0.859491918628857">
            <text:p>0.859491918628857</text:p>
          </table:table-cell>
          <table:table-cell table:style-name="ce1" office:value-type="float" office:value="0.909676572190207">
            <text:p>0.909676572190207</text:p>
          </table:table-cell>
          <table:table-cell table:style-name="ce1" office:value-type="float" office:value="0.885966560844879">
            <text:p>0.885966560844879</text:p>
          </table:table-cell>
        </table:table-row>
        <table:table-row>
          <table:table-cell/>
          <table:table-cell table:style-name="ce1" office:value-type="float" office:value="0.802228910691516">
            <text:p>0.802228910691516</text:p>
          </table:table-cell>
          <table:table-cell table:style-name="ce1" office:value-type="float" office:value="0.860117308187177">
            <text:p>0.860117308187177</text:p>
          </table:table-cell>
          <table:table-cell table:style-name="ce1" office:value-type="float" office:value="0.909880865213341">
            <text:p>0.909880865213341</text:p>
          </table:table-cell>
          <table:table-cell table:style-name="ce1" office:value-type="float" office:value="0.886219294089778">
            <text:p>0.886219294089778</text:p>
          </table:table-cell>
        </table:table-row>
      </table:table>
      <table:table table:name="'file:///mnt/Dados/vinma/documentos/Gradua%C3%A7%C3%A3o/TCC/results-partial/HW_C024_120.xlsx'#sigma_010" table:print="false" table:style-name="ta_extref">
        <table:table-source xlink:type="simple" xlink:href="../../results-partial/HW_C02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24_120.xlsx'#sigma_025" table:print="false" table:style-name="ta_extref">
        <table:table-source xlink:type="simple" xlink:href="../../results-partial/HW_C02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50" table:print="false" table:style-name="ta_extref">
        <table:table-source xlink:type="simple" xlink:href="../../results-partial/HW_C02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084646879546">
            <text:p>20.2084646879546</text:p>
          </table:table-cell>
          <table:table-cell table:style-name="ce1" office:value-type="float" office:value="23.9142937148589">
            <text:p>23.9142937148589</text:p>
          </table:table-cell>
          <table:table-cell table:style-name="ce1" office:value-type="float" office:value="25.9812752358884">
            <text:p>25.9812752358884</text:p>
          </table:table-cell>
          <table:table-cell table:style-name="ce1" office:value-type="float" office:value="24.9912678869523">
            <text:p>24.9912678869523</text:p>
          </table:table-cell>
        </table:table-row>
        <table:table-row>
          <table:table-cell/>
          <table:table-cell table:style-name="ce1" office:value-type="float" office:value="20.2061938414344">
            <text:p>20.2061938414344</text:p>
          </table:table-cell>
          <table:table-cell table:style-name="ce1" office:value-type="float" office:value="23.9346433342328">
            <text:p>23.9346433342328</text:p>
          </table:table-cell>
          <table:table-cell table:style-name="ce1" office:value-type="float" office:value="26.0029486151175">
            <text:p>26.0029486151175</text:p>
          </table:table-cell>
          <table:table-cell table:style-name="ce1" office:value-type="float" office:value="25.0198275412735">
            <text:p>25.0198275412735</text:p>
          </table:table-cell>
        </table:table-row>
        <table:table-row>
          <table:table-cell/>
          <table:table-cell table:style-name="ce1" office:value-type="float" office:value="20.2233467408791">
            <text:p>20.2233467408791</text:p>
          </table:table-cell>
          <table:table-cell table:style-name="ce1" office:value-type="float" office:value="23.9007474156762">
            <text:p>23.9007474156762</text:p>
          </table:table-cell>
          <table:table-cell table:style-name="ce1" office:value-type="float" office:value="25.9509753197149">
            <text:p>25.9509753197149</text:p>
          </table:table-cell>
          <table:table-cell table:style-name="ce1" office:value-type="float" office:value="24.9587032941373">
            <text:p>24.9587032941373</text:p>
          </table:table-cell>
        </table:table-row>
        <table:table-row>
          <table:table-cell/>
          <table:table-cell table:style-name="ce1" office:value-type="float" office:value="20.215163575123">
            <text:p>20.215163575123</text:p>
          </table:table-cell>
          <table:table-cell table:style-name="ce1" office:value-type="float" office:value="23.9302354591685">
            <text:p>23.9302354591685</text:p>
          </table:table-cell>
          <table:table-cell table:style-name="ce1" office:value-type="float" office:value="25.9737188495026">
            <text:p>25.9737188495026</text:p>
          </table:table-cell>
          <table:table-cell table:style-name="ce1" office:value-type="float" office:value="25.0006472489192">
            <text:p>25.0006472489192</text:p>
          </table:table-cell>
        </table:table-row>
        <table:table-row>
          <table:table-cell/>
          <table:table-cell table:style-name="ce1" office:value-type="float" office:value="20.2022290698401">
            <text:p>20.2022290698401</text:p>
          </table:table-cell>
          <table:table-cell table:style-name="ce1" office:value-type="float" office:value="23.9141805239795">
            <text:p>23.9141805239795</text:p>
          </table:table-cell>
          <table:table-cell table:style-name="ce1" office:value-type="float" office:value="25.9914764434953">
            <text:p>25.9914764434953</text:p>
          </table:table-cell>
          <table:table-cell table:style-name="ce1" office:value-type="float" office:value="25.0125726068476">
            <text:p>25.0125726068476</text:p>
          </table:table-cell>
        </table:table-row>
        <table:table-row>
          <table:table-cell/>
          <table:table-cell table:style-name="ce1" office:value-type="float" office:value="20.2237296137666">
            <text:p>20.2237296137666</text:p>
          </table:table-cell>
          <table:table-cell table:style-name="ce1" office:value-type="float" office:value="23.9476669158935">
            <text:p>23.9476669158935</text:p>
          </table:table-cell>
          <table:table-cell table:style-name="ce1" office:value-type="float" office:value="25.9755627977292">
            <text:p>25.9755627977292</text:p>
          </table:table-cell>
          <table:table-cell table:style-name="ce1" office:value-type="float" office:value="24.9903688688006">
            <text:p>24.9903688688006</text:p>
          </table:table-cell>
        </table:table-row>
        <table:table-row>
          <table:table-cell/>
          <table:table-cell table:style-name="ce1" office:value-type="float" office:value="20.2210182310218">
            <text:p>20.2210182310218</text:p>
          </table:table-cell>
          <table:table-cell table:style-name="ce1" office:value-type="float" office:value="23.9165533307058">
            <text:p>23.9165533307058</text:p>
          </table:table-cell>
          <table:table-cell table:style-name="ce1" office:value-type="float" office:value="25.9606002970709">
            <text:p>25.9606002970709</text:p>
          </table:table-cell>
          <table:table-cell table:style-name="ce1" office:value-type="float" office:value="24.9801500024026">
            <text:p>24.9801500024026</text:p>
          </table:table-cell>
        </table:table-row>
        <table:table-row>
          <table:table-cell/>
          <table:table-cell table:style-name="ce1" office:value-type="float" office:value="20.2324600612229">
            <text:p>20.2324600612229</text:p>
          </table:table-cell>
          <table:table-cell table:style-name="ce1" office:value-type="float" office:value="23.9036878513587">
            <text:p>23.9036878513587</text:p>
          </table:table-cell>
          <table:table-cell table:style-name="ce1" office:value-type="float" office:value="25.9407059572116">
            <text:p>25.9407059572116</text:p>
          </table:table-cell>
          <table:table-cell table:style-name="ce1" office:value-type="float" office:value="24.9532203411505">
            <text:p>24.9532203411505</text:p>
          </table:table-cell>
        </table:table-row>
        <table:table-row>
          <table:table-cell/>
          <table:table-cell table:style-name="ce1" office:value-type="float" office:value="20.190529270198">
            <text:p>20.190529270198</text:p>
          </table:table-cell>
          <table:table-cell table:style-name="ce1" office:value-type="float" office:value="23.8982134221057">
            <text:p>23.8982134221057</text:p>
          </table:table-cell>
          <table:table-cell table:style-name="ce1" office:value-type="float" office:value="25.9435985513884">
            <text:p>25.9435985513884</text:p>
          </table:table-cell>
          <table:table-cell table:style-name="ce1" office:value-type="float" office:value="24.9553866153158">
            <text:p>24.9553866153158</text:p>
          </table:table-cell>
        </table:table-row>
        <table:table-row>
          <table:table-cell/>
          <table:table-cell table:style-name="ce1" office:value-type="float" office:value="20.209569389859">
            <text:p>20.209569389859</text:p>
          </table:table-cell>
          <table:table-cell table:style-name="ce1" office:value-type="float" office:value="23.9126211032511">
            <text:p>23.9126211032511</text:p>
          </table:table-cell>
          <table:table-cell table:style-name="ce1" office:value-type="float" office:value="25.9489552086444">
            <text:p>25.9489552086444</text:p>
          </table:table-cell>
          <table:table-cell table:style-name="ce1" office:value-type="float" office:value="24.9660342101335">
            <text:p>24.966034210133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67202896465409">
            <text:p>0.667202896465409</text:p>
          </table:table-cell>
          <table:table-cell table:style-name="ce1" office:value-type="float" office:value="0.781149244745524">
            <text:p>0.781149244745524</text:p>
          </table:table-cell>
          <table:table-cell table:style-name="ce1" office:value-type="float" office:value="0.846214065750921">
            <text:p>0.846214065750921</text:p>
          </table:table-cell>
          <table:table-cell table:style-name="ce1" office:value-type="float" office:value="0.808511128436501">
            <text:p>0.808511128436501</text:p>
          </table:table-cell>
        </table:table-row>
        <table:table-row>
          <table:table-cell/>
          <table:table-cell table:style-name="ce1" office:value-type="float" office:value="0.667324903732422">
            <text:p>0.667324903732422</text:p>
          </table:table-cell>
          <table:table-cell table:style-name="ce1" office:value-type="float" office:value="0.781261177546349">
            <text:p>0.781261177546349</text:p>
          </table:table-cell>
          <table:table-cell table:style-name="ce1" office:value-type="float" office:value="0.844581336614465">
            <text:p>0.844581336614465</text:p>
          </table:table-cell>
          <table:table-cell table:style-name="ce1" office:value-type="float" office:value="0.806715086627001">
            <text:p>0.806715086627001</text:p>
          </table:table-cell>
        </table:table-row>
        <table:table-row>
          <table:table-cell/>
          <table:table-cell table:style-name="ce1" office:value-type="float" office:value="0.66759889856751">
            <text:p>0.66759889856751</text:p>
          </table:table-cell>
          <table:table-cell table:style-name="ce1" office:value-type="float" office:value="0.78284902713443">
            <text:p>0.78284902713443</text:p>
          </table:table-cell>
          <table:table-cell table:style-name="ce1" office:value-type="float" office:value="0.844077899479209">
            <text:p>0.844077899479209</text:p>
          </table:table-cell>
          <table:table-cell table:style-name="ce1" office:value-type="float" office:value="0.806511932458148">
            <text:p>0.806511932458148</text:p>
          </table:table-cell>
        </table:table-row>
        <table:table-row>
          <table:table-cell/>
          <table:table-cell table:style-name="ce1" office:value-type="float" office:value="0.667508809541879">
            <text:p>0.667508809541879</text:p>
          </table:table-cell>
          <table:table-cell table:style-name="ce1" office:value-type="float" office:value="0.780533070134879">
            <text:p>0.780533070134879</text:p>
          </table:table-cell>
          <table:table-cell table:style-name="ce1" office:value-type="float" office:value="0.842781108804773">
            <text:p>0.842781108804773</text:p>
          </table:table-cell>
          <table:table-cell table:style-name="ce1" office:value-type="float" office:value="0.806074340891889">
            <text:p>0.806074340891889</text:p>
          </table:table-cell>
        </table:table-row>
        <table:table-row>
          <table:table-cell/>
          <table:table-cell table:style-name="ce1" office:value-type="float" office:value="0.667065944402924">
            <text:p>0.667065944402924</text:p>
          </table:table-cell>
          <table:table-cell table:style-name="ce1" office:value-type="float" office:value="0.78021697871326">
            <text:p>0.78021697871326</text:p>
          </table:table-cell>
          <table:table-cell table:style-name="ce1" office:value-type="float" office:value="0.844564565781409">
            <text:p>0.844564565781409</text:p>
          </table:table-cell>
          <table:table-cell table:style-name="ce1" office:value-type="float" office:value="0.808217009306734">
            <text:p>0.808217009306734</text:p>
          </table:table-cell>
        </table:table-row>
        <table:table-row>
          <table:table-cell/>
          <table:table-cell table:style-name="ce1" office:value-type="float" office:value="0.667527403256245">
            <text:p>0.667527403256245</text:p>
          </table:table-cell>
          <table:table-cell table:style-name="ce1" office:value-type="float" office:value="0.781117112358808">
            <text:p>0.781117112358808</text:p>
          </table:table-cell>
          <table:table-cell table:style-name="ce1" office:value-type="float" office:value="0.843497735793881">
            <text:p>0.843497735793881</text:p>
          </table:table-cell>
          <table:table-cell table:style-name="ce1" office:value-type="float" office:value="0.806371383922556">
            <text:p>0.806371383922556</text:p>
          </table:table-cell>
        </table:table-row>
        <table:table-row>
          <table:table-cell/>
          <table:table-cell table:style-name="ce1" office:value-type="float" office:value="0.667715913946616">
            <text:p>0.667715913946616</text:p>
          </table:table-cell>
          <table:table-cell table:style-name="ce1" office:value-type="float" office:value="0.781598768843786">
            <text:p>0.781598768843786</text:p>
          </table:table-cell>
          <table:table-cell table:style-name="ce1" office:value-type="float" office:value="0.844866951870849">
            <text:p>0.844866951870849</text:p>
          </table:table-cell>
          <table:table-cell table:style-name="ce1" office:value-type="float" office:value="0.806997424380202">
            <text:p>0.806997424380202</text:p>
          </table:table-cell>
        </table:table-row>
        <table:table-row>
          <table:table-cell/>
          <table:table-cell table:style-name="ce1" office:value-type="float" office:value="0.667287480372911">
            <text:p>0.667287480372911</text:p>
          </table:table-cell>
          <table:table-cell table:style-name="ce1" office:value-type="float" office:value="0.779011367723548">
            <text:p>0.779011367723548</text:p>
          </table:table-cell>
          <table:table-cell table:style-name="ce1" office:value-type="float" office:value="0.842261656336557">
            <text:p>0.842261656336557</text:p>
          </table:table-cell>
          <table:table-cell table:style-name="ce1" office:value-type="float" office:value="0.805077387023459">
            <text:p>0.805077387023459</text:p>
          </table:table-cell>
        </table:table-row>
        <table:table-row>
          <table:table-cell/>
          <table:table-cell table:style-name="ce1" office:value-type="float" office:value="0.666449084564001">
            <text:p>0.666449084564001</text:p>
          </table:table-cell>
          <table:table-cell table:style-name="ce1" office:value-type="float" office:value="0.780829513466098">
            <text:p>0.780829513466098</text:p>
          </table:table-cell>
          <table:table-cell table:style-name="ce1" office:value-type="float" office:value="0.844030506040968">
            <text:p>0.844030506040968</text:p>
          </table:table-cell>
          <table:table-cell table:style-name="ce1" office:value-type="float" office:value="0.806396941059655">
            <text:p>0.806396941059655</text:p>
          </table:table-cell>
        </table:table-row>
        <table:table-row>
          <table:table-cell/>
          <table:table-cell table:style-name="ce1" office:value-type="float" office:value="0.667049765048977">
            <text:p>0.667049765048977</text:p>
          </table:table-cell>
          <table:table-cell table:style-name="ce1" office:value-type="float" office:value="0.781448829603181">
            <text:p>0.781448829603181</text:p>
          </table:table-cell>
          <table:table-cell table:style-name="ce1" office:value-type="float" office:value="0.84393090708982">
            <text:p>0.84393090708982</text:p>
          </table:table-cell>
          <table:table-cell table:style-name="ce1" office:value-type="float" office:value="0.806978070027778">
            <text:p>0.80697807002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4" loext:min-decimal-places="4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">
      <number:number number:decimal-places="5" loext:min-decimal-places="5" number:min-integer-digits="1" number:grouping="true"/>
    </number:number-style>
    <number:number-style style:name="N15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R$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>
      <style:table-cell-properties fo:background-color="#000000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eeeee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b2b2b2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eeeeee"/>
      <style:text-properties fo:color="#81d41a" style:font-name="Calibri" fo:font-family="Calibri" style:font-family-generic="swiss"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23:01:46.393983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38:53.334756154</meta:creation-date>
    <meta:generator>LibreOffice/6.4.7.2$Linux_X86_64 LibreOffice_project/40$Build-2</meta:generator>
    <dc:date>2021-12-09T23:05:46.362792554</dc:date>
    <meta:editing-duration>PT5H48M39S</meta:editing-duration>
    <meta:editing-cycles>30</meta:editing-cycles>
    <meta:document-statistic meta:table-count="3" meta:cell-count="399" meta:object-count="0"/>
  </office:meta>
</office:document-meta>
</file>